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1" table:default-cell-style-name="Default"/>
        <table:table-row table:style-name="ro1">
          <table:table-cell table:style-name="Default"/>
          <table:table-cell table:number-columns-repeated="31"/>
        </table:table-row>
        <table:table-row table:style-name="ro1">
          <table:table-cell table:style-name="Default"/>
          <table:table-cell office:value-type="string" calcext:value-type="string">
            <text:p>SEQUENTIAL TIME</text:p>
          </table:table-cell>
          <table:table-cell/>
          <table:table-cell office:value-type="float" office:value="60384" calcext:value-type="float">
            <text:p>60384</text:p>
          </table:table-cell>
          <table:table-cell office:value-type="float" office:value="60014" calcext:value-type="float">
            <text:p>60014</text:p>
          </table:table-cell>
          <table:table-cell office:value-type="float" office:value="60025" calcext:value-type="float">
            <text:p>60025</text:p>
          </table:table-cell>
          <table:table-cell table:style-name="ce1" table:formula="of:=AVERAGE([.D2:.F2])" office:value-type="float" office:value="60141" calcext:value-type="float">
            <text:p>60141</text:p>
          </table:table-cell>
          <table:table-cell table:number-columns-repeated="25"/>
        </table:table-row>
        <table:table-row table:style-name="ro1">
          <table:table-cell table:style-name="Default"/>
          <table:table-cell table:number-columns-repeated="31"/>
        </table:table-row>
        <table:table-row table:style-name="ro1">
          <table:table-cell table:style-name="Default"/>
          <table:table-cell table:number-columns-repeated="7"/>
          <table:table-cell table:style-name="ce1" office:value-type="string" calcext:value-type="string">
            <text:p>msl</text:p>
          </table:table-cell>
          <table:table-cell table:number-columns-repeated="5"/>
          <table:table-cell table:style-name="ce1" office:value-type="string" calcext:value-type="string">
            <text:p>LMS</text:p>
          </table:table-cell>
          <table:table-cell table:number-columns-repeated="2"/>
          <table:table-cell office:value-type="string" calcext:value-type="string">
            <text:p>sml</text:p>
          </table:table-cell>
          <table:table-cell table:number-columns-repeated="2"/>
          <table:table-cell table:style-name="ce1" office:value-type="string" calcext:value-type="string">
            <text:p>sml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9143" calcext:value-type="float">
            <text:p>59143</text:p>
          </table:table-cell>
          <table:table-cell office:value-type="float" office:value="58958" calcext:value-type="float">
            <text:p>58958</text:p>
          </table:table-cell>
          <table:table-cell office:value-type="float" office:value="58973" calcext:value-type="float">
            <text:p>58973</text:p>
          </table:table-cell>
          <table:table-cell/>
          <table:table-cell table:formula="of:=AVERAGE([.E5:.G5])" office:value-type="float" office:value="59024.6666666667" calcext:value-type="float">
            <text:p>59024.6666666667</text:p>
          </table:table-cell>
          <table:table-cell table:number-columns-repeated="2"/>
          <table:table-cell office:value-type="float" office:value="68657" calcext:value-type="float">
            <text:p>68657</text:p>
          </table:table-cell>
          <table:table-cell office:value-type="float" office:value="69090" calcext:value-type="float">
            <text:p>69090</text:p>
          </table:table-cell>
          <table:table-cell office:value-type="float" office:value="68888" calcext:value-type="float">
            <text:p>68888</text:p>
          </table:table-cell>
          <table:table-cell table:formula="of:=AVERAGE([.L5:.N5])" office:value-type="float" office:value="68878.3333333333" calcext:value-type="float">
            <text:p>68878.3333333333</text:p>
          </table:table-cell>
          <table:table-cell table:number-columns-repeated="2"/>
          <table:table-cell office:value-type="float" office:value="68893" calcext:value-type="float">
            <text:p>68893</text:p>
          </table:table-cell>
          <table:table-cell office:value-type="float" office:value="68983" calcext:value-type="float">
            <text:p>68983</text:p>
          </table:table-cell>
          <table:table-cell office:value-type="float" office:value="69019" calcext:value-type="float">
            <text:p>69019</text:p>
          </table:table-cell>
          <table:table-cell table:formula="of:=AVERAGE([.R5:.T5])" office:value-type="float" office:value="68965" calcext:value-type="float">
            <text:p>68965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0144" calcext:value-type="float">
            <text:p>30144</text:p>
          </table:table-cell>
          <table:table-cell office:value-type="float" office:value="30054" calcext:value-type="float">
            <text:p>30054</text:p>
          </table:table-cell>
          <table:table-cell office:value-type="float" office:value="30111" calcext:value-type="float">
            <text:p>30111</text:p>
          </table:table-cell>
          <table:table-cell/>
          <table:table-cell table:formula="of:=AVERAGE([.E6:.G6])" office:value-type="float" office:value="30103" calcext:value-type="float">
            <text:p>30103</text:p>
          </table:table-cell>
          <table:table-cell table:number-columns-repeated="2"/>
          <table:table-cell office:value-type="float" office:value="34958" calcext:value-type="float">
            <text:p>34958</text:p>
          </table:table-cell>
          <table:table-cell office:value-type="float" office:value="34907" calcext:value-type="float">
            <text:p>34907</text:p>
          </table:table-cell>
          <table:table-cell office:value-type="float" office:value="34895" calcext:value-type="float">
            <text:p>34895</text:p>
          </table:table-cell>
          <table:table-cell table:formula="of:=AVERAGE([.L6:.N6])" office:value-type="float" office:value="34920" calcext:value-type="float">
            <text:p>34920</text:p>
          </table:table-cell>
          <table:table-cell table:number-columns-repeated="2"/>
          <table:table-cell office:value-type="float" office:value="34934" calcext:value-type="float">
            <text:p>34934</text:p>
          </table:table-cell>
          <table:table-cell office:value-type="float" office:value="34980" calcext:value-type="float">
            <text:p>34980</text:p>
          </table:table-cell>
          <table:table-cell office:value-type="float" office:value="35010" calcext:value-type="float">
            <text:p>35010</text:p>
          </table:table-cell>
          <table:table-cell table:formula="of:=AVERAGE([.R6:.T6])" office:value-type="float" office:value="34974.6666666667" calcext:value-type="float">
            <text:p>34974.6666666667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299" calcext:value-type="float">
            <text:p>20299</text:p>
          </table:table-cell>
          <table:table-cell office:value-type="float" office:value="20288" calcext:value-type="float">
            <text:p>20288</text:p>
          </table:table-cell>
          <table:table-cell office:value-type="float" office:value="20231" calcext:value-type="float">
            <text:p>20231</text:p>
          </table:table-cell>
          <table:table-cell/>
          <table:table-cell table:formula="of:=AVERAGE([.E7:.G7])" office:value-type="float" office:value="20272.6666666667" calcext:value-type="float">
            <text:p>20272.6666666667</text:p>
          </table:table-cell>
          <table:table-cell table:number-columns-repeated="2"/>
          <table:table-cell office:value-type="float" office:value="23558" calcext:value-type="float">
            <text:p>23558</text:p>
          </table:table-cell>
          <table:table-cell office:value-type="float" office:value="23585" calcext:value-type="float">
            <text:p>23585</text:p>
          </table:table-cell>
          <table:table-cell office:value-type="float" office:value="23543" calcext:value-type="float">
            <text:p>23543</text:p>
          </table:table-cell>
          <table:table-cell table:formula="of:=AVERAGE([.L7:.N7])" office:value-type="float" office:value="23562" calcext:value-type="float">
            <text:p>23562</text:p>
          </table:table-cell>
          <table:table-cell table:number-columns-repeated="2"/>
          <table:table-cell office:value-type="float" office:value="23585" calcext:value-type="float">
            <text:p>23585</text:p>
          </table:table-cell>
          <table:table-cell office:value-type="float" office:value="23521" calcext:value-type="float">
            <text:p>23521</text:p>
          </table:table-cell>
          <table:table-cell office:value-type="float" office:value="24049" calcext:value-type="float">
            <text:p>24049</text:p>
          </table:table-cell>
          <table:table-cell table:formula="of:=AVERAGE([.R7:.T7])" office:value-type="float" office:value="23718.3333333333" calcext:value-type="float">
            <text:p>23718.333333333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5450" calcext:value-type="float">
            <text:p>15450</text:p>
          </table:table-cell>
          <table:table-cell office:value-type="float" office:value="15417" calcext:value-type="float">
            <text:p>15417</text:p>
          </table:table-cell>
          <table:table-cell office:value-type="float" office:value="15493" calcext:value-type="float">
            <text:p>15493</text:p>
          </table:table-cell>
          <table:table-cell/>
          <table:table-cell table:formula="of:=AVERAGE([.E8:.G8])" office:value-type="float" office:value="15453.3333333333" calcext:value-type="float">
            <text:p>15453.3333333333</text:p>
          </table:table-cell>
          <table:table-cell table:number-columns-repeated="2"/>
          <table:table-cell office:value-type="float" office:value="17857" calcext:value-type="float">
            <text:p>17857</text:p>
          </table:table-cell>
          <table:table-cell office:value-type="float" office:value="17846" calcext:value-type="float">
            <text:p>17846</text:p>
          </table:table-cell>
          <table:table-cell office:value-type="float" office:value="17952" calcext:value-type="float">
            <text:p>17952</text:p>
          </table:table-cell>
          <table:table-cell table:formula="of:=AVERAGE([.L8:.N8])" office:value-type="float" office:value="17885" calcext:value-type="float">
            <text:p>17885</text:p>
          </table:table-cell>
          <table:table-cell table:number-columns-repeated="2"/>
          <table:table-cell office:value-type="float" office:value="17820" calcext:value-type="float">
            <text:p>17820</text:p>
          </table:table-cell>
          <table:table-cell office:value-type="float" office:value="17962" calcext:value-type="float">
            <text:p>17962</text:p>
          </table:table-cell>
          <table:table-cell office:value-type="float" office:value="17895" calcext:value-type="float">
            <text:p>17895</text:p>
          </table:table-cell>
          <table:table-cell table:formula="of:=AVERAGE([.R8:.T8])" office:value-type="float" office:value="17892.3333333333" calcext:value-type="float">
            <text:p>17892.333333333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2349" calcext:value-type="float">
            <text:p>12349</text:p>
          </table:table-cell>
          <table:table-cell office:value-type="float" office:value="12406" calcext:value-type="float">
            <text:p>12406</text:p>
          </table:table-cell>
          <table:table-cell office:value-type="float" office:value="12344" calcext:value-type="float">
            <text:p>12344</text:p>
          </table:table-cell>
          <table:table-cell/>
          <table:table-cell table:formula="of:=AVERAGE([.E9:.G9])" office:value-type="float" office:value="12366.3333333333" calcext:value-type="float">
            <text:p>12366.3333333333</text:p>
          </table:table-cell>
          <table:table-cell table:number-columns-repeated="2"/>
          <table:table-cell office:value-type="float" office:value="14424" calcext:value-type="float">
            <text:p>14424</text:p>
          </table:table-cell>
          <table:table-cell office:value-type="float" office:value="14461" calcext:value-type="float">
            <text:p>14461</text:p>
          </table:table-cell>
          <table:table-cell office:value-type="float" office:value="14444" calcext:value-type="float">
            <text:p>14444</text:p>
          </table:table-cell>
          <table:table-cell table:formula="of:=AVERAGE([.L9:.N9])" office:value-type="float" office:value="14443" calcext:value-type="float">
            <text:p>14443</text:p>
          </table:table-cell>
          <table:table-cell table:number-columns-repeated="2"/>
          <table:table-cell office:value-type="float" office:value="14509" calcext:value-type="float">
            <text:p>14509</text:p>
          </table:table-cell>
          <table:table-cell office:value-type="float" office:value="14523" calcext:value-type="float">
            <text:p>14523</text:p>
          </table:table-cell>
          <table:table-cell office:value-type="float" office:value="14535" calcext:value-type="float">
            <text:p>14535</text:p>
          </table:table-cell>
          <table:table-cell table:formula="of:=AVERAGE([.R9:.T9])" office:value-type="float" office:value="14522.3333333333" calcext:value-type="float">
            <text:p>14522.333333333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0463" calcext:value-type="float">
            <text:p>10463</text:p>
          </table:table-cell>
          <table:table-cell office:value-type="float" office:value="10512" calcext:value-type="float">
            <text:p>10512</text:p>
          </table:table-cell>
          <table:table-cell/>
          <table:table-cell table:formula="of:=AVERAGE([.E10:.G10])" office:value-type="float" office:value="10479.3333333333" calcext:value-type="float">
            <text:p>10479.3333333333</text:p>
          </table:table-cell>
          <table:table-cell table:number-columns-repeated="2"/>
          <table:table-cell office:value-type="float" office:value="12181" calcext:value-type="float">
            <text:p>12181</text:p>
          </table:table-cell>
          <table:table-cell office:value-type="float" office:value="12351" calcext:value-type="float">
            <text:p>12351</text:p>
          </table:table-cell>
          <table:table-cell office:value-type="float" office:value="12212" calcext:value-type="float">
            <text:p>12212</text:p>
          </table:table-cell>
          <table:table-cell table:formula="of:=AVERAGE([.L10:.N10])" office:value-type="float" office:value="12248" calcext:value-type="float">
            <text:p>12248</text:p>
          </table:table-cell>
          <table:table-cell table:number-columns-repeated="2"/>
          <table:table-cell office:value-type="float" office:value="12416" calcext:value-type="float">
            <text:p>12416</text:p>
          </table:table-cell>
          <table:table-cell office:value-type="float" office:value="12369" calcext:value-type="float">
            <text:p>12369</text:p>
          </table:table-cell>
          <table:table-cell office:value-type="float" office:value="12453" calcext:value-type="float">
            <text:p>12453</text:p>
          </table:table-cell>
          <table:table-cell table:formula="of:=AVERAGE([.R10:.T10])" office:value-type="float" office:value="12412.6666666667" calcext:value-type="float">
            <text:p>12412.6666666667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030" calcext:value-type="float">
            <text:p>9030</text:p>
          </table:table-cell>
          <table:table-cell office:value-type="float" office:value="9120" calcext:value-type="float">
            <text:p>9120</text:p>
          </table:table-cell>
          <table:table-cell office:value-type="float" office:value="9019" calcext:value-type="float">
            <text:p>9019</text:p>
          </table:table-cell>
          <table:table-cell/>
          <table:table-cell table:formula="of:=AVERAGE([.E11:.G11])" office:value-type="float" office:value="9056.33333333334" calcext:value-type="float">
            <text:p>9056.33333333334</text:p>
          </table:table-cell>
          <table:table-cell table:number-columns-repeated="2"/>
          <table:table-cell office:value-type="float" office:value="10644" calcext:value-type="float">
            <text:p>10644</text:p>
          </table:table-cell>
          <table:table-cell office:value-type="float" office:value="10723" calcext:value-type="float">
            <text:p>10723</text:p>
          </table:table-cell>
          <table:table-cell office:value-type="float" office:value="10783" calcext:value-type="float">
            <text:p>10783</text:p>
          </table:table-cell>
          <table:table-cell table:formula="of:=AVERAGE([.L11:.N11])" office:value-type="float" office:value="10716.6666666667" calcext:value-type="float">
            <text:p>10716.6666666667</text:p>
          </table:table-cell>
          <table:table-cell table:number-columns-repeated="2"/>
          <table:table-cell office:value-type="float" office:value="10790" calcext:value-type="float">
            <text:p>10790</text:p>
          </table:table-cell>
          <table:table-cell office:value-type="float" office:value="10818" calcext:value-type="float">
            <text:p>10818</text:p>
          </table:table-cell>
          <table:table-cell office:value-type="float" office:value="10987" calcext:value-type="float">
            <text:p>10987</text:p>
          </table:table-cell>
          <table:table-cell table:formula="of:=AVERAGE([.R11:.T11])" office:value-type="float" office:value="10865" calcext:value-type="float">
            <text:p>10865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018" calcext:value-type="float">
            <text:p>8018</text:p>
          </table:table-cell>
          <table:table-cell office:value-type="float" office:value="8030" calcext:value-type="float">
            <text:p>8030</text:p>
          </table:table-cell>
          <table:table-cell office:value-type="float" office:value="8034" calcext:value-type="float">
            <text:p>8034</text:p>
          </table:table-cell>
          <table:table-cell/>
          <table:table-cell table:formula="of:=AVERAGE([.E12:.G12])" office:value-type="float" office:value="8027.33333333333" calcext:value-type="float">
            <text:p>8027.33333333333</text:p>
          </table:table-cell>
          <table:table-cell table:number-columns-repeated="2"/>
          <table:table-cell office:value-type="float" office:value="9720" calcext:value-type="float">
            <text:p>9720</text:p>
          </table:table-cell>
          <table:table-cell office:value-type="float" office:value="9692" calcext:value-type="float">
            <text:p>9692</text:p>
          </table:table-cell>
          <table:table-cell office:value-type="float" office:value="9598" calcext:value-type="float">
            <text:p>9598</text:p>
          </table:table-cell>
          <table:table-cell table:formula="of:=AVERAGE([.L12:.N12])" office:value-type="float" office:value="9670" calcext:value-type="float">
            <text:p>9670</text:p>
          </table:table-cell>
          <table:table-cell table:number-columns-repeated="2"/>
          <table:table-cell office:value-type="float" office:value="9905" calcext:value-type="float">
            <text:p>9905</text:p>
          </table:table-cell>
          <table:table-cell office:value-type="float" office:value="9879" calcext:value-type="float">
            <text:p>9879</text:p>
          </table:table-cell>
          <table:table-cell office:value-type="float" office:value="9777" calcext:value-type="float">
            <text:p>9777</text:p>
          </table:table-cell>
          <table:table-cell table:formula="of:=AVERAGE([.R12:.T12])" office:value-type="float" office:value="9853.66666666667" calcext:value-type="float">
            <text:p>9853.66666666667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7442" calcext:value-type="float">
            <text:p>7442</text:p>
          </table:table-cell>
          <table:table-cell office:value-type="float" office:value="7260" calcext:value-type="float">
            <text:p>7260</text:p>
          </table:table-cell>
          <table:table-cell office:value-type="float" office:value="7262" calcext:value-type="float">
            <text:p>7262</text:p>
          </table:table-cell>
          <table:table-cell/>
          <table:table-cell table:formula="of:=AVERAGE([.E13:.G13])" office:value-type="float" office:value="7321.33333333333" calcext:value-type="float">
            <text:p>7321.33333333333</text:p>
          </table:table-cell>
          <table:table-cell table:number-columns-repeated="2"/>
          <table:table-cell office:value-type="float" office:value="8912" calcext:value-type="float">
            <text:p>8912</text:p>
          </table:table-cell>
          <table:table-cell office:value-type="float" office:value="8928" calcext:value-type="float">
            <text:p>8928</text:p>
          </table:table-cell>
          <table:table-cell office:value-type="float" office:value="8970" calcext:value-type="float">
            <text:p>8970</text:p>
          </table:table-cell>
          <table:table-cell table:formula="of:=AVERAGE([.L13:.N13])" office:value-type="float" office:value="8936.66666666667" calcext:value-type="float">
            <text:p>8936.66666666667</text:p>
          </table:table-cell>
          <table:table-cell table:number-columns-repeated="2"/>
          <table:table-cell office:value-type="float" office:value="9200" calcext:value-type="float">
            <text:p>9200</text:p>
          </table:table-cell>
          <table:table-cell office:value-type="float" office:value="9210" calcext:value-type="float">
            <text:p>9210</text:p>
          </table:table-cell>
          <table:table-cell office:value-type="float" office:value="9222" calcext:value-type="float">
            <text:p>9222</text:p>
          </table:table-cell>
          <table:table-cell table:formula="of:=AVERAGE([.R13:.T13])" office:value-type="float" office:value="9210.66666666667" calcext:value-type="float">
            <text:p>9210.66666666667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740" calcext:value-type="float">
            <text:p>6740</text:p>
          </table:table-cell>
          <table:table-cell office:value-type="float" office:value="6591" calcext:value-type="float">
            <text:p>6591</text:p>
          </table:table-cell>
          <table:table-cell office:value-type="float" office:value="6621" calcext:value-type="float">
            <text:p>6621</text:p>
          </table:table-cell>
          <table:table-cell/>
          <table:table-cell table:formula="of:=AVERAGE([.E14:.G14])" office:value-type="float" office:value="6650.66666666667" calcext:value-type="float">
            <text:p>6650.66666666667</text:p>
          </table:table-cell>
          <table:table-cell table:number-columns-repeated="2"/>
          <table:table-cell office:value-type="float" office:value="8599" calcext:value-type="float">
            <text:p>8599</text:p>
          </table:table-cell>
          <table:table-cell office:value-type="float" office:value="8524" calcext:value-type="float">
            <text:p>8524</text:p>
          </table:table-cell>
          <table:table-cell office:value-type="float" office:value="8555" calcext:value-type="float">
            <text:p>8555</text:p>
          </table:table-cell>
          <table:table-cell table:formula="of:=AVERAGE([.L14:.N14])" office:value-type="float" office:value="8559.33333333334" calcext:value-type="float">
            <text:p>8559.33333333334</text:p>
          </table:table-cell>
          <table:table-cell table:number-columns-repeated="2"/>
          <table:table-cell office:value-type="float" office:value="8675" calcext:value-type="float">
            <text:p>8675</text:p>
          </table:table-cell>
          <table:table-cell office:value-type="float" office:value="8740" calcext:value-type="float">
            <text:p>8740</text:p>
          </table:table-cell>
          <table:table-cell office:value-type="float" office:value="8696" calcext:value-type="float">
            <text:p>8696</text:p>
          </table:table-cell>
          <table:table-cell table:formula="of:=AVERAGE([.R14:.T14])" office:value-type="float" office:value="8703.66666666667" calcext:value-type="float">
            <text:p>8703.66666666667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6071" calcext:value-type="float">
            <text:p>6071</text:p>
          </table:table-cell>
          <table:table-cell office:value-type="float" office:value="6102" calcext:value-type="float">
            <text:p>6102</text:p>
          </table:table-cell>
          <table:table-cell/>
          <table:table-cell table:formula="of:=AVERAGE([.E15:.G15])" office:value-type="float" office:value="6132.33333333333" calcext:value-type="float">
            <text:p>6132.33333333333</text:p>
          </table:table-cell>
          <table:table-cell table:number-columns-repeated="2"/>
          <table:table-cell office:value-type="float" office:value="8210" calcext:value-type="float">
            <text:p>8210</text:p>
          </table:table-cell>
          <table:table-cell office:value-type="float" office:value="8097" calcext:value-type="float">
            <text:p>8097</text:p>
          </table:table-cell>
          <table:table-cell office:value-type="float" office:value="8228" calcext:value-type="float">
            <text:p>8228</text:p>
          </table:table-cell>
          <table:table-cell table:formula="of:=AVERAGE([.L15:.N15])" office:value-type="float" office:value="8178.33333333333" calcext:value-type="float">
            <text:p>8178.33333333333</text:p>
          </table:table-cell>
          <table:table-cell table:number-columns-repeated="2"/>
          <table:table-cell office:value-type="float" office:value="8398" calcext:value-type="float">
            <text:p>8398</text:p>
          </table:table-cell>
          <table:table-cell office:value-type="float" office:value="8453" calcext:value-type="float">
            <text:p>8453</text:p>
          </table:table-cell>
          <table:table-cell office:value-type="float" office:value="8422" calcext:value-type="float">
            <text:p>8422</text:p>
          </table:table-cell>
          <table:table-cell table:formula="of:=AVERAGE([.R15:.T15])" office:value-type="float" office:value="8424.33333333333" calcext:value-type="float">
            <text:p>8424.3333333333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5740" calcext:value-type="float">
            <text:p>5740</text:p>
          </table:table-cell>
          <table:table-cell office:value-type="float" office:value="5706" calcext:value-type="float">
            <text:p>5706</text:p>
          </table:table-cell>
          <table:table-cell office:value-type="float" office:value="5675" calcext:value-type="float">
            <text:p>5675</text:p>
          </table:table-cell>
          <table:table-cell/>
          <table:table-cell table:formula="of:=AVERAGE([.E16:.G16])" office:value-type="float" office:value="5707" calcext:value-type="float">
            <text:p>5707</text:p>
          </table:table-cell>
          <table:table-cell table:number-columns-repeated="2"/>
          <table:table-cell office:value-type="float" office:value="7896" calcext:value-type="float">
            <text:p>7896</text:p>
          </table:table-cell>
          <table:table-cell office:value-type="float" office:value="8019" calcext:value-type="float">
            <text:p>8019</text:p>
          </table:table-cell>
          <table:table-cell office:value-type="float" office:value="7969" calcext:value-type="float">
            <text:p>7969</text:p>
          </table:table-cell>
          <table:table-cell table:formula="of:=AVERAGE([.L16:.N16])" office:value-type="float" office:value="7961.33333333333" calcext:value-type="float">
            <text:p>7961.33333333333</text:p>
          </table:table-cell>
          <table:table-cell table:number-columns-repeated="2"/>
          <table:table-cell office:value-type="float" office:value="8102" calcext:value-type="float">
            <text:p>8102</text:p>
          </table:table-cell>
          <table:table-cell office:value-type="float" office:value="8096" calcext:value-type="float">
            <text:p>8096</text:p>
          </table:table-cell>
          <table:table-cell office:value-type="float" office:value="8159" calcext:value-type="float">
            <text:p>8159</text:p>
          </table:table-cell>
          <table:table-cell table:formula="of:=AVERAGE([.R16:.T16])" office:value-type="float" office:value="8119" calcext:value-type="float">
            <text:p>8119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5288" calcext:value-type="float">
            <text:p>5288</text:p>
          </table:table-cell>
          <table:table-cell office:value-type="float" office:value="5267" calcext:value-type="float">
            <text:p>5267</text:p>
          </table:table-cell>
          <table:table-cell office:value-type="float" office:value="5313" calcext:value-type="float">
            <text:p>5313</text:p>
          </table:table-cell>
          <table:table-cell/>
          <table:table-cell table:formula="of:=AVERAGE([.E17:.G17])" office:value-type="float" office:value="5289.33333333333" calcext:value-type="float">
            <text:p>5289.33333333333</text:p>
          </table:table-cell>
          <table:table-cell table:number-columns-repeated="2"/>
          <table:table-cell office:value-type="float" office:value="7758" calcext:value-type="float">
            <text:p>7758</text:p>
          </table:table-cell>
          <table:table-cell office:value-type="float" office:value="7794" calcext:value-type="float">
            <text:p>7794</text:p>
          </table:table-cell>
          <table:table-cell office:value-type="float" office:value="7779" calcext:value-type="float">
            <text:p>7779</text:p>
          </table:table-cell>
          <table:table-cell table:formula="of:=AVERAGE([.L17:.N17])" office:value-type="float" office:value="7777" calcext:value-type="float">
            <text:p>7777</text:p>
          </table:table-cell>
          <table:table-cell table:number-columns-repeated="2"/>
          <table:table-cell office:value-type="float" office:value="7965" calcext:value-type="float">
            <text:p>7965</text:p>
          </table:table-cell>
          <table:table-cell office:value-type="float" office:value="7972" calcext:value-type="float">
            <text:p>7972</text:p>
          </table:table-cell>
          <table:table-cell office:value-type="float" office:value="7892" calcext:value-type="float">
            <text:p>7892</text:p>
          </table:table-cell>
          <table:table-cell table:formula="of:=AVERAGE([.R17:.T17])" office:value-type="float" office:value="7943" calcext:value-type="float">
            <text:p>794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965" calcext:value-type="float">
            <text:p>4965</text:p>
          </table:table-cell>
          <table:table-cell office:value-type="float" office:value="4996" calcext:value-type="float">
            <text:p>4996</text:p>
          </table:table-cell>
          <table:table-cell office:value-type="float" office:value="5006" calcext:value-type="float">
            <text:p>5006</text:p>
          </table:table-cell>
          <table:table-cell/>
          <table:table-cell table:formula="of:=AVERAGE([.E18:.G18])" office:value-type="float" office:value="4989" calcext:value-type="float">
            <text:p>4989</text:p>
          </table:table-cell>
          <table:table-cell table:number-columns-repeated="2"/>
          <table:table-cell office:value-type="float" office:value="7617" calcext:value-type="float">
            <text:p>7617</text:p>
          </table:table-cell>
          <table:table-cell office:value-type="float" office:value="7631" calcext:value-type="float">
            <text:p>7631</text:p>
          </table:table-cell>
          <table:table-cell office:value-type="float" office:value="7602" calcext:value-type="float">
            <text:p>7602</text:p>
          </table:table-cell>
          <table:table-cell table:formula="of:=AVERAGE([.L18:.N18])" office:value-type="float" office:value="7616.66666666667" calcext:value-type="float">
            <text:p>7616.66666666667</text:p>
          </table:table-cell>
          <table:table-cell table:number-columns-repeated="2"/>
          <table:table-cell office:value-type="float" office:value="7795" calcext:value-type="float">
            <text:p>7795</text:p>
          </table:table-cell>
          <table:table-cell office:value-type="float" office:value="7826" calcext:value-type="float">
            <text:p>7826</text:p>
          </table:table-cell>
          <table:table-cell office:value-type="float" office:value="7803" calcext:value-type="float">
            <text:p>7803</text:p>
          </table:table-cell>
          <table:table-cell table:formula="of:=AVERAGE([.R18:.T18])" office:value-type="float" office:value="7808" calcext:value-type="float">
            <text:p>7808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771" calcext:value-type="float">
            <text:p>4771</text:p>
          </table:table-cell>
          <table:table-cell table:number-columns-repeated="2" office:value-type="float" office:value="4741" calcext:value-type="float">
            <text:p>4741</text:p>
          </table:table-cell>
          <table:table-cell/>
          <table:table-cell table:formula="of:=AVERAGE([.E19:.G19])" office:value-type="float" office:value="4751" calcext:value-type="float">
            <text:p>4751</text:p>
          </table:table-cell>
          <table:table-cell table:number-columns-repeated="2"/>
          <table:table-cell office:value-type="float" office:value="7612" calcext:value-type="float">
            <text:p>7612</text:p>
          </table:table-cell>
          <table:table-cell office:value-type="float" office:value="7559" calcext:value-type="float">
            <text:p>7559</text:p>
          </table:table-cell>
          <table:table-cell office:value-type="float" office:value="7534" calcext:value-type="float">
            <text:p>7534</text:p>
          </table:table-cell>
          <table:table-cell table:formula="of:=AVERAGE([.L19:.N19])" office:value-type="float" office:value="7568.33333333333" calcext:value-type="float">
            <text:p>7568.33333333333</text:p>
          </table:table-cell>
          <table:table-cell table:number-columns-repeated="2"/>
          <table:table-cell office:value-type="float" office:value="7686" calcext:value-type="float">
            <text:p>7686</text:p>
          </table:table-cell>
          <table:table-cell office:value-type="float" office:value="7703" calcext:value-type="float">
            <text:p>7703</text:p>
          </table:table-cell>
          <table:table-cell office:value-type="float" office:value="7761" calcext:value-type="float">
            <text:p>7761</text:p>
          </table:table-cell>
          <table:table-cell table:formula="of:=AVERAGE([.R19:.T19])" office:value-type="float" office:value="7716.66666666667" calcext:value-type="float">
            <text:p>7716.66666666667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4496" calcext:value-type="float">
            <text:p>4496</text:p>
          </table:table-cell>
          <table:table-cell office:value-type="float" office:value="4525" calcext:value-type="float">
            <text:p>4525</text:p>
          </table:table-cell>
          <table:table-cell office:value-type="float" office:value="4632" calcext:value-type="float">
            <text:p>4632</text:p>
          </table:table-cell>
          <table:table-cell/>
          <table:table-cell table:formula="of:=AVERAGE([.E20:.G20])" office:value-type="float" office:value="4551" calcext:value-type="float">
            <text:p>4551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7487" calcext:value-type="float">
            <text:p>7487</text:p>
          </table:table-cell>
          <table:table-cell office:value-type="float" office:value="7509" calcext:value-type="float">
            <text:p>7509</text:p>
          </table:table-cell>
          <table:table-cell table:formula="of:=AVERAGE([.L20:.N20])" office:value-type="float" office:value="7477.33333333333" calcext:value-type="float">
            <text:p>7477.33333333333</text:p>
          </table:table-cell>
          <table:table-cell table:number-columns-repeated="2"/>
          <table:table-cell office:value-type="float" office:value="7678" calcext:value-type="float">
            <text:p>7678</text:p>
          </table:table-cell>
          <table:table-cell office:value-type="float" office:value="7633" calcext:value-type="float">
            <text:p>7633</text:p>
          </table:table-cell>
          <table:table-cell office:value-type="float" office:value="7640" calcext:value-type="float">
            <text:p>7640</text:p>
          </table:table-cell>
          <table:table-cell table:formula="of:=AVERAGE([.R20:.T20])" office:value-type="float" office:value="7650.33333333333" calcext:value-type="float">
            <text:p>7650.3333333333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4366" calcext:value-type="float">
            <text:p>4366</text:p>
          </table:table-cell>
          <table:table-cell office:value-type="float" office:value="4563" calcext:value-type="float">
            <text:p>4563</text:p>
          </table:table-cell>
          <table:table-cell office:value-type="float" office:value="4333" calcext:value-type="float">
            <text:p>4333</text:p>
          </table:table-cell>
          <table:table-cell/>
          <table:table-cell table:formula="of:=AVERAGE([.E21:.G21])" office:value-type="float" office:value="4420.66666666667" calcext:value-type="float">
            <text:p>4420.66666666667</text:p>
          </table:table-cell>
          <table:table-cell table:number-columns-repeated="2"/>
          <table:table-cell office:value-type="float" office:value="7438" calcext:value-type="float">
            <text:p>7438</text:p>
          </table:table-cell>
          <table:table-cell office:value-type="float" office:value="7406" calcext:value-type="float">
            <text:p>7406</text:p>
          </table:table-cell>
          <table:table-cell office:value-type="float" office:value="7357" calcext:value-type="float">
            <text:p>7357</text:p>
          </table:table-cell>
          <table:table-cell table:formula="of:=AVERAGE([.L21:.N21])" office:value-type="float" office:value="7400.33333333333" calcext:value-type="float">
            <text:p>7400.33333333333</text:p>
          </table:table-cell>
          <table:table-cell table:number-columns-repeated="2"/>
          <table:table-cell office:value-type="float" office:value="7613" calcext:value-type="float">
            <text:p>7613</text:p>
          </table:table-cell>
          <table:table-cell office:value-type="float" office:value="7505" calcext:value-type="float">
            <text:p>7505</text:p>
          </table:table-cell>
          <table:table-cell office:value-type="float" office:value="7671" calcext:value-type="float">
            <text:p>7671</text:p>
          </table:table-cell>
          <table:table-cell table:formula="of:=AVERAGE([.R21:.T21])" office:value-type="float" office:value="7596.33333333333" calcext:value-type="float">
            <text:p>7596.3333333333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4353" calcext:value-type="float">
            <text:p>4353</text:p>
          </table:table-cell>
          <table:table-cell office:value-type="float" office:value="4310" calcext:value-type="float">
            <text:p>4310</text:p>
          </table:table-cell>
          <table:table-cell office:value-type="float" office:value="4334" calcext:value-type="float">
            <text:p>4334</text:p>
          </table:table-cell>
          <table:table-cell/>
          <table:table-cell table:formula="of:=AVERAGE([.E22:.G22])" office:value-type="float" office:value="4332.33333333333" calcext:value-type="float">
            <text:p>4332.33333333333</text:p>
          </table:table-cell>
          <table:table-cell table:number-columns-repeated="2"/>
          <table:table-cell office:value-type="float" office:value="7261" calcext:value-type="float">
            <text:p>7261</text:p>
          </table:table-cell>
          <table:table-cell office:value-type="float" office:value="7320" calcext:value-type="float">
            <text:p>7320</text:p>
          </table:table-cell>
          <table:table-cell office:value-type="float" office:value="7368" calcext:value-type="float">
            <text:p>7368</text:p>
          </table:table-cell>
          <table:table-cell table:formula="of:=AVERAGE([.L22:.N22])" office:value-type="float" office:value="7316.33333333333" calcext:value-type="float">
            <text:p>7316.33333333333</text:p>
          </table:table-cell>
          <table:table-cell table:number-columns-repeated="2"/>
          <table:table-cell office:value-type="float" office:value="7559" calcext:value-type="float">
            <text:p>7559</text:p>
          </table:table-cell>
          <table:table-cell office:value-type="float" office:value="7582" calcext:value-type="float">
            <text:p>7582</text:p>
          </table:table-cell>
          <table:table-cell office:value-type="float" office:value="7534" calcext:value-type="float">
            <text:p>7534</text:p>
          </table:table-cell>
          <table:table-cell table:formula="of:=AVERAGE([.R22:.T22])" office:value-type="float" office:value="7558.33333333333" calcext:value-type="float">
            <text:p>7558.3333333333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4095" calcext:value-type="float">
            <text:p>4095</text:p>
          </table:table-cell>
          <table:table-cell office:value-type="float" office:value="4231" calcext:value-type="float">
            <text:p>4231</text:p>
          </table:table-cell>
          <table:table-cell office:value-type="float" office:value="4248" calcext:value-type="float">
            <text:p>4248</text:p>
          </table:table-cell>
          <table:table-cell/>
          <table:table-cell table:formula="of:=AVERAGE([.E23:.G23])" office:value-type="float" office:value="4191.33333333333" calcext:value-type="float">
            <text:p>4191.33333333333</text:p>
          </table:table-cell>
          <table:table-cell table:number-columns-repeated="2"/>
          <table:table-cell office:value-type="float" office:value="7184" calcext:value-type="float">
            <text:p>7184</text:p>
          </table:table-cell>
          <table:table-cell office:value-type="float" office:value="7223" calcext:value-type="float">
            <text:p>7223</text:p>
          </table:table-cell>
          <table:table-cell office:value-type="float" office:value="7370" calcext:value-type="float">
            <text:p>7370</text:p>
          </table:table-cell>
          <table:table-cell table:formula="of:=AVERAGE([.L23:.N23])" office:value-type="float" office:value="7259" calcext:value-type="float">
            <text:p>7259</text:p>
          </table:table-cell>
          <table:table-cell table:number-columns-repeated="2"/>
          <table:table-cell office:value-type="float" office:value="7414" calcext:value-type="float">
            <text:p>7414</text:p>
          </table:table-cell>
          <table:table-cell office:value-type="float" office:value="7422" calcext:value-type="float">
            <text:p>7422</text:p>
          </table:table-cell>
          <table:table-cell office:value-type="float" office:value="7531" calcext:value-type="float">
            <text:p>7531</text:p>
          </table:table-cell>
          <table:table-cell table:formula="of:=AVERAGE([.R23:.T23])" office:value-type="float" office:value="7455.66666666667" calcext:value-type="float">
            <text:p>7455.66666666667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167" calcext:value-type="float">
            <text:p>4167</text:p>
          </table:table-cell>
          <table:table-cell office:value-type="float" office:value="4209" calcext:value-type="float">
            <text:p>4209</text:p>
          </table:table-cell>
          <table:table-cell office:value-type="float" office:value="3940" calcext:value-type="float">
            <text:p>3940</text:p>
          </table:table-cell>
          <table:table-cell/>
          <table:table-cell table:formula="of:=AVERAGE([.E24:.G24])" office:value-type="float" office:value="4105.33333333333" calcext:value-type="float">
            <text:p>4105.33333333333</text:p>
          </table:table-cell>
          <table:table-cell table:number-columns-repeated="2"/>
          <table:table-cell office:value-type="float" office:value="7325" calcext:value-type="float">
            <text:p>7325</text:p>
          </table:table-cell>
          <table:table-cell office:value-type="float" office:value="7358" calcext:value-type="float">
            <text:p>7358</text:p>
          </table:table-cell>
          <table:table-cell office:value-type="float" office:value="7312" calcext:value-type="float">
            <text:p>7312</text:p>
          </table:table-cell>
          <table:table-cell table:formula="of:=AVERAGE([.L24:.N24])" office:value-type="float" office:value="7331.66666666667" calcext:value-type="float">
            <text:p>7331.66666666667</text:p>
          </table:table-cell>
          <table:table-cell table:number-columns-repeated="2"/>
          <table:table-cell office:value-type="float" office:value="7494" calcext:value-type="float">
            <text:p>7494</text:p>
          </table:table-cell>
          <table:table-cell office:value-type="float" office:value="7429" calcext:value-type="float">
            <text:p>7429</text:p>
          </table:table-cell>
          <table:table-cell office:value-type="float" office:value="7469" calcext:value-type="float">
            <text:p>7469</text:p>
          </table:table-cell>
          <table:table-cell table:formula="of:=AVERAGE([.R24:.T24])" office:value-type="float" office:value="7464" calcext:value-type="float">
            <text:p>7464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4007" calcext:value-type="float">
            <text:p>4007</text:p>
          </table:table-cell>
          <table:table-cell office:value-type="float" office:value="4125" calcext:value-type="float">
            <text:p>4125</text:p>
          </table:table-cell>
          <table:table-cell office:value-type="float" office:value="3981" calcext:value-type="float">
            <text:p>3981</text:p>
          </table:table-cell>
          <table:table-cell/>
          <table:table-cell table:formula="of:=AVERAGE([.E25:.G25])" office:value-type="float" office:value="4037.66666666667" calcext:value-type="float">
            <text:p>4037.66666666667</text:p>
          </table:table-cell>
          <table:table-cell table:number-columns-repeated="2"/>
          <table:table-cell office:value-type="float" office:value="7266" calcext:value-type="float">
            <text:p>7266</text:p>
          </table:table-cell>
          <table:table-cell office:value-type="float" office:value="7344" calcext:value-type="float">
            <text:p>7344</text:p>
          </table:table-cell>
          <table:table-cell office:value-type="float" office:value="7228" calcext:value-type="float">
            <text:p>7228</text:p>
          </table:table-cell>
          <table:table-cell table:formula="of:=AVERAGE([.L25:.N25])" office:value-type="float" office:value="7279.33333333333" calcext:value-type="float">
            <text:p>7279.33333333333</text:p>
          </table:table-cell>
          <table:table-cell table:number-columns-repeated="2"/>
          <table:table-cell office:value-type="float" office:value="7381" calcext:value-type="float">
            <text:p>7381</text:p>
          </table:table-cell>
          <table:table-cell office:value-type="float" office:value="7340" calcext:value-type="float">
            <text:p>7340</text:p>
          </table:table-cell>
          <table:table-cell office:value-type="float" office:value="7476" calcext:value-type="float">
            <text:p>7476</text:p>
          </table:table-cell>
          <table:table-cell table:formula="of:=AVERAGE([.R25:.T25])" office:value-type="float" office:value="7399" calcext:value-type="float">
            <text:p>7399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3982" calcext:value-type="float">
            <text:p>3982</text:p>
          </table:table-cell>
          <table:table-cell office:value-type="float" office:value="4130" calcext:value-type="float">
            <text:p>4130</text:p>
          </table:table-cell>
          <table:table-cell office:value-type="float" office:value="4011" calcext:value-type="float">
            <text:p>4011</text:p>
          </table:table-cell>
          <table:table-cell/>
          <table:table-cell table:formula="of:=AVERAGE([.E26:.G26])" office:value-type="float" office:value="4041" calcext:value-type="float">
            <text:p>4041</text:p>
          </table:table-cell>
          <table:table-cell table:number-columns-repeated="2"/>
          <table:table-cell office:value-type="float" office:value="7334" calcext:value-type="float">
            <text:p>7334</text:p>
          </table:table-cell>
          <table:table-cell office:value-type="float" office:value="7419" calcext:value-type="float">
            <text:p>7419</text:p>
          </table:table-cell>
          <table:table-cell office:value-type="float" office:value="7269" calcext:value-type="float">
            <text:p>7269</text:p>
          </table:table-cell>
          <table:table-cell table:formula="of:=AVERAGE([.L26:.N26])" office:value-type="float" office:value="7340.66666666667" calcext:value-type="float">
            <text:p>7340.66666666667</text:p>
          </table:table-cell>
          <table:table-cell table:number-columns-repeated="2"/>
          <table:table-cell office:value-type="float" office:value="7555" calcext:value-type="float">
            <text:p>7555</text:p>
          </table:table-cell>
          <table:table-cell office:value-type="float" office:value="7403" calcext:value-type="float">
            <text:p>7403</text:p>
          </table:table-cell>
          <table:table-cell office:value-type="float" office:value="7247" calcext:value-type="float">
            <text:p>7247</text:p>
          </table:table-cell>
          <table:table-cell table:formula="of:=AVERAGE([.R26:.T26])" office:value-type="float" office:value="7401.66666666667" calcext:value-type="float">
            <text:p>7401.66666666667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4026" calcext:value-type="float">
            <text:p>4026</text:p>
          </table:table-cell>
          <table:table-cell office:value-type="float" office:value="3964" calcext:value-type="float">
            <text:p>3964</text:p>
          </table:table-cell>
          <table:table-cell office:value-type="float" office:value="3963" calcext:value-type="float">
            <text:p>3963</text:p>
          </table:table-cell>
          <table:table-cell/>
          <table:table-cell table:formula="of:=AVERAGE([.E27:.G27])" office:value-type="float" office:value="3984.33333333333" calcext:value-type="float">
            <text:p>3984.33333333333</text:p>
          </table:table-cell>
          <table:table-cell table:number-columns-repeated="2"/>
          <table:table-cell office:value-type="float" office:value="7397" calcext:value-type="float">
            <text:p>7397</text:p>
          </table:table-cell>
          <table:table-cell office:value-type="float" office:value="7300" calcext:value-type="float">
            <text:p>7300</text:p>
          </table:table-cell>
          <table:table-cell office:value-type="float" office:value="7130" calcext:value-type="float">
            <text:p>7130</text:p>
          </table:table-cell>
          <table:table-cell table:formula="of:=AVERAGE([.L27:.N27])" office:value-type="float" office:value="7275.66666666667" calcext:value-type="float">
            <text:p>7275.66666666667</text:p>
          </table:table-cell>
          <table:table-cell table:number-columns-repeated="2"/>
          <table:table-cell office:value-type="float" office:value="7490" calcext:value-type="float">
            <text:p>7490</text:p>
          </table:table-cell>
          <table:table-cell office:value-type="float" office:value="7339" calcext:value-type="float">
            <text:p>7339</text:p>
          </table:table-cell>
          <table:table-cell office:value-type="float" office:value="7371" calcext:value-type="float">
            <text:p>7371</text:p>
          </table:table-cell>
          <table:table-cell table:formula="of:=AVERAGE([.R27:.T27])" office:value-type="float" office:value="7400" calcext:value-type="float">
            <text:p>7400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4053" calcext:value-type="float">
            <text:p>4053</text:p>
          </table:table-cell>
          <table:table-cell office:value-type="float" office:value="4063" calcext:value-type="float">
            <text:p>4063</text:p>
          </table:table-cell>
          <table:table-cell office:value-type="float" office:value="4052" calcext:value-type="float">
            <text:p>4052</text:p>
          </table:table-cell>
          <table:table-cell/>
          <table:table-cell table:formula="of:=AVERAGE([.E28:.G28])" office:value-type="float" office:value="4056" calcext:value-type="float">
            <text:p>4056</text:p>
          </table:table-cell>
          <table:table-cell table:number-columns-repeated="2"/>
          <table:table-cell office:value-type="float" office:value="7224" calcext:value-type="float">
            <text:p>7224</text:p>
          </table:table-cell>
          <table:table-cell office:value-type="float" office:value="7282" calcext:value-type="float">
            <text:p>7282</text:p>
          </table:table-cell>
          <table:table-cell office:value-type="float" office:value="7244" calcext:value-type="float">
            <text:p>7244</text:p>
          </table:table-cell>
          <table:table-cell table:formula="of:=AVERAGE([.L28:.N28])" office:value-type="float" office:value="7250" calcext:value-type="float">
            <text:p>7250</text:p>
          </table:table-cell>
          <table:table-cell table:number-columns-repeated="2"/>
          <table:table-cell office:value-type="float" office:value="7368" calcext:value-type="float">
            <text:p>7368</text:p>
          </table:table-cell>
          <table:table-cell office:value-type="float" office:value="7480" calcext:value-type="float">
            <text:p>7480</text:p>
          </table:table-cell>
          <table:table-cell office:value-type="float" office:value="7494" calcext:value-type="float">
            <text:p>7494</text:p>
          </table:table-cell>
          <table:table-cell table:formula="of:=AVERAGE([.R28:.T28])" office:value-type="float" office:value="7447.33333333333" calcext:value-type="float">
            <text:p>7447.3333333333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3982" calcext:value-type="float">
            <text:p>3982</text:p>
          </table:table-cell>
          <table:table-cell office:value-type="float" office:value="3944" calcext:value-type="float">
            <text:p>3944</text:p>
          </table:table-cell>
          <table:table-cell office:value-type="float" office:value="3965" calcext:value-type="float">
            <text:p>3965</text:p>
          </table:table-cell>
          <table:table-cell/>
          <table:table-cell table:formula="of:=AVERAGE([.E29:.G29])" office:value-type="float" office:value="3963.66666666667" calcext:value-type="float">
            <text:p>3963.66666666667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float" office:value="7220" calcext:value-type="float">
            <text:p>7220</text:p>
          </table:table-cell>
          <table:table-cell office:value-type="float" office:value="7283" calcext:value-type="float">
            <text:p>7283</text:p>
          </table:table-cell>
          <table:table-cell table:formula="of:=AVERAGE([.L29:.N29])" office:value-type="float" office:value="7267.66666666667" calcext:value-type="float">
            <text:p>7267.66666666667</text:p>
          </table:table-cell>
          <table:table-cell table:number-columns-repeated="2"/>
          <table:table-cell office:value-type="float" office:value="7510" calcext:value-type="float">
            <text:p>7510</text:p>
          </table:table-cell>
          <table:table-cell office:value-type="float" office:value="7355" calcext:value-type="float">
            <text:p>7355</text:p>
          </table:table-cell>
          <table:table-cell office:value-type="float" office:value="7388" calcext:value-type="float">
            <text:p>7388</text:p>
          </table:table-cell>
          <table:table-cell table:formula="of:=AVERAGE([.R29:.T29])" office:value-type="float" office:value="7417.66666666667" calcext:value-type="float">
            <text:p>7417.66666666667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974" calcext:value-type="float">
            <text:p>3974</text:p>
          </table:table-cell>
          <table:table-cell office:value-type="float" office:value="4057" calcext:value-type="float">
            <text:p>4057</text:p>
          </table:table-cell>
          <table:table-cell office:value-type="float" office:value="3941" calcext:value-type="float">
            <text:p>3941</text:p>
          </table:table-cell>
          <table:table-cell/>
          <table:table-cell table:formula="of:=AVERAGE([.E30:.G30])" office:value-type="float" office:value="3990.66666666667" calcext:value-type="float">
            <text:p>3990.66666666667</text:p>
          </table:table-cell>
          <table:table-cell table:number-columns-repeated="2"/>
          <table:table-cell office:value-type="float" office:value="7323" calcext:value-type="float">
            <text:p>7323</text:p>
          </table:table-cell>
          <table:table-cell office:value-type="float" office:value="7251" calcext:value-type="float">
            <text:p>7251</text:p>
          </table:table-cell>
          <table:table-cell office:value-type="float" office:value="7268" calcext:value-type="float">
            <text:p>7268</text:p>
          </table:table-cell>
          <table:table-cell table:formula="of:=AVERAGE([.L30:.N30])" office:value-type="float" office:value="7280.66666666667" calcext:value-type="float">
            <text:p>7280.66666666667</text:p>
          </table:table-cell>
          <table:table-cell table:number-columns-repeated="2"/>
          <table:table-cell office:value-type="float" office:value="7293" calcext:value-type="float">
            <text:p>7293</text:p>
          </table:table-cell>
          <table:table-cell office:value-type="float" office:value="7271" calcext:value-type="float">
            <text:p>7271</text:p>
          </table:table-cell>
          <table:table-cell office:value-type="float" office:value="7189" calcext:value-type="float">
            <text:p>7189</text:p>
          </table:table-cell>
          <table:table-cell table:formula="of:=AVERAGE([.R30:.T30])" office:value-type="float" office:value="7251" calcext:value-type="float">
            <text:p>7251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895" calcext:value-type="float">
            <text:p>3895</text:p>
          </table:table-cell>
          <table:table-cell office:value-type="float" office:value="4011" calcext:value-type="float">
            <text:p>4011</text:p>
          </table:table-cell>
          <table:table-cell office:value-type="float" office:value="3952" calcext:value-type="float">
            <text:p>3952</text:p>
          </table:table-cell>
          <table:table-cell/>
          <table:table-cell table:formula="of:=AVERAGE([.E31:.G31])" office:value-type="float" office:value="3952.66666666667" calcext:value-type="float">
            <text:p>3952.66666666667</text:p>
          </table:table-cell>
          <table:table-cell table:number-columns-repeated="2"/>
          <table:table-cell office:value-type="float" office:value="7337" calcext:value-type="float">
            <text:p>7337</text:p>
          </table:table-cell>
          <table:table-cell office:value-type="float" office:value="7340" calcext:value-type="float">
            <text:p>7340</text:p>
          </table:table-cell>
          <table:table-cell office:value-type="float" office:value="7255" calcext:value-type="float">
            <text:p>7255</text:p>
          </table:table-cell>
          <table:table-cell table:formula="of:=AVERAGE([.L31:.N31])" office:value-type="float" office:value="7310.66666666667" calcext:value-type="float">
            <text:p>7310.66666666667</text:p>
          </table:table-cell>
          <table:table-cell table:number-columns-repeated="2"/>
          <table:table-cell office:value-type="float" office:value="7175" calcext:value-type="float">
            <text:p>7175</text:p>
          </table:table-cell>
          <table:table-cell office:value-type="float" office:value="7324" calcext:value-type="float">
            <text:p>7324</text:p>
          </table:table-cell>
          <table:table-cell office:value-type="float" office:value="7512" calcext:value-type="float">
            <text:p>7512</text:p>
          </table:table-cell>
          <table:table-cell table:formula="of:=AVERAGE([.R31:.T31])" office:value-type="float" office:value="7337" calcext:value-type="float">
            <text:p>7337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4011" calcext:value-type="float">
            <text:p>4011</text:p>
          </table:table-cell>
          <table:table-cell office:value-type="float" office:value="3987" calcext:value-type="float">
            <text:p>3987</text:p>
          </table:table-cell>
          <table:table-cell office:value-type="float" office:value="4021" calcext:value-type="float">
            <text:p>4021</text:p>
          </table:table-cell>
          <table:table-cell/>
          <table:table-cell table:formula="of:=AVERAGE([.E32:.G32])" office:value-type="float" office:value="4006.33333333333" calcext:value-type="float">
            <text:p>4006.33333333333</text:p>
          </table:table-cell>
          <table:table-cell table:number-columns-repeated="2"/>
          <table:table-cell office:value-type="float" office:value="7331" calcext:value-type="float">
            <text:p>7331</text:p>
          </table:table-cell>
          <table:table-cell office:value-type="float" office:value="7134" calcext:value-type="float">
            <text:p>7134</text:p>
          </table:table-cell>
          <table:table-cell office:value-type="float" office:value="7256" calcext:value-type="float">
            <text:p>7256</text:p>
          </table:table-cell>
          <table:table-cell table:formula="of:=AVERAGE([.L32:.N32])" office:value-type="float" office:value="7240.33333333333" calcext:value-type="float">
            <text:p>7240.33333333333</text:p>
          </table:table-cell>
          <table:table-cell table:number-columns-repeated="2"/>
          <table:table-cell office:value-type="float" office:value="7320" calcext:value-type="float">
            <text:p>7320</text:p>
          </table:table-cell>
          <table:table-cell office:value-type="float" office:value="7553" calcext:value-type="float">
            <text:p>7553</text:p>
          </table:table-cell>
          <table:table-cell office:value-type="float" office:value="7250" calcext:value-type="float">
            <text:p>7250</text:p>
          </table:table-cell>
          <table:table-cell table:formula="of:=AVERAGE([.R32:.T32])" office:value-type="float" office:value="7374.33333333333" calcext:value-type="float">
            <text:p>7374.3333333333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4036" calcext:value-type="float">
            <text:p>4036</text:p>
          </table:table-cell>
          <table:table-cell office:value-type="float" office:value="4062" calcext:value-type="float">
            <text:p>4062</text:p>
          </table:table-cell>
          <table:table-cell office:value-type="float" office:value="3985" calcext:value-type="float">
            <text:p>3985</text:p>
          </table:table-cell>
          <table:table-cell/>
          <table:table-cell table:formula="of:=AVERAGE([.E33:.G33])" office:value-type="float" office:value="4027.66666666667" calcext:value-type="float">
            <text:p>4027.66666666667</text:p>
          </table:table-cell>
          <table:table-cell table:number-columns-repeated="2"/>
          <table:table-cell office:value-type="float" office:value="7202" calcext:value-type="float">
            <text:p>7202</text:p>
          </table:table-cell>
          <table:table-cell office:value-type="float" office:value="7342" calcext:value-type="float">
            <text:p>7342</text:p>
          </table:table-cell>
          <table:table-cell office:value-type="float" office:value="7180" calcext:value-type="float">
            <text:p>7180</text:p>
          </table:table-cell>
          <table:table-cell table:formula="of:=AVERAGE([.L33:.N33])" office:value-type="float" office:value="7241.33333333333" calcext:value-type="float">
            <text:p>7241.33333333333</text:p>
          </table:table-cell>
          <table:table-cell table:number-columns-repeated="2"/>
          <table:table-cell office:value-type="float" office:value="7315" calcext:value-type="float">
            <text:p>7315</text:p>
          </table:table-cell>
          <table:table-cell office:value-type="float" office:value="7422" calcext:value-type="float">
            <text:p>7422</text:p>
          </table:table-cell>
          <table:table-cell office:value-type="float" office:value="7247" calcext:value-type="float">
            <text:p>7247</text:p>
          </table:table-cell>
          <table:table-cell table:formula="of:=AVERAGE([.R33:.T33])" office:value-type="float" office:value="7328" calcext:value-type="float">
            <text:p>7328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027" calcext:value-type="float">
            <text:p>4027</text:p>
          </table:table-cell>
          <table:table-cell office:value-type="float" office:value="4073" calcext:value-type="float">
            <text:p>4073</text:p>
          </table:table-cell>
          <table:table-cell office:value-type="float" office:value="4082" calcext:value-type="float">
            <text:p>4082</text:p>
          </table:table-cell>
          <table:table-cell/>
          <table:table-cell table:formula="of:=AVERAGE([.E34:.G34])" office:value-type="float" office:value="4060.66666666667" calcext:value-type="float">
            <text:p>4060.66666666667</text:p>
          </table:table-cell>
          <table:table-cell table:number-columns-repeated="2"/>
          <table:table-cell office:value-type="float" office:value="7268" calcext:value-type="float">
            <text:p>7268</text:p>
          </table:table-cell>
          <table:table-cell office:value-type="float" office:value="7436" calcext:value-type="float">
            <text:p>7436</text:p>
          </table:table-cell>
          <table:table-cell office:value-type="float" office:value="7522" calcext:value-type="float">
            <text:p>7522</text:p>
          </table:table-cell>
          <table:table-cell table:formula="of:=AVERAGE([.L34:.N34])" office:value-type="float" office:value="7408.66666666667" calcext:value-type="float">
            <text:p>7408.66666666667</text:p>
          </table:table-cell>
          <table:table-cell table:number-columns-repeated="2"/>
          <table:table-cell office:value-type="float" office:value="7366" calcext:value-type="float">
            <text:p>7366</text:p>
          </table:table-cell>
          <table:table-cell office:value-type="float" office:value="7149" calcext:value-type="float">
            <text:p>7149</text:p>
          </table:table-cell>
          <table:table-cell office:value-type="float" office:value="7319" calcext:value-type="float">
            <text:p>7319</text:p>
          </table:table-cell>
          <table:table-cell table:formula="of:=AVERAGE([.R34:.T34])" office:value-type="float" office:value="7278" calcext:value-type="float">
            <text:p>7278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4042" calcext:value-type="float">
            <text:p>4042</text:p>
          </table:table-cell>
          <table:table-cell office:value-type="float" office:value="4048" calcext:value-type="float">
            <text:p>4048</text:p>
          </table:table-cell>
          <table:table-cell office:value-type="float" office:value="4068" calcext:value-type="float">
            <text:p>4068</text:p>
          </table:table-cell>
          <table:table-cell/>
          <table:table-cell table:formula="of:=AVERAGE([.E35:.G35])" office:value-type="float" office:value="4052.66666666667" calcext:value-type="float">
            <text:p>4052.66666666667</text:p>
          </table:table-cell>
          <table:table-cell table:number-columns-repeated="2"/>
          <table:table-cell office:value-type="float" office:value="7443" calcext:value-type="float">
            <text:p>7443</text:p>
          </table:table-cell>
          <table:table-cell office:value-type="float" office:value="7307" calcext:value-type="float">
            <text:p>7307</text:p>
          </table:table-cell>
          <table:table-cell office:value-type="float" office:value="7234" calcext:value-type="float">
            <text:p>7234</text:p>
          </table:table-cell>
          <table:table-cell table:formula="of:=AVERAGE([.L35:.N35])" office:value-type="float" office:value="7328" calcext:value-type="float">
            <text:p>7328</text:p>
          </table:table-cell>
          <table:table-cell table:number-columns-repeated="2"/>
          <table:table-cell office:value-type="float" office:value="7308" calcext:value-type="float">
            <text:p>7308</text:p>
          </table:table-cell>
          <table:table-cell office:value-type="float" office:value="7307" calcext:value-type="float">
            <text:p>7307</text:p>
          </table:table-cell>
          <table:table-cell office:value-type="float" office:value="7453" calcext:value-type="float">
            <text:p>7453</text:p>
          </table:table-cell>
          <table:table-cell table:formula="of:=AVERAGE([.R35:.T35])" office:value-type="float" office:value="7356" calcext:value-type="float">
            <text:p>7356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4106" calcext:value-type="float">
            <text:p>4106</text:p>
          </table:table-cell>
          <table:table-cell office:value-type="float" office:value="4055" calcext:value-type="float">
            <text:p>4055</text:p>
          </table:table-cell>
          <table:table-cell office:value-type="float" office:value="4123" calcext:value-type="float">
            <text:p>4123</text:p>
          </table:table-cell>
          <table:table-cell/>
          <table:table-cell table:formula="of:=AVERAGE([.E36:.G36])" office:value-type="float" office:value="4094.66666666667" calcext:value-type="float">
            <text:p>4094.66666666667</text:p>
          </table:table-cell>
          <table:table-cell table:number-columns-repeated="2"/>
          <table:table-cell office:value-type="float" office:value="7295" calcext:value-type="float">
            <text:p>7295</text:p>
          </table:table-cell>
          <table:table-cell office:value-type="float" office:value="7246" calcext:value-type="float">
            <text:p>7246</text:p>
          </table:table-cell>
          <table:table-cell office:value-type="float" office:value="7372" calcext:value-type="float">
            <text:p>7372</text:p>
          </table:table-cell>
          <table:table-cell table:formula="of:=AVERAGE([.L36:.N36])" office:value-type="float" office:value="7304.33333333333" calcext:value-type="float">
            <text:p>7304.33333333333</text:p>
          </table:table-cell>
          <table:table-cell table:number-columns-repeated="2"/>
          <table:table-cell office:value-type="float" office:value="7168" calcext:value-type="float">
            <text:p>7168</text:p>
          </table:table-cell>
          <table:table-cell office:value-type="float" office:value="7304" calcext:value-type="float">
            <text:p>7304</text:p>
          </table:table-cell>
          <table:table-cell office:value-type="float" office:value="7425" calcext:value-type="float">
            <text:p>7425</text:p>
          </table:table-cell>
          <table:table-cell table:formula="of:=AVERAGE([.R36:.T36])" office:value-type="float" office:value="7299" calcext:value-type="float">
            <text:p>7299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163" calcext:value-type="float">
            <text:p>4163</text:p>
          </table:table-cell>
          <table:table-cell office:value-type="float" office:value="4141" calcext:value-type="float">
            <text:p>4141</text:p>
          </table:table-cell>
          <table:table-cell office:value-type="float" office:value="4132" calcext:value-type="float">
            <text:p>4132</text:p>
          </table:table-cell>
          <table:table-cell/>
          <table:table-cell table:formula="of:=AVERAGE([.E37:.G37])" office:value-type="float" office:value="4145.33333333333" calcext:value-type="float">
            <text:p>4145.33333333333</text:p>
          </table:table-cell>
          <table:table-cell table:number-columns-repeated="2"/>
          <table:table-cell office:value-type="float" office:value="7332" calcext:value-type="float">
            <text:p>7332</text:p>
          </table:table-cell>
          <table:table-cell office:value-type="float" office:value="7264" calcext:value-type="float">
            <text:p>7264</text:p>
          </table:table-cell>
          <table:table-cell office:value-type="float" office:value="7439" calcext:value-type="float">
            <text:p>7439</text:p>
          </table:table-cell>
          <table:table-cell table:formula="of:=AVERAGE([.L37:.N37])" office:value-type="float" office:value="7345" calcext:value-type="float">
            <text:p>7345</text:p>
          </table:table-cell>
          <table:table-cell table:number-columns-repeated="2"/>
          <table:table-cell office:value-type="float" office:value="7334" calcext:value-type="float">
            <text:p>7334</text:p>
          </table:table-cell>
          <table:table-cell office:value-type="float" office:value="7329" calcext:value-type="float">
            <text:p>7329</text:p>
          </table:table-cell>
          <table:table-cell office:value-type="float" office:value="7344" calcext:value-type="float">
            <text:p>7344</text:p>
          </table:table-cell>
          <table:table-cell table:formula="of:=AVERAGE([.R37:.T37])" office:value-type="float" office:value="7335.66666666667" calcext:value-type="float">
            <text:p>7335.66666666667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4203" calcext:value-type="float">
            <text:p>4203</text:p>
          </table:table-cell>
          <table:table-cell office:value-type="float" office:value="4227" calcext:value-type="float">
            <text:p>4227</text:p>
          </table:table-cell>
          <table:table-cell office:value-type="float" office:value="4266" calcext:value-type="float">
            <text:p>4266</text:p>
          </table:table-cell>
          <table:table-cell/>
          <table:table-cell table:formula="of:=AVERAGE([.E38:.G38])" office:value-type="float" office:value="4232" calcext:value-type="float">
            <text:p>4232</text:p>
          </table:table-cell>
          <table:table-cell table:number-columns-repeated="2"/>
          <table:table-cell office:value-type="float" office:value="7335" calcext:value-type="float">
            <text:p>7335</text:p>
          </table:table-cell>
          <table:table-cell office:value-type="float" office:value="7385" calcext:value-type="float">
            <text:p>7385</text:p>
          </table:table-cell>
          <table:table-cell office:value-type="float" office:value="7362" calcext:value-type="float">
            <text:p>7362</text:p>
          </table:table-cell>
          <table:table-cell table:formula="of:=AVERAGE([.L38:.N38])" office:value-type="float" office:value="7360.66666666667" calcext:value-type="float">
            <text:p>7360.66666666667</text:p>
          </table:table-cell>
          <table:table-cell table:number-columns-repeated="2"/>
          <table:table-cell office:value-type="float" office:value="7263" calcext:value-type="float">
            <text:p>7263</text:p>
          </table:table-cell>
          <table:table-cell office:value-type="float" office:value="7408" calcext:value-type="float">
            <text:p>7408</text:p>
          </table:table-cell>
          <table:table-cell office:value-type="float" office:value="7451" calcext:value-type="float">
            <text:p>7451</text:p>
          </table:table-cell>
          <table:table-cell table:formula="of:=AVERAGE([.R38:.T38])" office:value-type="float" office:value="7374" calcext:value-type="float">
            <text:p>7374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284" calcext:value-type="float">
            <text:p>4284</text:p>
          </table:table-cell>
          <table:table-cell office:value-type="float" office:value="4206" calcext:value-type="float">
            <text:p>4206</text:p>
          </table:table-cell>
          <table:table-cell/>
          <table:table-cell table:formula="of:=AVERAGE([.E39:.G39])" office:value-type="float" office:value="4251.66666666667" calcext:value-type="float">
            <text:p>4251.66666666667</text:p>
          </table:table-cell>
          <table:table-cell table:number-columns-repeated="2"/>
          <table:table-cell office:value-type="float" office:value="7352" calcext:value-type="float">
            <text:p>7352</text:p>
          </table:table-cell>
          <table:table-cell office:value-type="float" office:value="7263" calcext:value-type="float">
            <text:p>7263</text:p>
          </table:table-cell>
          <table:table-cell office:value-type="float" office:value="7302" calcext:value-type="float">
            <text:p>7302</text:p>
          </table:table-cell>
          <table:table-cell table:formula="of:=AVERAGE([.L39:.N39])" office:value-type="float" office:value="7305.66666666667" calcext:value-type="float">
            <text:p>7305.66666666667</text:p>
          </table:table-cell>
          <table:table-cell table:number-columns-repeated="2"/>
          <table:table-cell office:value-type="float" office:value="7379" calcext:value-type="float">
            <text:p>7379</text:p>
          </table:table-cell>
          <table:table-cell office:value-type="float" office:value="7414" calcext:value-type="float">
            <text:p>7414</text:p>
          </table:table-cell>
          <table:table-cell office:value-type="float" office:value="7378" calcext:value-type="float">
            <text:p>7378</text:p>
          </table:table-cell>
          <table:table-cell table:formula="of:=AVERAGE([.R39:.T39])" office:value-type="float" office:value="7390.33333333333" calcext:value-type="float">
            <text:p>7390.3333333333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4311" calcext:value-type="float">
            <text:p>4311</text:p>
          </table:table-cell>
          <table:table-cell office:value-type="float" office:value="4255" calcext:value-type="float">
            <text:p>4255</text:p>
          </table:table-cell>
          <table:table-cell/>
          <table:table-cell table:formula="of:=AVERAGE([.E40:.G40])" office:value-type="float" office:value="4286" calcext:value-type="float">
            <text:p>4286</text:p>
          </table:table-cell>
          <table:table-cell table:number-columns-repeated="2"/>
          <table:table-cell office:value-type="float" office:value="7388" calcext:value-type="float">
            <text:p>7388</text:p>
          </table:table-cell>
          <table:table-cell office:value-type="float" office:value="7519" calcext:value-type="float">
            <text:p>7519</text:p>
          </table:table-cell>
          <table:table-cell office:value-type="float" office:value="7243" calcext:value-type="float">
            <text:p>7243</text:p>
          </table:table-cell>
          <table:table-cell table:formula="of:=AVERAGE([.L40:.N40])" office:value-type="float" office:value="7383.33333333333" calcext:value-type="float">
            <text:p>7383.33333333333</text:p>
          </table:table-cell>
          <table:table-cell table:number-columns-repeated="2"/>
          <table:table-cell office:value-type="float" office:value="7199" calcext:value-type="float">
            <text:p>7199</text:p>
          </table:table-cell>
          <table:table-cell office:value-type="float" office:value="7353" calcext:value-type="float">
            <text:p>7353</text:p>
          </table:table-cell>
          <table:table-cell office:value-type="float" office:value="7447" calcext:value-type="float">
            <text:p>7447</text:p>
          </table:table-cell>
          <table:table-cell table:formula="of:=AVERAGE([.R40:.T40])" office:value-type="float" office:value="7333" calcext:value-type="float">
            <text:p>733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4461" calcext:value-type="float">
            <text:p>4461</text:p>
          </table:table-cell>
          <table:table-cell office:value-type="float" office:value="4445" calcext:value-type="float">
            <text:p>4445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AVERAGE([.E41:.G41])" office:value-type="float" office:value="4422" calcext:value-type="float">
            <text:p>4422</text:p>
          </table:table-cell>
          <table:table-cell table:number-columns-repeated="2"/>
          <table:table-cell office:value-type="float" office:value="7505" calcext:value-type="float">
            <text:p>7505</text:p>
          </table:table-cell>
          <table:table-cell office:value-type="float" office:value="7283" calcext:value-type="float">
            <text:p>7283</text:p>
          </table:table-cell>
          <table:table-cell office:value-type="float" office:value="7411" calcext:value-type="float">
            <text:p>7411</text:p>
          </table:table-cell>
          <table:table-cell table:formula="of:=AVERAGE([.L41:.N41])" office:value-type="float" office:value="7399.66666666667" calcext:value-type="float">
            <text:p>7399.66666666667</text:p>
          </table:table-cell>
          <table:table-cell table:number-columns-repeated="2"/>
          <table:table-cell office:value-type="float" office:value="7449" calcext:value-type="float">
            <text:p>7449</text:p>
          </table:table-cell>
          <table:table-cell office:value-type="float" office:value="7481" calcext:value-type="float">
            <text:p>7481</text:p>
          </table:table-cell>
          <table:table-cell office:value-type="float" office:value="7451" calcext:value-type="float">
            <text:p>7451</text:p>
          </table:table-cell>
          <table:table-cell table:formula="of:=AVERAGE([.R41:.T41])" office:value-type="float" office:value="7460.33333333333" calcext:value-type="float">
            <text:p>7460.3333333333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480" calcext:value-type="float">
            <text:p>4480</text:p>
          </table:table-cell>
          <table:table-cell office:value-type="float" office:value="4524" calcext:value-type="float">
            <text:p>4524</text:p>
          </table:table-cell>
          <table:table-cell office:value-type="float" office:value="4470" calcext:value-type="float">
            <text:p>4470</text:p>
          </table:table-cell>
          <table:table-cell/>
          <table:table-cell table:formula="of:=AVERAGE([.E42:.G42])" office:value-type="float" office:value="4491.33333333333" calcext:value-type="float">
            <text:p>4491.33333333333</text:p>
          </table:table-cell>
          <table:table-cell table:number-columns-repeated="2"/>
          <table:table-cell office:value-type="float" office:value="7617" calcext:value-type="float">
            <text:p>7617</text:p>
          </table:table-cell>
          <table:table-cell office:value-type="float" office:value="7531" calcext:value-type="float">
            <text:p>7531</text:p>
          </table:table-cell>
          <table:table-cell office:value-type="float" office:value="7528" calcext:value-type="float">
            <text:p>7528</text:p>
          </table:table-cell>
          <table:table-cell table:formula="of:=AVERAGE([.L42:.N42])" office:value-type="float" office:value="7558.66666666667" calcext:value-type="float">
            <text:p>7558.66666666667</text:p>
          </table:table-cell>
          <table:table-cell table:number-columns-repeated="2"/>
          <table:table-cell office:value-type="float" office:value="7426" calcext:value-type="float">
            <text:p>7426</text:p>
          </table:table-cell>
          <table:table-cell office:value-type="float" office:value="7413" calcext:value-type="float">
            <text:p>7413</text:p>
          </table:table-cell>
          <table:table-cell office:value-type="float" office:value="7403" calcext:value-type="float">
            <text:p>7403</text:p>
          </table:table-cell>
          <table:table-cell table:formula="of:=AVERAGE([.R42:.T42])" office:value-type="float" office:value="7414" calcext:value-type="float">
            <text:p>7414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393" calcext:value-type="float">
            <text:p>4393</text:p>
          </table:table-cell>
          <table:table-cell office:value-type="float" office:value="4511" calcext:value-type="float">
            <text:p>4511</text:p>
          </table:table-cell>
          <table:table-cell office:value-type="float" office:value="4498" calcext:value-type="float">
            <text:p>4498</text:p>
          </table:table-cell>
          <table:table-cell/>
          <table:table-cell table:formula="of:=AVERAGE([.E43:.G43])" office:value-type="float" office:value="4467.33333333333" calcext:value-type="float">
            <text:p>4467.33333333333</text:p>
          </table:table-cell>
          <table:table-cell table:number-columns-repeated="2"/>
          <table:table-cell office:value-type="float" office:value="7507" calcext:value-type="float">
            <text:p>7507</text:p>
          </table:table-cell>
          <table:table-cell office:value-type="float" office:value="7425" calcext:value-type="float">
            <text:p>7425</text:p>
          </table:table-cell>
          <table:table-cell office:value-type="float" office:value="7552" calcext:value-type="float">
            <text:p>7552</text:p>
          </table:table-cell>
          <table:table-cell table:formula="of:=AVERAGE([.L43:.N43])" office:value-type="float" office:value="7494.66666666667" calcext:value-type="float">
            <text:p>7494.66666666667</text:p>
          </table:table-cell>
          <table:table-cell table:number-columns-repeated="2"/>
          <table:table-cell office:value-type="float" office:value="7327" calcext:value-type="float">
            <text:p>7327</text:p>
          </table:table-cell>
          <table:table-cell office:value-type="float" office:value="7431" calcext:value-type="float">
            <text:p>7431</text:p>
          </table:table-cell>
          <table:table-cell office:value-type="float" office:value="7335" calcext:value-type="float">
            <text:p>7335</text:p>
          </table:table-cell>
          <table:table-cell table:formula="of:=AVERAGE([.R43:.T43])" office:value-type="float" office:value="7364.33333333333" calcext:value-type="float">
            <text:p>7364.3333333333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29" calcext:value-type="float">
            <text:p>4529</text:p>
          </table:table-cell>
          <table:table-cell office:value-type="float" office:value="4573" calcext:value-type="float">
            <text:p>4573</text:p>
          </table:table-cell>
          <table:table-cell office:value-type="float" office:value="4657" calcext:value-type="float">
            <text:p>4657</text:p>
          </table:table-cell>
          <table:table-cell/>
          <table:table-cell table:formula="of:=AVERAGE([.E44:.G44])" office:value-type="float" office:value="4586.33333333333" calcext:value-type="float">
            <text:p>4586.33333333333</text:p>
          </table:table-cell>
          <table:table-cell table:number-columns-repeated="2"/>
          <table:table-cell office:value-type="float" office:value="7353" calcext:value-type="float">
            <text:p>7353</text:p>
          </table:table-cell>
          <table:table-cell office:value-type="float" office:value="7631" calcext:value-type="float">
            <text:p>7631</text:p>
          </table:table-cell>
          <table:table-cell office:value-type="float" office:value="7431" calcext:value-type="float">
            <text:p>7431</text:p>
          </table:table-cell>
          <table:table-cell table:formula="of:=AVERAGE([.L44:.N44])" office:value-type="float" office:value="7471.66666666667" calcext:value-type="float">
            <text:p>7471.66666666667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7469" calcext:value-type="float">
            <text:p>7469</text:p>
          </table:table-cell>
          <table:table-cell office:value-type="float" office:value="7415" calcext:value-type="float">
            <text:p>7415</text:p>
          </table:table-cell>
          <table:table-cell table:formula="of:=AVERAGE([.R44:.T44])" office:value-type="float" office:value="7431.33333333333" calcext:value-type="float">
            <text:p>7431.3333333333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547" calcext:value-type="float">
            <text:p>4547</text:p>
          </table:table-cell>
          <table:table-cell office:value-type="float" office:value="4704" calcext:value-type="float">
            <text:p>4704</text:p>
          </table:table-cell>
          <table:table-cell office:value-type="float" office:value="4684" calcext:value-type="float">
            <text:p>4684</text:p>
          </table:table-cell>
          <table:table-cell/>
          <table:table-cell table:formula="of:=AVERAGE([.E45:.G45])" office:value-type="float" office:value="4645" calcext:value-type="float">
            <text:p>4645</text:p>
          </table:table-cell>
          <table:table-cell table:number-columns-repeated="2"/>
          <table:table-cell office:value-type="float" office:value="7604" calcext:value-type="float">
            <text:p>7604</text:p>
          </table:table-cell>
          <table:table-cell office:value-type="float" office:value="7518" calcext:value-type="float">
            <text:p>7518</text:p>
          </table:table-cell>
          <table:table-cell office:value-type="float" office:value="7624" calcext:value-type="float">
            <text:p>7624</text:p>
          </table:table-cell>
          <table:table-cell table:formula="of:=AVERAGE([.L45:.N45])" office:value-type="float" office:value="7582" calcext:value-type="float">
            <text:p>7582</text:p>
          </table:table-cell>
          <table:table-cell table:number-columns-repeated="2"/>
          <table:table-cell office:value-type="float" office:value="7482" calcext:value-type="float">
            <text:p>7482</text:p>
          </table:table-cell>
          <table:table-cell office:value-type="float" office:value="7390" calcext:value-type="float">
            <text:p>7390</text:p>
          </table:table-cell>
          <table:table-cell office:value-type="float" office:value="7543" calcext:value-type="float">
            <text:p>7543</text:p>
          </table:table-cell>
          <table:table-cell table:formula="of:=AVERAGE([.R45:.T45])" office:value-type="float" office:value="7471.66666666667" calcext:value-type="float">
            <text:p>7471.66666666667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805" calcext:value-type="float">
            <text:p>4805</text:p>
          </table:table-cell>
          <table:table-cell office:value-type="float" office:value="4791" calcext:value-type="float">
            <text:p>4791</text:p>
          </table:table-cell>
          <table:table-cell office:value-type="float" office:value="4734" calcext:value-type="float">
            <text:p>4734</text:p>
          </table:table-cell>
          <table:table-cell/>
          <table:table-cell table:formula="of:=AVERAGE([.E46:.G46])" office:value-type="float" office:value="4776.66666666667" calcext:value-type="float">
            <text:p>4776.66666666667</text:p>
          </table:table-cell>
          <table:table-cell table:number-columns-repeated="2"/>
          <table:table-cell office:value-type="float" office:value="7379" calcext:value-type="float">
            <text:p>7379</text:p>
          </table:table-cell>
          <table:table-cell office:value-type="float" office:value="7612" calcext:value-type="float">
            <text:p>7612</text:p>
          </table:table-cell>
          <table:table-cell office:value-type="float" office:value="7624" calcext:value-type="float">
            <text:p>7624</text:p>
          </table:table-cell>
          <table:table-cell table:formula="of:=AVERAGE([.L46:.N46])" office:value-type="float" office:value="7538.33333333333" calcext:value-type="float">
            <text:p>7538.33333333333</text:p>
          </table:table-cell>
          <table:table-cell table:number-columns-repeated="2"/>
          <table:table-cell office:value-type="float" office:value="7269" calcext:value-type="float">
            <text:p>7269</text:p>
          </table:table-cell>
          <table:table-cell office:value-type="float" office:value="7522" calcext:value-type="float">
            <text:p>7522</text:p>
          </table:table-cell>
          <table:table-cell office:value-type="float" office:value="7521" calcext:value-type="float">
            <text:p>7521</text:p>
          </table:table-cell>
          <table:table-cell table:formula="of:=AVERAGE([.R46:.T46])" office:value-type="float" office:value="7437.33333333333" calcext:value-type="float">
            <text:p>7437.3333333333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757" calcext:value-type="float">
            <text:p>4757</text:p>
          </table:table-cell>
          <table:table-cell office:value-type="float" office:value="4787" calcext:value-type="float">
            <text:p>4787</text:p>
          </table:table-cell>
          <table:table-cell office:value-type="float" office:value="4795" calcext:value-type="float">
            <text:p>4795</text:p>
          </table:table-cell>
          <table:table-cell/>
          <table:table-cell table:formula="of:=AVERAGE([.E47:.G47])" office:value-type="float" office:value="4779.66666666667" calcext:value-type="float">
            <text:p>4779.66666666667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7628" calcext:value-type="float">
            <text:p>7628</text:p>
          </table:table-cell>
          <table:table-cell office:value-type="float" office:value="7676" calcext:value-type="float">
            <text:p>7676</text:p>
          </table:table-cell>
          <table:table-cell table:formula="of:=AVERAGE([.L47:.N47])" office:value-type="float" office:value="7613" calcext:value-type="float">
            <text:p>7613</text:p>
          </table:table-cell>
          <table:table-cell table:number-columns-repeated="2"/>
          <table:table-cell office:value-type="float" office:value="7461" calcext:value-type="float">
            <text:p>7461</text:p>
          </table:table-cell>
          <table:table-cell office:value-type="float" office:value="7480" calcext:value-type="float">
            <text:p>7480</text:p>
          </table:table-cell>
          <table:table-cell office:value-type="float" office:value="7420" calcext:value-type="float">
            <text:p>7420</text:p>
          </table:table-cell>
          <table:table-cell table:formula="of:=AVERAGE([.R47:.T47])" office:value-type="float" office:value="7453.66666666667" calcext:value-type="float">
            <text:p>7453.66666666667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860" calcext:value-type="float">
            <text:p>4860</text:p>
          </table:table-cell>
          <table:table-cell office:value-type="float" office:value="4807" calcext:value-type="float">
            <text:p>4807</text:p>
          </table:table-cell>
          <table:table-cell office:value-type="float" office:value="4817" calcext:value-type="float">
            <text:p>4817</text:p>
          </table:table-cell>
          <table:table-cell/>
          <table:table-cell table:formula="of:=AVERAGE([.E48:.G48])" office:value-type="float" office:value="4828" calcext:value-type="float">
            <text:p>4828</text:p>
          </table:table-cell>
          <table:table-cell table:number-columns-repeated="2"/>
          <table:table-cell office:value-type="float" office:value="7651" calcext:value-type="float">
            <text:p>7651</text:p>
          </table:table-cell>
          <table:table-cell office:value-type="float" office:value="7575" calcext:value-type="float">
            <text:p>7575</text:p>
          </table:table-cell>
          <table:table-cell office:value-type="float" office:value="7324" calcext:value-type="float">
            <text:p>7324</text:p>
          </table:table-cell>
          <table:table-cell table:formula="of:=AVERAGE([.L48:.N48])" office:value-type="float" office:value="7516.66666666667" calcext:value-type="float">
            <text:p>7516.66666666667</text:p>
          </table:table-cell>
          <table:table-cell table:number-columns-repeated="2"/>
          <table:table-cell office:value-type="float" office:value="7439" calcext:value-type="float">
            <text:p>7439</text:p>
          </table:table-cell>
          <table:table-cell office:value-type="float" office:value="7391" calcext:value-type="float">
            <text:p>7391</text:p>
          </table:table-cell>
          <table:table-cell office:value-type="float" office:value="7474" calcext:value-type="float">
            <text:p>7474</text:p>
          </table:table-cell>
          <table:table-cell table:formula="of:=AVERAGE([.R48:.T48])" office:value-type="float" office:value="7434.66666666667" calcext:value-type="float">
            <text:p>7434.66666666667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969" calcext:value-type="float">
            <text:p>4969</text:p>
          </table:table-cell>
          <table:table-cell office:value-type="float" office:value="4946" calcext:value-type="float">
            <text:p>4946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AVERAGE([.E49:.G49])" office:value-type="float" office:value="4942.33333333333" calcext:value-type="float">
            <text:p>4942.33333333333</text:p>
          </table:table-cell>
          <table:table-cell table:number-columns-repeated="2"/>
          <table:table-cell office:value-type="float" office:value="7437" calcext:value-type="float">
            <text:p>7437</text:p>
          </table:table-cell>
          <table:table-cell office:value-type="float" office:value="7591" calcext:value-type="float">
            <text:p>7591</text:p>
          </table:table-cell>
          <table:table-cell office:value-type="float" office:value="7609" calcext:value-type="float">
            <text:p>7609</text:p>
          </table:table-cell>
          <table:table-cell table:formula="of:=AVERAGE([.L49:.N49])" office:value-type="float" office:value="7545.66666666667" calcext:value-type="float">
            <text:p>7545.66666666667</text:p>
          </table:table-cell>
          <table:table-cell table:number-columns-repeated="2"/>
          <table:table-cell office:value-type="float" office:value="7510" calcext:value-type="float">
            <text:p>7510</text:p>
          </table:table-cell>
          <table:table-cell office:value-type="float" office:value="7517" calcext:value-type="float">
            <text:p>7517</text:p>
          </table:table-cell>
          <table:table-cell office:value-type="float" office:value="7449" calcext:value-type="float">
            <text:p>7449</text:p>
          </table:table-cell>
          <table:table-cell table:formula="of:=AVERAGE([.R49:.T49])" office:value-type="float" office:value="7492" calcext:value-type="float">
            <text:p>7492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965" calcext:value-type="float">
            <text:p>4965</text:p>
          </table:table-cell>
          <table:table-cell office:value-type="float" office:value="5021" calcext:value-type="float">
            <text:p>5021</text:p>
          </table:table-cell>
          <table:table-cell office:value-type="float" office:value="5024" calcext:value-type="float">
            <text:p>5024</text:p>
          </table:table-cell>
          <table:table-cell/>
          <table:table-cell table:formula="of:=AVERAGE([.E50:.G50])" office:value-type="float" office:value="5003.33333333333" calcext:value-type="float">
            <text:p>5003.33333333333</text:p>
          </table:table-cell>
          <table:table-cell table:number-columns-repeated="2"/>
          <table:table-cell office:value-type="float" office:value="7634" calcext:value-type="float">
            <text:p>7634</text:p>
          </table:table-cell>
          <table:table-cell office:value-type="float" office:value="7707" calcext:value-type="float">
            <text:p>7707</text:p>
          </table:table-cell>
          <table:table-cell office:value-type="float" office:value="7639" calcext:value-type="float">
            <text:p>7639</text:p>
          </table:table-cell>
          <table:table-cell table:formula="of:=AVERAGE([.L50:.N50])" office:value-type="float" office:value="7660" calcext:value-type="float">
            <text:p>7660</text:p>
          </table:table-cell>
          <table:table-cell table:number-columns-repeated="2"/>
          <table:table-cell office:value-type="float" office:value="7606" calcext:value-type="float">
            <text:p>7606</text:p>
          </table:table-cell>
          <table:table-cell office:value-type="float" office:value="7520" calcext:value-type="float">
            <text:p>7520</text:p>
          </table:table-cell>
          <table:table-cell office:value-type="float" office:value="7468" calcext:value-type="float">
            <text:p>7468</text:p>
          </table:table-cell>
          <table:table-cell table:formula="of:=AVERAGE([.R50:.T50])" office:value-type="float" office:value="7531.33333333333" calcext:value-type="float">
            <text:p>7531.3333333333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5029" calcext:value-type="float">
            <text:p>5029</text:p>
          </table:table-cell>
          <table:table-cell office:value-type="float" office:value="5243" calcext:value-type="float">
            <text:p>5243</text:p>
          </table:table-cell>
          <table:table-cell office:value-type="float" office:value="5085" calcext:value-type="float">
            <text:p>5085</text:p>
          </table:table-cell>
          <table:table-cell/>
          <table:table-cell table:formula="of:=AVERAGE([.E51:.G51])" office:value-type="float" office:value="5119" calcext:value-type="float">
            <text:p>5119</text:p>
          </table:table-cell>
          <table:table-cell table:number-columns-repeated="2"/>
          <table:table-cell office:value-type="float" office:value="7551" calcext:value-type="float">
            <text:p>7551</text:p>
          </table:table-cell>
          <table:table-cell office:value-type="float" office:value="7711" calcext:value-type="float">
            <text:p>7711</text:p>
          </table:table-cell>
          <table:table-cell office:value-type="float" office:value="7657" calcext:value-type="float">
            <text:p>7657</text:p>
          </table:table-cell>
          <table:table-cell table:formula="of:=AVERAGE([.L51:.N51])" office:value-type="float" office:value="7639.66666666667" calcext:value-type="float">
            <text:p>7639.66666666667</text:p>
          </table:table-cell>
          <table:table-cell table:number-columns-repeated="2"/>
          <table:table-cell office:value-type="float" office:value="7555" calcext:value-type="float">
            <text:p>7555</text:p>
          </table:table-cell>
          <table:table-cell office:value-type="float" office:value="7701" calcext:value-type="float">
            <text:p>7701</text:p>
          </table:table-cell>
          <table:table-cell office:value-type="float" office:value="7511" calcext:value-type="float">
            <text:p>7511</text:p>
          </table:table-cell>
          <table:table-cell table:formula="of:=AVERAGE([.R51:.T51])" office:value-type="float" office:value="7589" calcext:value-type="float">
            <text:p>7589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5206" calcext:value-type="float">
            <text:p>5206</text:p>
          </table:table-cell>
          <table:table-cell office:value-type="float" office:value="5094" calcext:value-type="float">
            <text:p>5094</text:p>
          </table:table-cell>
          <table:table-cell office:value-type="float" office:value="4988" calcext:value-type="float">
            <text:p>4988</text:p>
          </table:table-cell>
          <table:table-cell/>
          <table:table-cell table:formula="of:=AVERAGE([.E52:.G52])" office:value-type="float" office:value="5096" calcext:value-type="float">
            <text:p>5096</text:p>
          </table:table-cell>
          <table:table-cell table:number-columns-repeated="2"/>
          <table:table-cell office:value-type="float" office:value="7549" calcext:value-type="float">
            <text:p>7549</text:p>
          </table:table-cell>
          <table:table-cell office:value-type="float" office:value="7703" calcext:value-type="float">
            <text:p>7703</text:p>
          </table:table-cell>
          <table:table-cell office:value-type="float" office:value="7681" calcext:value-type="float">
            <text:p>7681</text:p>
          </table:table-cell>
          <table:table-cell table:formula="of:=AVERAGE([.L52:.N52])" office:value-type="float" office:value="7644.33333333333" calcext:value-type="float">
            <text:p>7644.33333333333</text:p>
          </table:table-cell>
          <table:table-cell table:number-columns-repeated="2"/>
          <table:table-cell office:value-type="float" office:value="7566" calcext:value-type="float">
            <text:p>7566</text:p>
          </table:table-cell>
          <table:table-cell office:value-type="float" office:value="7582" calcext:value-type="float">
            <text:p>7582</text:p>
          </table:table-cell>
          <table:table-cell office:value-type="float" office:value="7603" calcext:value-type="float">
            <text:p>7603</text:p>
          </table:table-cell>
          <table:table-cell table:formula="of:=AVERAGE([.R52:.T52])" office:value-type="float" office:value="7583.66666666667" calcext:value-type="float">
            <text:p>7583.66666666667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5171" calcext:value-type="float">
            <text:p>5171</text:p>
          </table:table-cell>
          <table:table-cell office:value-type="float" office:value="5166" calcext:value-type="float">
            <text:p>5166</text:p>
          </table:table-cell>
          <table:table-cell office:value-type="float" office:value="5236" calcext:value-type="float">
            <text:p>5236</text:p>
          </table:table-cell>
          <table:table-cell/>
          <table:table-cell table:formula="of:=AVERAGE([.E53:.G53])" office:value-type="float" office:value="5191" calcext:value-type="float">
            <text:p>5191</text:p>
          </table:table-cell>
          <table:table-cell table:number-columns-repeated="2"/>
          <table:table-cell office:value-type="float" office:value="7739" calcext:value-type="float">
            <text:p>7739</text:p>
          </table:table-cell>
          <table:table-cell office:value-type="float" office:value="7647" calcext:value-type="float">
            <text:p>7647</text:p>
          </table:table-cell>
          <table:table-cell office:value-type="float" office:value="7571" calcext:value-type="float">
            <text:p>7571</text:p>
          </table:table-cell>
          <table:table-cell table:formula="of:=AVERAGE([.L53:.N53])" office:value-type="float" office:value="7652.33333333333" calcext:value-type="float">
            <text:p>7652.33333333333</text:p>
          </table:table-cell>
          <table:table-cell table:number-columns-repeated="2"/>
          <table:table-cell office:value-type="float" office:value="7282" calcext:value-type="float">
            <text:p>7282</text:p>
          </table:table-cell>
          <table:table-cell office:value-type="float" office:value="7525" calcext:value-type="float">
            <text:p>7525</text:p>
          </table:table-cell>
          <table:table-cell office:value-type="float" office:value="7642" calcext:value-type="float">
            <text:p>7642</text:p>
          </table:table-cell>
          <table:table-cell table:formula="of:=AVERAGE([.R53:.T53])" office:value-type="float" office:value="7483" calcext:value-type="float">
            <text:p>748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270" calcext:value-type="float">
            <text:p>5270</text:p>
          </table:table-cell>
          <table:table-cell office:value-type="float" office:value="5132" calcext:value-type="float">
            <text:p>5132</text:p>
          </table:table-cell>
          <table:table-cell office:value-type="float" office:value="5221" calcext:value-type="float">
            <text:p>5221</text:p>
          </table:table-cell>
          <table:table-cell/>
          <table:table-cell table:formula="of:=AVERAGE([.E54:.G54])" office:value-type="float" office:value="5207.66666666667" calcext:value-type="float">
            <text:p>5207.66666666667</text:p>
          </table:table-cell>
          <table:table-cell table:number-columns-repeated="2"/>
          <table:table-cell office:value-type="float" office:value="7701" calcext:value-type="float">
            <text:p>7701</text:p>
          </table:table-cell>
          <table:table-cell office:value-type="float" office:value="7793" calcext:value-type="float">
            <text:p>7793</text:p>
          </table:table-cell>
          <table:table-cell office:value-type="float" office:value="7692" calcext:value-type="float">
            <text:p>7692</text:p>
          </table:table-cell>
          <table:table-cell table:formula="of:=AVERAGE([.L54:.N54])" office:value-type="float" office:value="7728.66666666667" calcext:value-type="float">
            <text:p>7728.66666666667</text:p>
          </table:table-cell>
          <table:table-cell table:number-columns-repeated="2"/>
          <table:table-cell office:value-type="float" office:value="7549" calcext:value-type="float">
            <text:p>7549</text:p>
          </table:table-cell>
          <table:table-cell office:value-type="float" office:value="7737" calcext:value-type="float">
            <text:p>7737</text:p>
          </table:table-cell>
          <table:table-cell office:value-type="float" office:value="7675" calcext:value-type="float">
            <text:p>7675</text:p>
          </table:table-cell>
          <table:table-cell table:formula="of:=AVERAGE([.R54:.T54])" office:value-type="float" office:value="7653.66666666667" calcext:value-type="float">
            <text:p>7653.66666666667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238" calcext:value-type="float">
            <text:p>5238</text:p>
          </table:table-cell>
          <table:table-cell office:value-type="float" office:value="5196" calcext:value-type="float">
            <text:p>5196</text:p>
          </table:table-cell>
          <table:table-cell office:value-type="float" office:value="5257" calcext:value-type="float">
            <text:p>5257</text:p>
          </table:table-cell>
          <table:table-cell/>
          <table:table-cell table:formula="of:=AVERAGE([.E55:.G55])" office:value-type="float" office:value="5230.33333333333" calcext:value-type="float">
            <text:p>5230.33333333333</text:p>
          </table:table-cell>
          <table:table-cell table:number-columns-repeated="2"/>
          <table:table-cell office:value-type="float" office:value="7681" calcext:value-type="float">
            <text:p>7681</text:p>
          </table:table-cell>
          <table:table-cell office:value-type="float" office:value="7734" calcext:value-type="float">
            <text:p>7734</text:p>
          </table:table-cell>
          <table:table-cell office:value-type="float" office:value="7716" calcext:value-type="float">
            <text:p>7716</text:p>
          </table:table-cell>
          <table:table-cell table:formula="of:=AVERAGE([.L55:.N55])" office:value-type="float" office:value="7710.33333333333" calcext:value-type="float">
            <text:p>7710.33333333333</text:p>
          </table:table-cell>
          <table:table-cell table:number-columns-repeated="2"/>
          <table:table-cell office:value-type="float" office:value="7580" calcext:value-type="float">
            <text:p>7580</text:p>
          </table:table-cell>
          <table:table-cell office:value-type="float" office:value="7682" calcext:value-type="float">
            <text:p>7682</text:p>
          </table:table-cell>
          <table:table-cell office:value-type="float" office:value="7539" calcext:value-type="float">
            <text:p>7539</text:p>
          </table:table-cell>
          <table:table-cell table:formula="of:=AVERAGE([.R55:.T55])" office:value-type="float" office:value="7600.33333333333" calcext:value-type="float">
            <text:p>7600.3333333333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5253" calcext:value-type="float">
            <text:p>5253</text:p>
          </table:table-cell>
          <table:table-cell office:value-type="float" office:value="5316" calcext:value-type="float">
            <text:p>5316</text:p>
          </table:table-cell>
          <table:table-cell office:value-type="float" office:value="5338" calcext:value-type="float">
            <text:p>5338</text:p>
          </table:table-cell>
          <table:table-cell/>
          <table:table-cell table:formula="of:=AVERAGE([.E56:.G56])" office:value-type="float" office:value="5302.33333333333" calcext:value-type="float">
            <text:p>5302.33333333333</text:p>
          </table:table-cell>
          <table:table-cell table:number-columns-repeated="2"/>
          <table:table-cell office:value-type="float" office:value="7691" calcext:value-type="float">
            <text:p>7691</text:p>
          </table:table-cell>
          <table:table-cell office:value-type="float" office:value="7776" calcext:value-type="float">
            <text:p>7776</text:p>
          </table:table-cell>
          <table:table-cell office:value-type="float" office:value="7428" calcext:value-type="float">
            <text:p>7428</text:p>
          </table:table-cell>
          <table:table-cell table:formula="of:=AVERAGE([.L56:.N56])" office:value-type="float" office:value="7631.66666666667" calcext:value-type="float">
            <text:p>7631.66666666667</text:p>
          </table:table-cell>
          <table:table-cell table:number-columns-repeated="2"/>
          <table:table-cell office:value-type="float" office:value="7670" calcext:value-type="float">
            <text:p>7670</text:p>
          </table:table-cell>
          <table:table-cell office:value-type="float" office:value="7696" calcext:value-type="float">
            <text:p>7696</text:p>
          </table:table-cell>
          <table:table-cell office:value-type="float" office:value="7660" calcext:value-type="float">
            <text:p>7660</text:p>
          </table:table-cell>
          <table:table-cell table:formula="of:=AVERAGE([.R56:.T56])" office:value-type="float" office:value="7675.33333333333" calcext:value-type="float">
            <text:p>7675.3333333333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439" calcext:value-type="float">
            <text:p>5439</text:p>
          </table:table-cell>
          <table:table-cell office:value-type="float" office:value="5376" calcext:value-type="float">
            <text:p>5376</text:p>
          </table:table-cell>
          <table:table-cell office:value-type="float" office:value="5462" calcext:value-type="float">
            <text:p>5462</text:p>
          </table:table-cell>
          <table:table-cell/>
          <table:table-cell table:formula="of:=AVERAGE([.E57:.G57])" office:value-type="float" office:value="5425.66666666667" calcext:value-type="float">
            <text:p>5425.66666666667</text:p>
          </table:table-cell>
          <table:table-cell table:number-columns-repeated="2"/>
          <table:table-cell office:value-type="float" office:value="7889" calcext:value-type="float">
            <text:p>7889</text:p>
          </table:table-cell>
          <table:table-cell office:value-type="float" office:value="7671" calcext:value-type="float">
            <text:p>7671</text:p>
          </table:table-cell>
          <table:table-cell office:value-type="float" office:value="7796" calcext:value-type="float">
            <text:p>7796</text:p>
          </table:table-cell>
          <table:table-cell table:formula="of:=AVERAGE([.L57:.N57])" office:value-type="float" office:value="7785.33333333333" calcext:value-type="float">
            <text:p>7785.33333333333</text:p>
          </table:table-cell>
          <table:table-cell table:number-columns-repeated="2"/>
          <table:table-cell office:value-type="float" office:value="7682" calcext:value-type="float">
            <text:p>7682</text:p>
          </table:table-cell>
          <table:table-cell office:value-type="float" office:value="7652" calcext:value-type="float">
            <text:p>7652</text:p>
          </table:table-cell>
          <table:table-cell office:value-type="float" office:value="7723" calcext:value-type="float">
            <text:p>7723</text:p>
          </table:table-cell>
          <table:table-cell table:formula="of:=AVERAGE([.R57:.T57])" office:value-type="float" office:value="7685.66666666667" calcext:value-type="float">
            <text:p>7685.66666666667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418" calcext:value-type="float">
            <text:p>5418</text:p>
          </table:table-cell>
          <table:table-cell office:value-type="float" office:value="5372" calcext:value-type="float">
            <text:p>5372</text:p>
          </table:table-cell>
          <table:table-cell office:value-type="float" office:value="5415" calcext:value-type="float">
            <text:p>5415</text:p>
          </table:table-cell>
          <table:table-cell/>
          <table:table-cell table:formula="of:=AVERAGE([.E58:.G58])" office:value-type="float" office:value="5401.66666666667" calcext:value-type="float">
            <text:p>5401.66666666667</text:p>
          </table:table-cell>
          <table:table-cell table:number-columns-repeated="2"/>
          <table:table-cell office:value-type="float" office:value="7842" calcext:value-type="float">
            <text:p>7842</text:p>
          </table:table-cell>
          <table:table-cell office:value-type="float" office:value="7853" calcext:value-type="float">
            <text:p>7853</text:p>
          </table:table-cell>
          <table:table-cell office:value-type="float" office:value="7854" calcext:value-type="float">
            <text:p>7854</text:p>
          </table:table-cell>
          <table:table-cell table:formula="of:=AVERAGE([.L58:.N58])" office:value-type="float" office:value="7849.66666666667" calcext:value-type="float">
            <text:p>7849.66666666667</text:p>
          </table:table-cell>
          <table:table-cell table:number-columns-repeated="2"/>
          <table:table-cell office:value-type="float" office:value="7686" calcext:value-type="float">
            <text:p>7686</text:p>
          </table:table-cell>
          <table:table-cell office:value-type="float" office:value="7649" calcext:value-type="float">
            <text:p>7649</text:p>
          </table:table-cell>
          <table:table-cell office:value-type="float" office:value="7803" calcext:value-type="float">
            <text:p>7803</text:p>
          </table:table-cell>
          <table:table-cell table:formula="of:=AVERAGE([.R58:.T58])" office:value-type="float" office:value="7712.66666666667" calcext:value-type="float">
            <text:p>7712.66666666667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446" calcext:value-type="float">
            <text:p>5446</text:p>
          </table:table-cell>
          <table:table-cell office:value-type="float" office:value="5508" calcext:value-type="float">
            <text:p>5508</text:p>
          </table:table-cell>
          <table:table-cell office:value-type="float" office:value="5413" calcext:value-type="float">
            <text:p>5413</text:p>
          </table:table-cell>
          <table:table-cell/>
          <table:table-cell table:formula="of:=AVERAGE([.E59:.G59])" office:value-type="float" office:value="5455.66666666667" calcext:value-type="float">
            <text:p>5455.66666666667</text:p>
          </table:table-cell>
          <table:table-cell table:number-columns-repeated="2"/>
          <table:table-cell office:value-type="float" office:value="7763" calcext:value-type="float">
            <text:p>7763</text:p>
          </table:table-cell>
          <table:table-cell office:value-type="float" office:value="7902" calcext:value-type="float">
            <text:p>7902</text:p>
          </table:table-cell>
          <table:table-cell office:value-type="float" office:value="7883" calcext:value-type="float">
            <text:p>7883</text:p>
          </table:table-cell>
          <table:table-cell table:formula="of:=AVERAGE([.L59:.N59])" office:value-type="float" office:value="7849.33333333333" calcext:value-type="float">
            <text:p>7849.33333333333</text:p>
          </table:table-cell>
          <table:table-cell table:number-columns-repeated="2"/>
          <table:table-cell office:value-type="float" office:value="7717" calcext:value-type="float">
            <text:p>7717</text:p>
          </table:table-cell>
          <table:table-cell office:value-type="float" office:value="7690" calcext:value-type="float">
            <text:p>7690</text:p>
          </table:table-cell>
          <table:table-cell office:value-type="float" office:value="7799" calcext:value-type="float">
            <text:p>7799</text:p>
          </table:table-cell>
          <table:table-cell table:formula="of:=AVERAGE([.R59:.T59])" office:value-type="float" office:value="7735.33333333333" calcext:value-type="float">
            <text:p>7735.3333333333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656" calcext:value-type="float">
            <text:p>5656</text:p>
          </table:table-cell>
          <table:table-cell office:value-type="float" office:value="5562" calcext:value-type="float">
            <text:p>5562</text:p>
          </table:table-cell>
          <table:table-cell office:value-type="float" office:value="5445" calcext:value-type="float">
            <text:p>5445</text:p>
          </table:table-cell>
          <table:table-cell/>
          <table:table-cell table:formula="of:=AVERAGE([.E60:.G60])" office:value-type="float" office:value="5554.33333333333" calcext:value-type="float">
            <text:p>5554.33333333333</text:p>
          </table:table-cell>
          <table:table-cell table:number-columns-repeated="2"/>
          <table:table-cell office:value-type="float" office:value="7844" calcext:value-type="float">
            <text:p>7844</text:p>
          </table:table-cell>
          <table:table-cell office:value-type="float" office:value="7829" calcext:value-type="float">
            <text:p>7829</text:p>
          </table:table-cell>
          <table:table-cell office:value-type="float" office:value="7926" calcext:value-type="float">
            <text:p>7926</text:p>
          </table:table-cell>
          <table:table-cell table:formula="of:=AVERAGE([.L60:.N60])" office:value-type="float" office:value="7866.33333333333" calcext:value-type="float">
            <text:p>7866.33333333333</text:p>
          </table:table-cell>
          <table:table-cell table:number-columns-repeated="2"/>
          <table:table-cell office:value-type="float" office:value="7781" calcext:value-type="float">
            <text:p>7781</text:p>
          </table:table-cell>
          <table:table-cell office:value-type="float" office:value="7741" calcext:value-type="float">
            <text:p>7741</text:p>
          </table:table-cell>
          <table:table-cell office:value-type="float" office:value="7826" calcext:value-type="float">
            <text:p>7826</text:p>
          </table:table-cell>
          <table:table-cell table:formula="of:=AVERAGE([.R60:.T60])" office:value-type="float" office:value="7782.66666666667" calcext:value-type="float">
            <text:p>7782.66666666667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497" calcext:value-type="float">
            <text:p>5497</text:p>
          </table:table-cell>
          <table:table-cell office:value-type="float" office:value="5518" calcext:value-type="float">
            <text:p>5518</text:p>
          </table:table-cell>
          <table:table-cell office:value-type="float" office:value="5490" calcext:value-type="float">
            <text:p>5490</text:p>
          </table:table-cell>
          <table:table-cell/>
          <table:table-cell table:formula="of:=AVERAGE([.E61:.G61])" office:value-type="float" office:value="5501.66666666667" calcext:value-type="float">
            <text:p>5501.66666666667</text:p>
          </table:table-cell>
          <table:table-cell table:number-columns-repeated="2"/>
          <table:table-cell office:value-type="float" office:value="7730" calcext:value-type="float">
            <text:p>7730</text:p>
          </table:table-cell>
          <table:table-cell office:value-type="float" office:value="7686" calcext:value-type="float">
            <text:p>7686</text:p>
          </table:table-cell>
          <table:table-cell office:value-type="float" office:value="7766" calcext:value-type="float">
            <text:p>7766</text:p>
          </table:table-cell>
          <table:table-cell table:formula="of:=AVERAGE([.L61:.N61])" office:value-type="float" office:value="7727.33333333333" calcext:value-type="float">
            <text:p>7727.33333333333</text:p>
          </table:table-cell>
          <table:table-cell table:number-columns-repeated="2"/>
          <table:table-cell office:value-type="float" office:value="7572" calcext:value-type="float">
            <text:p>7572</text:p>
          </table:table-cell>
          <table:table-cell office:value-type="float" office:value="7745" calcext:value-type="float">
            <text:p>7745</text:p>
          </table:table-cell>
          <table:table-cell office:value-type="float" office:value="7790" calcext:value-type="float">
            <text:p>7790</text:p>
          </table:table-cell>
          <table:table-cell table:formula="of:=AVERAGE([.R61:.T61])" office:value-type="float" office:value="7702.33333333333" calcext:value-type="float">
            <text:p>7702.3333333333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557" calcext:value-type="float">
            <text:p>5557</text:p>
          </table:table-cell>
          <table:table-cell office:value-type="float" office:value="5637" calcext:value-type="float">
            <text:p>5637</text:p>
          </table:table-cell>
          <table:table-cell office:value-type="float" office:value="5609" calcext:value-type="float">
            <text:p>5609</text:p>
          </table:table-cell>
          <table:table-cell/>
          <table:table-cell table:formula="of:=AVERAGE([.E62:.G62])" office:value-type="float" office:value="5601" calcext:value-type="float">
            <text:p>5601</text:p>
          </table:table-cell>
          <table:table-cell table:number-columns-repeated="2"/>
          <table:table-cell office:value-type="float" office:value="7906" calcext:value-type="float">
            <text:p>7906</text:p>
          </table:table-cell>
          <table:table-cell office:value-type="float" office:value="7821" calcext:value-type="float">
            <text:p>7821</text:p>
          </table:table-cell>
          <table:table-cell office:value-type="float" office:value="7835" calcext:value-type="float">
            <text:p>7835</text:p>
          </table:table-cell>
          <table:table-cell table:formula="of:=AVERAGE([.L62:.N62])" office:value-type="float" office:value="7854" calcext:value-type="float">
            <text:p>7854</text:p>
          </table:table-cell>
          <table:table-cell table:number-columns-repeated="2"/>
          <table:table-cell office:value-type="float" office:value="7758" calcext:value-type="float">
            <text:p>7758</text:p>
          </table:table-cell>
          <table:table-cell office:value-type="float" office:value="7790" calcext:value-type="float">
            <text:p>7790</text:p>
          </table:table-cell>
          <table:table-cell office:value-type="float" office:value="7818" calcext:value-type="float">
            <text:p>7818</text:p>
          </table:table-cell>
          <table:table-cell table:formula="of:=AVERAGE([.R62:.T62])" office:value-type="float" office:value="7788.66666666667" calcext:value-type="float">
            <text:p>7788.66666666667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5663" calcext:value-type="float">
            <text:p>5663</text:p>
          </table:table-cell>
          <table:table-cell office:value-type="float" office:value="5564" calcext:value-type="float">
            <text:p>5564</text:p>
          </table:table-cell>
          <table:table-cell office:value-type="float" office:value="5659" calcext:value-type="float">
            <text:p>5659</text:p>
          </table:table-cell>
          <table:table-cell/>
          <table:table-cell table:formula="of:=AVERAGE([.E63:.G63])" office:value-type="float" office:value="5628.66666666667" calcext:value-type="float">
            <text:p>5628.66666666667</text:p>
          </table:table-cell>
          <table:table-cell table:number-columns-repeated="2"/>
          <table:table-cell office:value-type="float" office:value="7931" calcext:value-type="float">
            <text:p>7931</text:p>
          </table:table-cell>
          <table:table-cell office:value-type="float" office:value="7830" calcext:value-type="float">
            <text:p>7830</text:p>
          </table:table-cell>
          <table:table-cell office:value-type="float" office:value="7809" calcext:value-type="float">
            <text:p>7809</text:p>
          </table:table-cell>
          <table:table-cell table:formula="of:=AVERAGE([.L63:.N63])" office:value-type="float" office:value="7856.66666666667" calcext:value-type="float">
            <text:p>7856.66666666667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7919" calcext:value-type="float">
            <text:p>7919</text:p>
          </table:table-cell>
          <table:table-cell office:value-type="float" office:value="7854" calcext:value-type="float">
            <text:p>7854</text:p>
          </table:table-cell>
          <table:table-cell table:formula="of:=AVERAGE([.R63:.T63])" office:value-type="float" office:value="7816.33333333333" calcext:value-type="float">
            <text:p>7816.3333333333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5717" calcext:value-type="float">
            <text:p>5717</text:p>
          </table:table-cell>
          <table:table-cell office:value-type="float" office:value="5757" calcext:value-type="float">
            <text:p>5757</text:p>
          </table:table-cell>
          <table:table-cell/>
          <table:table-cell table:formula="of:=AVERAGE([.E64:.G64])" office:value-type="float" office:value="5717" calcext:value-type="float">
            <text:p>5717</text:p>
          </table:table-cell>
          <table:table-cell table:number-columns-repeated="2"/>
          <table:table-cell office:value-type="float" office:value="7830" calcext:value-type="float">
            <text:p>7830</text:p>
          </table:table-cell>
          <table:table-cell office:value-type="float" office:value="7945" calcext:value-type="float">
            <text:p>7945</text:p>
          </table:table-cell>
          <table:table-cell office:value-type="float" office:value="7724" calcext:value-type="float">
            <text:p>7724</text:p>
          </table:table-cell>
          <table:table-cell table:formula="of:=AVERAGE([.L64:.N64])" office:value-type="float" office:value="7833" calcext:value-type="float">
            <text:p>7833</text:p>
          </table:table-cell>
          <table:table-cell table:number-columns-repeated="2"/>
          <table:table-cell office:value-type="float" office:value="7798" calcext:value-type="float">
            <text:p>7798</text:p>
          </table:table-cell>
          <table:table-cell office:value-type="float" office:value="7767" calcext:value-type="float">
            <text:p>7767</text:p>
          </table:table-cell>
          <table:table-cell office:value-type="float" office:value="7890" calcext:value-type="float">
            <text:p>7890</text:p>
          </table:table-cell>
          <table:table-cell table:formula="of:=AVERAGE([.R64:.T64])" office:value-type="float" office:value="7818.33333333333" calcext:value-type="float">
            <text:p>7818.33333333333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5786" calcext:value-type="float">
            <text:p>5786</text:p>
          </table:table-cell>
          <table:table-cell office:value-type="float" office:value="5579" calcext:value-type="float">
            <text:p>5579</text:p>
          </table:table-cell>
          <table:table-cell/>
          <table:table-cell table:formula="of:=AVERAGE([.E65:.G65])" office:value-type="float" office:value="5693" calcext:value-type="float">
            <text:p>5693</text:p>
          </table:table-cell>
          <table:table-cell table:number-columns-repeated="2"/>
          <table:table-cell office:value-type="float" office:value="7833" calcext:value-type="float">
            <text:p>7833</text:p>
          </table:table-cell>
          <table:table-cell office:value-type="float" office:value="7813" calcext:value-type="float">
            <text:p>7813</text:p>
          </table:table-cell>
          <table:table-cell office:value-type="float" office:value="7941" calcext:value-type="float">
            <text:p>7941</text:p>
          </table:table-cell>
          <table:table-cell table:formula="of:=AVERAGE([.L65:.N65])" office:value-type="float" office:value="7862.33333333333" calcext:value-type="float">
            <text:p>7862.33333333333</text:p>
          </table:table-cell>
          <table:table-cell table:number-columns-repeated="2"/>
          <table:table-cell office:value-type="float" office:value="7640" calcext:value-type="float">
            <text:p>7640</text:p>
          </table:table-cell>
          <table:table-cell office:value-type="float" office:value="7719" calcext:value-type="float">
            <text:p>7719</text:p>
          </table:table-cell>
          <table:table-cell office:value-type="float" office:value="7663" calcext:value-type="float">
            <text:p>7663</text:p>
          </table:table-cell>
          <table:table-cell table:formula="of:=AVERAGE([.R65:.T65])" office:value-type="float" office:value="7674" calcext:value-type="float">
            <text:p>7674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5858" calcext:value-type="float">
            <text:p>5858</text:p>
          </table:table-cell>
          <table:table-cell office:value-type="float" office:value="5942" calcext:value-type="float">
            <text:p>5942</text:p>
          </table:table-cell>
          <table:table-cell office:value-type="float" office:value="5821" calcext:value-type="float">
            <text:p>5821</text:p>
          </table:table-cell>
          <table:table-cell/>
          <table:table-cell table:formula="of:=AVERAGE([.E66:.G66])" office:value-type="float" office:value="5873.66666666667" calcext:value-type="float">
            <text:p>5873.66666666667</text:p>
          </table:table-cell>
          <table:table-cell table:number-columns-repeated="2"/>
          <table:table-cell office:value-type="float" office:value="7935" calcext:value-type="float">
            <text:p>7935</text:p>
          </table:table-cell>
          <table:table-cell office:value-type="float" office:value="7870" calcext:value-type="float">
            <text:p>7870</text:p>
          </table:table-cell>
          <table:table-cell office:value-type="float" office:value="7787" calcext:value-type="float">
            <text:p>7787</text:p>
          </table:table-cell>
          <table:table-cell table:formula="of:=AVERAGE([.L66:.N66])" office:value-type="float" office:value="7864" calcext:value-type="float">
            <text:p>7864</text:p>
          </table:table-cell>
          <table:table-cell table:number-columns-repeated="2"/>
          <table:table-cell office:value-type="float" office:value="7919" calcext:value-type="float">
            <text:p>7919</text:p>
          </table:table-cell>
          <table:table-cell office:value-type="float" office:value="7892" calcext:value-type="float">
            <text:p>7892</text:p>
          </table:table-cell>
          <table:table-cell office:value-type="float" office:value="7895" calcext:value-type="float">
            <text:p>7895</text:p>
          </table:table-cell>
          <table:table-cell table:formula="of:=AVERAGE([.R66:.T66])" office:value-type="float" office:value="7902" calcext:value-type="float">
            <text:p>7902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5741" calcext:value-type="float">
            <text:p>5741</text:p>
          </table:table-cell>
          <table:table-cell office:value-type="float" office:value="5656" calcext:value-type="float">
            <text:p>5656</text:p>
          </table:table-cell>
          <table:table-cell office:value-type="float" office:value="5669" calcext:value-type="float">
            <text:p>5669</text:p>
          </table:table-cell>
          <table:table-cell/>
          <table:table-cell table:formula="of:=AVERAGE([.E67:.G67])" office:value-type="float" office:value="5688.66666666667" calcext:value-type="float">
            <text:p>5688.66666666667</text:p>
          </table:table-cell>
          <table:table-cell table:number-columns-repeated="2"/>
          <table:table-cell office:value-type="float" office:value="7884" calcext:value-type="float">
            <text:p>7884</text:p>
          </table:table-cell>
          <table:table-cell office:value-type="float" office:value="7832" calcext:value-type="float">
            <text:p>7832</text:p>
          </table:table-cell>
          <table:table-cell office:value-type="float" office:value="8041" calcext:value-type="float">
            <text:p>8041</text:p>
          </table:table-cell>
          <table:table-cell table:formula="of:=AVERAGE([.L67:.N67])" office:value-type="float" office:value="7919" calcext:value-type="float">
            <text:p>7919</text:p>
          </table:table-cell>
          <table:table-cell table:number-columns-repeated="2"/>
          <table:table-cell office:value-type="float" office:value="7864" calcext:value-type="float">
            <text:p>7864</text:p>
          </table:table-cell>
          <table:table-cell office:value-type="float" office:value="7804" calcext:value-type="float">
            <text:p>7804</text:p>
          </table:table-cell>
          <table:table-cell office:value-type="float" office:value="7764" calcext:value-type="float">
            <text:p>7764</text:p>
          </table:table-cell>
          <table:table-cell table:formula="of:=AVERAGE([.R67:.T67])" office:value-type="float" office:value="7810.66666666667" calcext:value-type="float">
            <text:p>7810.66666666667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5896" calcext:value-type="float">
            <text:p>5896</text:p>
          </table:table-cell>
          <table:table-cell office:value-type="float" office:value="6067" calcext:value-type="float">
            <text:p>6067</text:p>
          </table:table-cell>
          <table:table-cell office:value-type="float" office:value="5662" calcext:value-type="float">
            <text:p>5662</text:p>
          </table:table-cell>
          <table:table-cell/>
          <table:table-cell table:formula="of:=AVERAGE([.E68:.G68])" office:value-type="float" office:value="5875" calcext:value-type="float">
            <text:p>5875</text:p>
          </table:table-cell>
          <table:table-cell table:number-columns-repeated="2"/>
          <table:table-cell office:value-type="float" office:value="7730" calcext:value-type="float">
            <text:p>7730</text:p>
          </table:table-cell>
          <table:table-cell office:value-type="float" office:value="7950" calcext:value-type="float">
            <text:p>7950</text:p>
          </table:table-cell>
          <table:table-cell office:value-type="float" office:value="7991" calcext:value-type="float">
            <text:p>7991</text:p>
          </table:table-cell>
          <table:table-cell table:formula="of:=AVERAGE([.L68:.N68])" office:value-type="float" office:value="7890.33333333333" calcext:value-type="float">
            <text:p>7890.33333333333</text:p>
          </table:table-cell>
          <table:table-cell table:number-columns-repeated="2"/>
          <table:table-cell office:value-type="float" office:value="7924" calcext:value-type="float">
            <text:p>7924</text:p>
          </table:table-cell>
          <table:table-cell office:value-type="float" office:value="7963" calcext:value-type="float">
            <text:p>7963</text:p>
          </table:table-cell>
          <table:table-cell office:value-type="float" office:value="7812" calcext:value-type="float">
            <text:p>7812</text:p>
          </table:table-cell>
          <table:table-cell table:formula="of:=AVERAGE([.R68:.T68])" office:value-type="float" office:value="7899.66666666667" calcext:value-type="float">
            <text:p>7899.66666666667</text:p>
          </table:table-cell>
          <table:table-cell table:number-columns-repeated="11"/>
        </table:table-row>
        <table:table-row table:style-name="ro1" table:number-rows-repeated="5">
          <table:table-cell table:style-name="Default"/>
          <table:table-cell table:number-columns-repeated="31"/>
        </table:table-row>
        <table:table-row table:style-name="ro1">
          <table:table-cell table:style-name="Default"/>
          <table:table-cell office:value-type="string" calcext:value-type="string">
            <text:p>Pool msl</text:p>
          </table:table-cell>
          <table:table-cell table:number-columns-repeated="4"/>
          <table:table-cell table:style-name="ce1" office:value-type="string" calcext:value-type="string">
            <text:p>Pool msl</text:p>
          </table:table-cell>
          <table:table-cell table:number-columns-repeated="25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59336" calcext:value-type="float">
            <text:p>59336</text:p>
          </table:table-cell>
          <table:table-cell office:value-type="float" office:value="59244" calcext:value-type="float">
            <text:p>59244</text:p>
          </table:table-cell>
          <table:table-cell office:value-type="float" office:value="59274" calcext:value-type="float">
            <text:p>59274</text:p>
          </table:table-cell>
          <table:table-cell table:style-name="ce1" table:formula="of:=AVERAGE([.D75:.F75])" office:value-type="float" office:value="59284.6666666667" calcext:value-type="float">
            <text:p>59284.6666666667</text:p>
          </table:table-cell>
          <table:table-cell table:number-columns-repeated="25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30236" calcext:value-type="float">
            <text:p>30236</text:p>
          </table:table-cell>
          <table:table-cell office:value-type="float" office:value="30266" calcext:value-type="float">
            <text:p>30266</text:p>
          </table:table-cell>
          <table:table-cell office:value-type="float" office:value="30276" calcext:value-type="float">
            <text:p>30276</text:p>
          </table:table-cell>
          <table:table-cell table:style-name="ce1" table:formula="of:=AVERAGE([.D76:.F76])" office:value-type="float" office:value="30259.3333333333" calcext:value-type="float">
            <text:p>30259.3333333333</text:p>
          </table:table-cell>
          <table:table-cell table:number-columns-repeated="25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/>
          <table:table-cell office:value-type="float" office:value="15493" calcext:value-type="float">
            <text:p>15493</text:p>
          </table:table-cell>
          <table:table-cell office:value-type="float" office:value="15535" calcext:value-type="float">
            <text:p>15535</text:p>
          </table:table-cell>
          <table:table-cell office:value-type="float" office:value="15572" calcext:value-type="float">
            <text:p>15572</text:p>
          </table:table-cell>
          <table:table-cell table:style-name="ce1" table:formula="of:=AVERAGE([.D77:.F77])" office:value-type="float" office:value="15533.3333333333" calcext:value-type="float">
            <text:p>15533.3333333333</text:p>
          </table:table-cell>
          <table:table-cell table:number-columns-repeated="25"/>
        </table:table-row>
        <table:table-row table:style-name="ro1">
          <table:table-cell table:style-name="Default"/>
          <table:table-cell office:value-type="float" office:value="8" calcext:value-type="float">
            <text:p>8</text:p>
          </table:table-cell>
          <table:table-cell/>
          <table:table-cell office:value-type="float" office:value="8060" calcext:value-type="float">
            <text:p>8060</text:p>
          </table:table-cell>
          <table:table-cell office:value-type="float" office:value="8090" calcext:value-type="float">
            <text:p>8090</text:p>
          </table:table-cell>
          <table:table-cell office:value-type="float" office:value="8084" calcext:value-type="float">
            <text:p>8084</text:p>
          </table:table-cell>
          <table:table-cell table:style-name="ce1" table:formula="of:=AVERAGE([.D78:.F78])" office:value-type="float" office:value="8078" calcext:value-type="float">
            <text:p>8078</text:p>
          </table:table-cell>
          <table:table-cell table:number-columns-repeated="25"/>
        </table:table-row>
        <table:table-row table:style-name="ro1">
          <table:table-cell table:style-name="Default"/>
          <table:table-cell office:value-type="float" office:value="16" calcext:value-type="float">
            <text:p>16</text:p>
          </table:table-cell>
          <table:table-cell/>
          <table:table-cell office:value-type="float" office:value="4548" calcext:value-type="float">
            <text:p>4548</text:p>
          </table:table-cell>
          <table:table-cell office:value-type="float" office:value="4666" calcext:value-type="float">
            <text:p>4666</text:p>
          </table:table-cell>
          <table:table-cell office:value-type="float" office:value="4528" calcext:value-type="float">
            <text:p>4528</text:p>
          </table:table-cell>
          <table:table-cell table:style-name="ce1" table:formula="of:=AVERAGE([.D79:.F79])" office:value-type="float" office:value="4580.66666666667" calcext:value-type="float">
            <text:p>4580.66666666667</text:p>
          </table:table-cell>
          <table:table-cell table:number-columns-repeated="25"/>
        </table:table-row>
        <table:table-row table:style-name="ro1">
          <table:table-cell table:style-name="Default"/>
          <table:table-cell office:value-type="float" office:value="32" calcext:value-type="float">
            <text:p>32</text:p>
          </table:table-cell>
          <table:table-cell/>
          <table:table-cell office:value-type="float" office:value="4122" calcext:value-type="float">
            <text:p>4122</text:p>
          </table:table-cell>
          <table:table-cell office:value-type="float" office:value="4120" calcext:value-type="float">
            <text:p>4120</text:p>
          </table:table-cell>
          <table:table-cell office:value-type="float" office:value="4090" calcext:value-type="float">
            <text:p>4090</text:p>
          </table:table-cell>
          <table:table-cell table:style-name="ce1" table:formula="of:=AVERAGE([.D80:.F80])" office:value-type="float" office:value="4110.66666666667" calcext:value-type="float">
            <text:p>4110.66666666667</text:p>
          </table:table-cell>
          <table:table-cell table:number-columns-repeated="25"/>
        </table:table-row>
        <table:table-row table:style-name="ro1">
          <table:table-cell table:style-name="Default"/>
          <table:table-cell office:value-type="float" office:value="64" calcext:value-type="float">
            <text:p>64</text:p>
          </table:table-cell>
          <table:table-cell/>
          <table:table-cell office:value-type="float" office:value="5840" calcext:value-type="float">
            <text:p>5840</text:p>
          </table:table-cell>
          <table:table-cell office:value-type="float" office:value="5670" calcext:value-type="float">
            <text:p>5670</text:p>
          </table:table-cell>
          <table:table-cell office:value-type="float" office:value="5962" calcext:value-type="float">
            <text:p>5962</text:p>
          </table:table-cell>
          <table:table-cell table:style-name="ce1" table:formula="of:=AVERAGE([.D81:.F81])" office:value-type="float" office:value="5824" calcext:value-type="float">
            <text:p>5824</text:p>
          </table:table-cell>
          <table:table-cell table:number-columns-repeated="25"/>
        </table:table-row>
        <table:table-row table:style-name="ro1">
          <table:table-cell table:style-name="Default"/>
          <table:table-cell office:value-type="float" office:value="128" calcext:value-type="float">
            <text:p>128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7780" calcext:value-type="float">
            <text:p>7780</text:p>
          </table:table-cell>
          <table:table-cell office:value-type="float" office:value="8263" calcext:value-type="float">
            <text:p>8263</text:p>
          </table:table-cell>
          <table:table-cell table:style-name="ce1" table:formula="of:=AVERAGE([.D82:.F82])" office:value-type="float" office:value="7921" calcext:value-type="float">
            <text:p>7921</text:p>
          </table:table-cell>
          <table:table-cell table:number-columns-repeated="25"/>
        </table:table-row>
        <table:table-row table:style-name="ro1" table:number-rows-repeated="4">
          <table:table-cell table:style-name="Default"/>
          <table:table-cell table:number-columns-repeated="31"/>
        </table:table-row>
        <table:table-row table:style-name="ro1">
          <table:table-cell table:style-name="Default"/>
          <table:table-cell office:value-type="string" calcext:value-type="string">
            <text:p>C++</text:p>
          </table:table-cell>
          <table:table-cell table:number-columns-repeated="30"/>
        </table:table-row>
        <table:table-row table:style-name="ro1">
          <table:table-cell table:style-name="Default"/>
          <table:table-cell table:number-columns-repeated="3"/>
          <table:table-cell table:style-name="ce1" office:value-type="string" calcext:value-type="string">
            <text:p>pof</text:p>
          </table:table-cell>
          <table:table-cell table:number-columns-repeated="4"/>
          <table:table-cell table:style-name="ce1" office:value-type="string" calcext:value-type="string">
            <text:p>fop</text:p>
          </table:table-cell>
          <table:table-cell table:number-columns-repeated="2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7260" calcext:value-type="float">
            <text:p>37260</text:p>
          </table:table-cell>
          <table:table-cell office:value-type="float" office:value="37320" calcext:value-type="float">
            <text:p>37320</text:p>
          </table:table-cell>
          <table:table-cell office:value-type="float" office:value="37361" calcext:value-type="float">
            <text:p>37361</text:p>
          </table:table-cell>
          <table:table-cell table:style-name="ce1" table:formula="of:=AVERAGE([.B89:.D89])" office:value-type="float" office:value="37313.6666666667" calcext:value-type="float">
            <text:p>37313.6666666667</text:p>
          </table:table-cell>
          <table:table-cell/>
          <table:table-cell office:value-type="float" office:value="37289" calcext:value-type="float">
            <text:p>37289</text:p>
          </table:table-cell>
          <table:table-cell office:value-type="float" office:value="37340" calcext:value-type="float">
            <text:p>37340</text:p>
          </table:table-cell>
          <table:table-cell office:value-type="float" office:value="37360" calcext:value-type="float">
            <text:p>37360</text:p>
          </table:table-cell>
          <table:table-cell table:style-name="ce1" table:formula="of:=AVERAGE([.G89:.I89])" office:value-type="float" office:value="37329.6666666667" calcext:value-type="float">
            <text:p>37329.6666666667</text:p>
          </table:table-cell>
          <table:table-cell table:number-columns-repeated="2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9298" calcext:value-type="float">
            <text:p>19298</text:p>
          </table:table-cell>
          <table:table-cell office:value-type="float" office:value="19322" calcext:value-type="float">
            <text:p>19322</text:p>
          </table:table-cell>
          <table:table-cell office:value-type="float" office:value="19235" calcext:value-type="float">
            <text:p>19235</text:p>
          </table:table-cell>
          <table:table-cell table:style-name="ce1" table:formula="of:=AVERAGE([.B90:.D90])" office:value-type="float" office:value="19285" calcext:value-type="float">
            <text:p>19285</text:p>
          </table:table-cell>
          <table:table-cell/>
          <table:table-cell office:value-type="float" office:value="19325" calcext:value-type="float">
            <text:p>19325</text:p>
          </table:table-cell>
          <table:table-cell office:value-type="float" office:value="19354" calcext:value-type="float">
            <text:p>19354</text:p>
          </table:table-cell>
          <table:table-cell office:value-type="float" office:value="19352" calcext:value-type="float">
            <text:p>19352</text:p>
          </table:table-cell>
          <table:table-cell table:style-name="ce1" table:formula="of:=AVERAGE([.G90:.I90])" office:value-type="float" office:value="19343.6666666667" calcext:value-type="float">
            <text:p>19343.6666666667</text:p>
          </table:table-cell>
          <table:table-cell table:number-columns-repeated="2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0138" calcext:value-type="float">
            <text:p>10138</text:p>
          </table:table-cell>
          <table:table-cell office:value-type="float" office:value="10103" calcext:value-type="float">
            <text:p>10103</text:p>
          </table:table-cell>
          <table:table-cell office:value-type="float" office:value="10156" calcext:value-type="float">
            <text:p>10156</text:p>
          </table:table-cell>
          <table:table-cell table:style-name="ce1" table:formula="of:=AVERAGE([.B91:.D91])" office:value-type="float" office:value="10132.3333333333" calcext:value-type="float">
            <text:p>10132.3333333333</text:p>
          </table:table-cell>
          <table:table-cell/>
          <table:table-cell office:value-type="float" office:value="10147" calcext:value-type="float">
            <text:p>10147</text:p>
          </table:table-cell>
          <table:table-cell office:value-type="float" office:value="10126" calcext:value-type="float">
            <text:p>10126</text:p>
          </table:table-cell>
          <table:table-cell office:value-type="float" office:value="10106" calcext:value-type="float">
            <text:p>10106</text:p>
          </table:table-cell>
          <table:table-cell table:style-name="ce1" table:formula="of:=AVERAGE([.G91:.I91])" office:value-type="float" office:value="10126.3333333333" calcext:value-type="float">
            <text:p>10126.3333333333</text:p>
          </table:table-cell>
          <table:table-cell table:number-columns-repeated="2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5495" calcext:value-type="float">
            <text:p>5495</text:p>
          </table:table-cell>
          <table:table-cell office:value-type="float" office:value="5494" calcext:value-type="float">
            <text:p>5494</text:p>
          </table:table-cell>
          <table:table-cell office:value-type="float" office:value="5490" calcext:value-type="float">
            <text:p>5490</text:p>
          </table:table-cell>
          <table:table-cell table:style-name="ce1" table:formula="of:=AVERAGE([.B92:.D92])" office:value-type="float" office:value="5493" calcext:value-type="float">
            <text:p>5493</text:p>
          </table:table-cell>
          <table:table-cell/>
          <table:table-cell office:value-type="float" office:value="5561" calcext:value-type="float">
            <text:p>5561</text:p>
          </table:table-cell>
          <table:table-cell office:value-type="float" office:value="5574" calcext:value-type="float">
            <text:p>5574</text:p>
          </table:table-cell>
          <table:table-cell office:value-type="float" office:value="5556" calcext:value-type="float">
            <text:p>5556</text:p>
          </table:table-cell>
          <table:table-cell table:style-name="ce1" table:formula="of:=AVERAGE([.G92:.I92])" office:value-type="float" office:value="5563.66666666667" calcext:value-type="float">
            <text:p>5563.66666666667</text:p>
          </table:table-cell>
          <table:table-cell table:number-columns-repeated="2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5272" calcext:value-type="float">
            <text:p>5272</text:p>
          </table:table-cell>
          <table:table-cell office:value-type="float" office:value="5687" calcext:value-type="float">
            <text:p>5687</text:p>
          </table:table-cell>
          <table:table-cell office:value-type="float" office:value="5070" calcext:value-type="float">
            <text:p>5070</text:p>
          </table:table-cell>
          <table:table-cell table:style-name="ce1" table:formula="of:=AVERAGE([.B93:.D93])" office:value-type="float" office:value="5343" calcext:value-type="float">
            <text:p>5343</text:p>
          </table:table-cell>
          <table:table-cell/>
          <table:table-cell office:value-type="float" office:value="5576" calcext:value-type="float">
            <text:p>5576</text:p>
          </table:table-cell>
          <table:table-cell office:value-type="float" office:value="5086" calcext:value-type="float">
            <text:p>5086</text:p>
          </table:table-cell>
          <table:table-cell office:value-type="float" office:value="5569" calcext:value-type="float">
            <text:p>5569</text:p>
          </table:table-cell>
          <table:table-cell table:style-name="ce1" table:formula="of:=AVERAGE([.G93:.I93])" office:value-type="float" office:value="5410.33333333333" calcext:value-type="float">
            <text:p>5410.33333333333</text:p>
          </table:table-cell>
          <table:table-cell table:number-columns-repeated="22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office:value-type="float" office:value="6669" calcext:value-type="float">
            <text:p>6669</text:p>
          </table:table-cell>
          <table:table-cell office:value-type="float" office:value="6439" calcext:value-type="float">
            <text:p>6439</text:p>
          </table:table-cell>
          <table:table-cell office:value-type="float" office:value="6547" calcext:value-type="float">
            <text:p>6547</text:p>
          </table:table-cell>
          <table:table-cell table:style-name="ce1" table:formula="of:=AVERAGE([.B94:.D94])" office:value-type="float" office:value="6551.66666666667" calcext:value-type="float">
            <text:p>6551.66666666667</text:p>
          </table:table-cell>
          <table:table-cell/>
          <table:table-cell office:value-type="float" office:value="7454" calcext:value-type="float">
            <text:p>7454</text:p>
          </table:table-cell>
          <table:table-cell office:value-type="float" office:value="7616" calcext:value-type="float">
            <text:p>7616</text:p>
          </table:table-cell>
          <table:table-cell office:value-type="float" office:value="7068" calcext:value-type="float">
            <text:p>7068</text:p>
          </table:table-cell>
          <table:table-cell table:style-name="ce1" table:formula="of:=AVERAGE([.G94:.I94])" office:value-type="float" office:value="7379.33333333333" calcext:value-type="float">
            <text:p>7379.33333333333</text:p>
          </table:table-cell>
          <table:table-cell table:number-columns-repeated="22"/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office:value-type="float" office:value="9068" calcext:value-type="float">
            <text:p>9068</text:p>
          </table:table-cell>
          <table:table-cell office:value-type="float" office:value="9103" calcext:value-type="float">
            <text:p>9103</text:p>
          </table:table-cell>
          <table:table-cell office:value-type="float" office:value="9225" calcext:value-type="float">
            <text:p>9225</text:p>
          </table:table-cell>
          <table:table-cell table:style-name="ce1" table:formula="of:=AVERAGE([.B95:.D95])" office:value-type="float" office:value="9132" calcext:value-type="float">
            <text:p>9132</text:p>
          </table:table-cell>
          <table:table-cell/>
          <table:table-cell office:value-type="float" office:value="10317" calcext:value-type="float">
            <text:p>10317</text:p>
          </table:table-cell>
          <table:table-cell office:value-type="float" office:value="10468" calcext:value-type="float">
            <text:p>10468</text:p>
          </table:table-cell>
          <table:table-cell office:value-type="float" office:value="8972" calcext:value-type="float">
            <text:p>8972</text:p>
          </table:table-cell>
          <table:table-cell table:style-name="ce1" table:formula="of:=AVERAGE([.G95:.I95])" office:value-type="float" office:value="9919" calcext:value-type="float">
            <text:p>9919</text:p>
          </table:table-cell>
          <table:table-cell table:number-columns-repeated="22"/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office:value-type="float" office:value="8701" calcext:value-type="float">
            <text:p>8701</text:p>
          </table:table-cell>
          <table:table-cell office:value-type="float" office:value="10214" calcext:value-type="float">
            <text:p>10214</text:p>
          </table:table-cell>
          <table:table-cell office:value-type="float" office:value="8916" calcext:value-type="float">
            <text:p>8916</text:p>
          </table:table-cell>
          <table:table-cell table:style-name="ce1" table:formula="of:=AVERAGE([.B96:.D96])" office:value-type="float" office:value="9277" calcext:value-type="float">
            <text:p>9277</text:p>
          </table:table-cell>
          <table:table-cell/>
          <table:table-cell office:value-type="float" office:value="10734" calcext:value-type="float">
            <text:p>10734</text:p>
          </table:table-cell>
          <table:table-cell office:value-type="float" office:value="10622" calcext:value-type="float">
            <text:p>10622</text:p>
          </table:table-cell>
          <table:table-cell office:value-type="float" office:value="10648" calcext:value-type="float">
            <text:p>10648</text:p>
          </table:table-cell>
          <table:table-cell table:style-name="ce1" table:formula="of:=AVERAGE([.G96:.I96])" office:value-type="float" office:value="10668" calcext:value-type="float">
            <text:p>10668</text:p>
          </table:table-cell>
          <table:table-cell table:number-columns-repeated="22"/>
        </table:table-row>
        <table:table-row table:style-name="ro1" table:number-rows-repeated="4">
          <table:table-cell table:style-name="Default"/>
          <table:table-cell table:number-columns-repeated="31"/>
        </table:table-row>
        <table:table-row table:style-name="ro1">
          <table:table-cell table:style-name="Default"/>
          <table:table-cell office:value-type="string" calcext:value-type="string">
            <text:p>FAST FLOW</text:p>
          </table:table-cell>
          <table:table-cell table:number-columns-repeated="30"/>
        </table:table-row>
        <table:table-row table:style-name="ro1" table:number-rows-repeated="3">
          <table:table-cell table:style-name="Default"/>
          <table:table-cell table:number-columns-repeated="31"/>
        </table:table-row>
        <table:table-row table:style-name="ro1">
          <table:table-cell table:style-name="Default"/>
          <table:table-cell office:value-type="string" calcext:value-type="string">
            <text:p>pof</text:p>
          </table:table-cell>
          <table:table-cell table:number-columns-repeated="4"/>
          <table:table-cell office:value-type="string" calcext:value-type="string">
            <text:p>fop</text:p>
          </table:table-cell>
          <table:table-cell table:number-columns-repeated="2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3713" calcext:value-type="float">
            <text:p>23713</text:p>
          </table:table-cell>
          <table:table-cell office:value-type="float" office:value="22339" calcext:value-type="float">
            <text:p>22339</text:p>
          </table:table-cell>
          <table:table-cell office:value-type="float" office:value="22363" calcext:value-type="float">
            <text:p>22363</text:p>
          </table:table-cell>
          <table:table-cell table:style-name="ce1" table:formula="of:=AVERAGE([.B106:.D106])" office:value-type="float" office:value="22805" calcext:value-type="float">
            <text:p>22805</text:p>
          </table:table-cell>
          <table:table-cell/>
          <table:table-cell office:value-type="float" office:value="22266" calcext:value-type="float">
            <text:p>22266</text:p>
          </table:table-cell>
          <table:table-cell office:value-type="float" office:value="22590" calcext:value-type="float">
            <text:p>22590</text:p>
          </table:table-cell>
          <table:table-cell office:value-type="float" office:value="22400" calcext:value-type="float">
            <text:p>22400</text:p>
          </table:table-cell>
          <table:table-cell table:formula="of:=AVERAGE([.G106:.I106])" office:value-type="float" office:value="22418.6666666667" calcext:value-type="float">
            <text:p>22418.6666666667</text:p>
          </table:table-cell>
          <table:table-cell table:number-columns-repeated="2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2179" calcext:value-type="float">
            <text:p>12179</text:p>
          </table:table-cell>
          <table:table-cell office:value-type="float" office:value="12075" calcext:value-type="float">
            <text:p>12075</text:p>
          </table:table-cell>
          <table:table-cell office:value-type="float" office:value="12080" calcext:value-type="float">
            <text:p>12080</text:p>
          </table:table-cell>
          <table:table-cell table:style-name="ce1" table:formula="of:=AVERAGE([.B107:.D107])" office:value-type="float" office:value="12111.3333333333" calcext:value-type="float">
            <text:p>12111.3333333333</text:p>
          </table:table-cell>
          <table:table-cell/>
          <table:table-cell office:value-type="float" office:value="12099" calcext:value-type="float">
            <text:p>12099</text:p>
          </table:table-cell>
          <table:table-cell office:value-type="float" office:value="12128" calcext:value-type="float">
            <text:p>12128</text:p>
          </table:table-cell>
          <table:table-cell office:value-type="float" office:value="12108" calcext:value-type="float">
            <text:p>12108</text:p>
          </table:table-cell>
          <table:table-cell table:formula="of:=AVERAGE([.G107:.I107])" office:value-type="float" office:value="12111.6666666667" calcext:value-type="float">
            <text:p>12111.6666666667</text:p>
          </table:table-cell>
          <table:table-cell table:number-columns-repeated="2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6781" calcext:value-type="float">
            <text:p>6781</text:p>
          </table:table-cell>
          <table:table-cell office:value-type="float" office:value="6505" calcext:value-type="float">
            <text:p>6505</text:p>
          </table:table-cell>
          <table:table-cell office:value-type="float" office:value="6337" calcext:value-type="float">
            <text:p>6337</text:p>
          </table:table-cell>
          <table:table-cell table:style-name="ce1" table:formula="of:=AVERAGE([.B108:.D108])" office:value-type="float" office:value="6541" calcext:value-type="float">
            <text:p>6541</text:p>
          </table:table-cell>
          <table:table-cell/>
          <table:table-cell office:value-type="float" office:value="6341" calcext:value-type="float">
            <text:p>6341</text:p>
          </table:table-cell>
          <table:table-cell office:value-type="float" office:value="6301" calcext:value-type="float">
            <text:p>6301</text:p>
          </table:table-cell>
          <table:table-cell office:value-type="float" office:value="6335" calcext:value-type="float">
            <text:p>6335</text:p>
          </table:table-cell>
          <table:table-cell table:formula="of:=AVERAGE([.G108:.I108])" office:value-type="float" office:value="6325.66666666667" calcext:value-type="float">
            <text:p>6325.66666666667</text:p>
          </table:table-cell>
          <table:table-cell table:number-columns-repeated="2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5077" calcext:value-type="float">
            <text:p>5077</text:p>
          </table:table-cell>
          <table:table-cell office:value-type="float" office:value="4193" calcext:value-type="float">
            <text:p>4193</text:p>
          </table:table-cell>
          <table:table-cell office:value-type="float" office:value="4469" calcext:value-type="float">
            <text:p>4469</text:p>
          </table:table-cell>
          <table:table-cell table:style-name="ce1" table:formula="of:=AVERAGE([.B109:.D109])" office:value-type="float" office:value="4579.66666666667" calcext:value-type="float">
            <text:p>4579.66666666667</text:p>
          </table:table-cell>
          <table:table-cell/>
          <table:table-cell office:value-type="float" office:value="5509" calcext:value-type="float">
            <text:p>5509</text:p>
          </table:table-cell>
          <table:table-cell office:value-type="float" office:value="5217" calcext:value-type="float">
            <text:p>5217</text:p>
          </table:table-cell>
          <table:table-cell office:value-type="float" office:value="5915" calcext:value-type="float">
            <text:p>5915</text:p>
          </table:table-cell>
          <table:table-cell table:formula="of:=AVERAGE([.G109:.I109])" office:value-type="float" office:value="5547" calcext:value-type="float">
            <text:p>5547</text:p>
          </table:table-cell>
          <table:table-cell table:number-columns-repeated="2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8837" calcext:value-type="float">
            <text:p>8837</text:p>
          </table:table-cell>
          <table:table-cell office:value-type="float" office:value="7177" calcext:value-type="float">
            <text:p>7177</text:p>
          </table:table-cell>
          <table:table-cell office:value-type="float" office:value="8053" calcext:value-type="float">
            <text:p>8053</text:p>
          </table:table-cell>
          <table:table-cell table:style-name="ce1" table:formula="of:=AVERAGE([.B110:.D110])" office:value-type="float" office:value="8022.33333333333" calcext:value-type="float">
            <text:p>8022.33333333333</text:p>
          </table:table-cell>
          <table:table-cell/>
          <table:table-cell office:value-type="float" office:value="7840" calcext:value-type="float">
            <text:p>7840</text:p>
          </table:table-cell>
          <table:table-cell office:value-type="float" office:value="7423" calcext:value-type="float">
            <text:p>7423</text:p>
          </table:table-cell>
          <table:table-cell office:value-type="float" office:value="7332" calcext:value-type="float">
            <text:p>7332</text:p>
          </table:table-cell>
          <table:table-cell table:formula="of:=AVERAGE([.G110:.I110])" office:value-type="float" office:value="7531.66666666667" calcext:value-type="float">
            <text:p>7531.66666666667</text:p>
          </table:table-cell>
          <table:table-cell table:number-columns-repeated="22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office:value-type="float" office:value="7029" calcext:value-type="float">
            <text:p>7029</text:p>
          </table:table-cell>
          <table:table-cell office:value-type="float" office:value="8598" calcext:value-type="float">
            <text:p>8598</text:p>
          </table:table-cell>
          <table:table-cell office:value-type="float" office:value="7653" calcext:value-type="float">
            <text:p>7653</text:p>
          </table:table-cell>
          <table:table-cell table:style-name="ce1" table:formula="of:=AVERAGE([.B111:.D111])" office:value-type="float" office:value="7760" calcext:value-type="float">
            <text:p>7760</text:p>
          </table:table-cell>
          <table:table-cell/>
          <table:table-cell office:value-type="float" office:value="7657" calcext:value-type="float">
            <text:p>7657</text:p>
          </table:table-cell>
          <table:table-cell office:value-type="float" office:value="7258" calcext:value-type="float">
            <text:p>7258</text:p>
          </table:table-cell>
          <table:table-cell office:value-type="float" office:value="7713" calcext:value-type="float">
            <text:p>7713</text:p>
          </table:table-cell>
          <table:table-cell table:formula="of:=AVERAGE([.G111:.I111])" office:value-type="float" office:value="7542.66666666667" calcext:value-type="float">
            <text:p>7542.66666666667</text:p>
          </table:table-cell>
          <table:table-cell table:number-columns-repeated="22"/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office:value-type="float" office:value="14963" calcext:value-type="float">
            <text:p>14963</text:p>
          </table:table-cell>
          <table:table-cell office:value-type="float" office:value="15458" calcext:value-type="float">
            <text:p>15458</text:p>
          </table:table-cell>
          <table:table-cell office:value-type="float" office:value="15042" calcext:value-type="float">
            <text:p>15042</text:p>
          </table:table-cell>
          <table:table-cell table:style-name="ce1" table:formula="of:=AVERAGE([.B112:.D112])" office:value-type="float" office:value="15154.3333333333" calcext:value-type="float">
            <text:p>15154.3333333333</text:p>
          </table:table-cell>
          <table:table-cell/>
          <table:table-cell office:value-type="float" office:value="13860" calcext:value-type="float">
            <text:p>13860</text:p>
          </table:table-cell>
          <table:table-cell office:value-type="float" office:value="13760" calcext:value-type="float">
            <text:p>13760</text:p>
          </table:table-cell>
          <table:table-cell office:value-type="float" office:value="13329" calcext:value-type="float">
            <text:p>13329</text:p>
          </table:table-cell>
          <table:table-cell table:formula="of:=AVERAGE([.G112:.I112])" office:value-type="float" office:value="13649.6666666667" calcext:value-type="float">
            <text:p>13649.6666666667</text:p>
          </table:table-cell>
          <table:table-cell table:number-columns-repeated="22"/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office:value-type="float" office:value="32819" calcext:value-type="float">
            <text:p>32819</text:p>
          </table:table-cell>
          <table:table-cell office:value-type="float" office:value="31491" calcext:value-type="float">
            <text:p>31491</text:p>
          </table:table-cell>
          <table:table-cell office:value-type="float" office:value="32336" calcext:value-type="float">
            <text:p>32336</text:p>
          </table:table-cell>
          <table:table-cell table:style-name="ce1" table:formula="of:=AVERAGE([.B113:.D113])" office:value-type="float" office:value="32215.3333333333" calcext:value-type="float">
            <text:p>32215.3333333333</text:p>
          </table:table-cell>
          <table:table-cell/>
          <table:table-cell office:value-type="float" office:value="26833" calcext:value-type="float">
            <text:p>26833</text:p>
          </table:table-cell>
          <table:table-cell office:value-type="float" office:value="27304" calcext:value-type="float">
            <text:p>27304</text:p>
          </table:table-cell>
          <table:table-cell office:value-type="float" office:value="27763" calcext:value-type="float">
            <text:p>27763</text:p>
          </table:table-cell>
          <table:table-cell table:formula="of:=AVERAGE([.G113:.I113])" office:value-type="float" office:value="27300" calcext:value-type="float">
            <text:p>27300</text:p>
          </table:table-cell>
          <table:table-cell table:number-columns-repeated="22"/>
        </table:table-row>
        <table:table-row table:style-name="ro1" table:number-rows-repeated="3">
          <table:table-cell table:style-name="Default"/>
          <table:table-cell table:number-columns-repeated="31"/>
        </table:table-row>
        <table:table-row table:style-name="ro1">
          <table:table-cell table:style-name="Default"/>
          <table:table-cell office:value-type="string" calcext:value-type="string">
            <text:p>c++ pof with 1 on meddle</text:p>
          </table:table-cell>
          <table:table-cell table:number-columns-repeated="30"/>
        </table:table-row>
        <table:table-row table:style-name="ro1">
          <table:table-cell table:style-name="Default"/>
          <table:table-cell office:value-type="string" calcext:value-type="string">
            <text:p><text:s/></text:p>
          </table:table-cell>
          <table:table-cell table:number-columns-repeated="30"/>
        </table:table-row>
        <table:table-row table:style-name="ro1">
          <table:table-cell table:style-name="Default"/>
          <table:table-cell table:number-columns-repeated="2"/>
          <table:table-cell office:value-type="float" office:value="37291" calcext:value-type="float">
            <text:p>37291</text:p>
          </table:table-cell>
          <table:table-cell office:value-type="float" office:value="37317" calcext:value-type="float">
            <text:p>37317</text:p>
          </table:table-cell>
          <table:table-cell office:value-type="float" office:value="37385" calcext:value-type="float">
            <text:p>37385</text:p>
          </table:table-cell>
          <table:table-cell table:formula="of:=AVERAGE([.D119:.F119])" office:value-type="float" office:value="37331" calcext:value-type="float">
            <text:p>37331</text:p>
          </table:table-cell>
          <table:table-cell table:number-columns-repeated="25"/>
        </table:table-row>
        <table:table-row table:style-name="ro1">
          <table:table-cell table:style-name="Default"/>
          <table:table-cell table:number-columns-repeated="2"/>
          <table:table-cell office:value-type="float" office:value="19268" calcext:value-type="float">
            <text:p>19268</text:p>
          </table:table-cell>
          <table:table-cell office:value-type="float" office:value="19249" calcext:value-type="float">
            <text:p>19249</text:p>
          </table:table-cell>
          <table:table-cell office:value-type="float" office:value="19274" calcext:value-type="float">
            <text:p>19274</text:p>
          </table:table-cell>
          <table:table-cell table:formula="of:=AVERAGE([.D120:.F120])" office:value-type="float" office:value="19263.6666666667" calcext:value-type="float">
            <text:p>19263.6666666667</text:p>
          </table:table-cell>
          <table:table-cell table:number-columns-repeated="25"/>
        </table:table-row>
        <table:table-row table:style-name="ro1">
          <table:table-cell table:style-name="Default"/>
          <table:table-cell table:number-columns-repeated="2"/>
          <table:table-cell office:value-type="float" office:value="10098" calcext:value-type="float">
            <text:p>10098</text:p>
          </table:table-cell>
          <table:table-cell office:value-type="float" office:value="10133" calcext:value-type="float">
            <text:p>10133</text:p>
          </table:table-cell>
          <table:table-cell office:value-type="float" office:value="10145" calcext:value-type="float">
            <text:p>10145</text:p>
          </table:table-cell>
          <table:table-cell table:formula="of:=AVERAGE([.D121:.F121])" office:value-type="float" office:value="10125.3333333333" calcext:value-type="float">
            <text:p>10125.3333333333</text:p>
          </table:table-cell>
          <table:table-cell table:number-columns-repeated="25"/>
        </table:table-row>
        <table:table-row table:style-name="ro1">
          <table:table-cell table:style-name="Default"/>
          <table:table-cell table:number-columns-repeated="2"/>
          <table:table-cell office:value-type="float" office:value="5480" calcext:value-type="float">
            <text:p>5480</text:p>
          </table:table-cell>
          <table:table-cell office:value-type="float" office:value="5531" calcext:value-type="float">
            <text:p>5531</text:p>
          </table:table-cell>
          <table:table-cell office:value-type="float" office:value="5487" calcext:value-type="float">
            <text:p>5487</text:p>
          </table:table-cell>
          <table:table-cell table:formula="of:=AVERAGE([.D122:.F122])" office:value-type="float" office:value="5499.33333333333" calcext:value-type="float">
            <text:p>5499.33333333333</text:p>
          </table:table-cell>
          <table:table-cell table:number-columns-repeated="25"/>
        </table:table-row>
        <table:table-row table:style-name="ro1">
          <table:table-cell table:style-name="Default"/>
          <table:table-cell table:number-columns-repeated="2"/>
          <table:table-cell office:value-type="float" office:value="8050" calcext:value-type="float">
            <text:p>8050</text:p>
          </table:table-cell>
          <table:table-cell office:value-type="float" office:value="7921" calcext:value-type="float">
            <text:p>7921</text:p>
          </table:table-cell>
          <table:table-cell office:value-type="float" office:value="7998" calcext:value-type="float">
            <text:p>7998</text:p>
          </table:table-cell>
          <table:table-cell table:formula="of:=AVERAGE([.D123:.F123])" office:value-type="float" office:value="7989.66666666667" calcext:value-type="float">
            <text:p>7989.66666666667</text:p>
          </table:table-cell>
          <table:table-cell table:number-columns-repeated="25"/>
        </table:table-row>
        <table:table-row table:style-name="ro1">
          <table:table-cell table:style-name="Default"/>
          <table:table-cell table:number-columns-repeated="2"/>
          <table:table-cell office:value-type="float" office:value="9115" calcext:value-type="float">
            <text:p>9115</text:p>
          </table:table-cell>
          <table:table-cell office:value-type="float" office:value="9081" calcext:value-type="float">
            <text:p>9081</text:p>
          </table:table-cell>
          <table:table-cell office:value-type="float" office:value="9226" calcext:value-type="float">
            <text:p>9226</text:p>
          </table:table-cell>
          <table:table-cell table:formula="of:=AVERAGE([.D124:.F124])" office:value-type="float" office:value="9140.66666666667" calcext:value-type="float">
            <text:p>9140.66666666667</text:p>
          </table:table-cell>
          <table:table-cell table:number-columns-repeated="25"/>
        </table:table-row>
        <table:table-row table:style-name="ro1">
          <table:table-cell table:style-name="Default"/>
          <table:table-cell table:number-columns-repeated="2"/>
          <table:table-cell office:value-type="float" office:value="9420" calcext:value-type="float">
            <text:p>9420</text:p>
          </table:table-cell>
          <table:table-cell office:value-type="float" office:value="9261" calcext:value-type="float">
            <text:p>9261</text:p>
          </table:table-cell>
          <table:table-cell office:value-type="float" office:value="9381" calcext:value-type="float">
            <text:p>9381</text:p>
          </table:table-cell>
          <table:table-cell table:formula="of:=AVERAGE([.D125:.F125])" office:value-type="float" office:value="9354" calcext:value-type="float">
            <text:p>9354</text:p>
          </table:table-cell>
          <table:table-cell table:number-columns-repeated="25"/>
        </table:table-row>
        <table:table-row table:style-name="ro1">
          <table:table-cell table:style-name="Default"/>
          <table:table-cell table:number-columns-repeated="2"/>
          <table:table-cell office:value-type="float" office:value="9384" calcext:value-type="float">
            <text:p>9384</text:p>
          </table:table-cell>
          <table:table-cell office:value-type="float" office:value="8640" calcext:value-type="float">
            <text:p>8640</text:p>
          </table:table-cell>
          <table:table-cell office:value-type="float" office:value="8739" calcext:value-type="float">
            <text:p>8739</text:p>
          </table:table-cell>
          <table:table-cell table:formula="of:=AVERAGE([.D126:.F126])" office:value-type="float" office:value="8921" calcext:value-type="float">
            <text:p>8921</text:p>
          </table:table-cell>
          <table:table-cell table:number-columns-repeated="25"/>
        </table:table-row>
        <table:table-row table:style-name="ro1" table:number-rows-repeated="6">
          <table:table-cell table:style-name="Default"/>
          <table:table-cell table:number-columns-repeated="31"/>
        </table:table-row>
        <table:table-row table:style-name="ro1">
          <table:table-cell table:style-name="Default"/>
          <table:table-cell office:value-type="string" calcext:value-type="string">
            <text:p><text:s/>SML with pool of thread</text:p>
          </table:table-cell>
          <table:table-cell table:number-columns-repeated="30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media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efficiency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606" calcext:value-type="float">
            <text:p>20606</text:p>
          </table:table-cell>
          <table:table-cell office:value-type="float" office:value="20595" calcext:value-type="float">
            <text:p>20595</text:p>
          </table:table-cell>
          <table:table-cell office:value-type="float" office:value="20657" calcext:value-type="float">
            <text:p>20657</text:p>
          </table:table-cell>
          <table:table-cell table:style-name="ce1" table:formula="of:=AVERAGE([.D135:.F135])" office:value-type="float" office:value="20619.3333333333" calcext:value-type="float">
            <text:p>20619.3333333333</text:p>
          </table:table-cell>
          <table:table-cell table:formula="of:=[.A135]/[.G135]" office:value-type="float" office:value="2.91672863655469" calcext:value-type="float">
            <text:p>2.91672863655469</text:p>
          </table:table-cell>
          <table:table-cell table:formula="of:=[.H135]/[.B135]" office:value-type="float" office:value="0.972242878851565" calcext:value-type="float">
            <text:p>0.972242878851565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611" calcext:value-type="float">
            <text:p>10611</text:p>
          </table:table-cell>
          <table:table-cell office:value-type="float" office:value="10593" calcext:value-type="float">
            <text:p>10593</text:p>
          </table:table-cell>
          <table:table-cell office:value-type="float" office:value="10610" calcext:value-type="float">
            <text:p>10610</text:p>
          </table:table-cell>
          <table:table-cell table:style-name="ce1" table:formula="of:=AVERAGE([.D136:.F136])" office:value-type="float" office:value="10604.6666666667" calcext:value-type="float">
            <text:p>10604.6666666667</text:p>
          </table:table-cell>
          <table:table-cell table:formula="of:=[.A136]/[.G136]" office:value-type="float" office:value="5.67118249827118" calcext:value-type="float">
            <text:p>5.67118249827118</text:p>
          </table:table-cell>
          <table:table-cell table:formula="of:=[.H136]/[.B136]" office:value-type="float" office:value="0.945197083045197" calcext:value-type="float">
            <text:p>0.945197083045197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443" calcext:value-type="float">
            <text:p>7443</text:p>
          </table:table-cell>
          <table:table-cell office:value-type="float" office:value="7425" calcext:value-type="float">
            <text:p>7425</text:p>
          </table:table-cell>
          <table:table-cell office:value-type="float" office:value="7426" calcext:value-type="float">
            <text:p>7426</text:p>
          </table:table-cell>
          <table:table-cell table:style-name="ce1" table:formula="of:=AVERAGE([.D137:.F137])" office:value-type="float" office:value="7431.33333333333" calcext:value-type="float">
            <text:p>7431.33333333333</text:p>
          </table:table-cell>
          <table:table-cell table:formula="of:=[.A137]/[.G137]" office:value-type="float" office:value="8.09289494931372" calcext:value-type="float">
            <text:p>8.09289494931372</text:p>
          </table:table-cell>
          <table:table-cell table:formula="of:=[.H137]/[.B137]" office:value-type="float" office:value="0.899210549923747" calcext:value-type="float">
            <text:p>0.899210549923747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765" calcext:value-type="float">
            <text:p>5765</text:p>
          </table:table-cell>
          <table:table-cell office:value-type="float" office:value="5755" calcext:value-type="float">
            <text:p>5755</text:p>
          </table:table-cell>
          <table:table-cell office:value-type="float" office:value="5760" calcext:value-type="float">
            <text:p>5760</text:p>
          </table:table-cell>
          <table:table-cell table:style-name="ce1" table:formula="of:=AVERAGE([.D138:.F138])" office:value-type="float" office:value="5760" calcext:value-type="float">
            <text:p>5760</text:p>
          </table:table-cell>
          <table:table-cell table:formula="of:=[.A138]/[.G138]" office:value-type="float" office:value="10.4411458333333" calcext:value-type="float">
            <text:p>10.4411458333333</text:p>
          </table:table-cell>
          <table:table-cell table:formula="of:=[.H138]/[.B138]" office:value-type="float" office:value="0.870095486111111" calcext:value-type="float">
            <text:p>0.870095486111111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834" calcext:value-type="float">
            <text:p>4834</text:p>
          </table:table-cell>
          <table:table-cell office:value-type="float" office:value="4832" calcext:value-type="float">
            <text:p>4832</text:p>
          </table:table-cell>
          <table:table-cell office:value-type="float" office:value="4859" calcext:value-type="float">
            <text:p>4859</text:p>
          </table:table-cell>
          <table:table-cell table:style-name="ce1" table:formula="of:=AVERAGE([.D139:.F139])" office:value-type="float" office:value="4841.66666666667" calcext:value-type="float">
            <text:p>4841.66666666667</text:p>
          </table:table-cell>
          <table:table-cell table:formula="of:=[.A139]/[.G139]" office:value-type="float" office:value="12.4215490533563" calcext:value-type="float">
            <text:p>12.4215490533563</text:p>
          </table:table-cell>
          <table:table-cell table:formula="of:=[.H139]/[.B139]" office:value-type="float" office:value="0.828103270223752" calcext:value-type="float">
            <text:p>0.828103270223752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16" calcext:value-type="float">
            <text:p>4416</text:p>
          </table:table-cell>
          <table:table-cell office:value-type="float" office:value="4375" calcext:value-type="float">
            <text:p>4375</text:p>
          </table:table-cell>
          <table:table-cell office:value-type="float" office:value="4368" calcext:value-type="float">
            <text:p>4368</text:p>
          </table:table-cell>
          <table:table-cell table:style-name="ce1" table:formula="of:=AVERAGE([.D140:.F140])" office:value-type="float" office:value="4386.33333333333" calcext:value-type="float">
            <text:p>4386.33333333333</text:p>
          </table:table-cell>
          <table:table-cell table:formula="of:=[.A140]/[.G140]" office:value-type="float" office:value="13.7109962763128" calcext:value-type="float">
            <text:p>13.7109962763128</text:p>
          </table:table-cell>
          <table:table-cell table:formula="of:=[.H140]/[.B140]" office:value-type="float" office:value="0.761722015350711" calcext:value-type="float">
            <text:p>0.761722015350711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193" calcext:value-type="float">
            <text:p>4193</text:p>
          </table:table-cell>
          <table:table-cell office:value-type="float" office:value="4010" calcext:value-type="float">
            <text:p>4010</text:p>
          </table:table-cell>
          <table:table-cell office:value-type="float" office:value="4154" calcext:value-type="float">
            <text:p>4154</text:p>
          </table:table-cell>
          <table:table-cell table:style-name="ce1" table:formula="of:=AVERAGE([.D141:.F141])" office:value-type="float" office:value="4119" calcext:value-type="float">
            <text:p>4119</text:p>
          </table:table-cell>
          <table:table-cell table:formula="of:=[.A141]/[.G141]" office:value-type="float" office:value="14.6008739985433" calcext:value-type="float">
            <text:p>14.6008739985433</text:p>
          </table:table-cell>
          <table:table-cell table:formula="of:=[.H141]/[.B141]" office:value-type="float" office:value="0.695279714216349" calcext:value-type="float">
            <text:p>0.695279714216349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143" calcext:value-type="float">
            <text:p>4143</text:p>
          </table:table-cell>
          <table:table-cell office:value-type="float" office:value="4033" calcext:value-type="float">
            <text:p>4033</text:p>
          </table:table-cell>
          <table:table-cell office:value-type="float" office:value="4045" calcext:value-type="float">
            <text:p>4045</text:p>
          </table:table-cell>
          <table:table-cell table:style-name="ce1" table:formula="of:=AVERAGE([.D142:.F142])" office:value-type="float" office:value="4073.66666666667" calcext:value-type="float">
            <text:p>4073.66666666667</text:p>
          </table:table-cell>
          <table:table-cell table:formula="of:=[.A142]/[.G142]" office:value-type="float" office:value="14.7633581539972" calcext:value-type="float">
            <text:p>14.7633581539972</text:p>
          </table:table-cell>
          <table:table-cell table:formula="of:=[.H142]/[.B142]" office:value-type="float" office:value="0.615139923083217" calcext:value-type="float">
            <text:p>0.615139923083217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078" calcext:value-type="float">
            <text:p>4078</text:p>
          </table:table-cell>
          <table:table-cell office:value-type="float" office:value="4002" calcext:value-type="float">
            <text:p>4002</text:p>
          </table:table-cell>
          <table:table-cell office:value-type="float" office:value="4016" calcext:value-type="float">
            <text:p>4016</text:p>
          </table:table-cell>
          <table:table-cell table:style-name="ce1" table:formula="of:=AVERAGE([.D143:.F143])" office:value-type="float" office:value="4032" calcext:value-type="float">
            <text:p>4032</text:p>
          </table:table-cell>
          <table:table-cell table:formula="of:=[.A143]/[.G143]" office:value-type="float" office:value="14.9159226190476" calcext:value-type="float">
            <text:p>14.9159226190476</text:p>
          </table:table-cell>
          <table:table-cell table:formula="of:=[.H143]/[.B143]" office:value-type="float" office:value="0.552441578483245" calcext:value-type="float">
            <text:p>0.552441578483245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062" calcext:value-type="float">
            <text:p>4062</text:p>
          </table:table-cell>
          <table:table-cell office:value-type="float" office:value="4153" calcext:value-type="float">
            <text:p>4153</text:p>
          </table:table-cell>
          <table:table-cell office:value-type="float" office:value="4084" calcext:value-type="float">
            <text:p>4084</text:p>
          </table:table-cell>
          <table:table-cell table:style-name="ce1" table:formula="of:=AVERAGE([.D144:.F144])" office:value-type="float" office:value="4099.66666666667" calcext:value-type="float">
            <text:p>4099.66666666667</text:p>
          </table:table-cell>
          <table:table-cell table:formula="of:=[.A144]/[.G144]" office:value-type="float" office:value="14.6697292462802" calcext:value-type="float">
            <text:p>14.6697292462802</text:p>
          </table:table-cell>
          <table:table-cell table:formula="of:=[.H144]/[.B144]" office:value-type="float" office:value="0.488990974876006" calcext:value-type="float">
            <text:p>0.488990974876006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226" calcext:value-type="float">
            <text:p>4226</text:p>
          </table:table-cell>
          <table:table-cell office:value-type="float" office:value="4225" calcext:value-type="float">
            <text:p>4225</text:p>
          </table:table-cell>
          <table:table-cell table:style-name="ce1" table:formula="of:=AVERAGE([.D145:.F145])" office:value-type="float" office:value="4238.66666666667" calcext:value-type="float">
            <text:p>4238.66666666667</text:p>
          </table:table-cell>
          <table:table-cell table:formula="of:=[.A145]/[.G145]" office:value-type="float" office:value="14.188659955961" calcext:value-type="float">
            <text:p>14.188659955961</text:p>
          </table:table-cell>
          <table:table-cell table:formula="of:=[.H145]/[.B145]" office:value-type="float" office:value="0.429959392604878" calcext:value-type="float">
            <text:p>0.429959392604878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682" calcext:value-type="float">
            <text:p>4682</text:p>
          </table:table-cell>
          <table:table-cell office:value-type="float" office:value="4845" calcext:value-type="float">
            <text:p>4845</text:p>
          </table:table-cell>
          <table:table-cell office:value-type="float" office:value="4851" calcext:value-type="float">
            <text:p>4851</text:p>
          </table:table-cell>
          <table:table-cell table:style-name="ce1" table:formula="of:=AVERAGE([.D146:.F146])" office:value-type="float" office:value="4792.66666666667" calcext:value-type="float">
            <text:p>4792.66666666667</text:p>
          </table:table-cell>
          <table:table-cell table:formula="of:=[.A146]/[.G146]" office:value-type="float" office:value="12.5485463903185" calcext:value-type="float">
            <text:p>12.5485463903185</text:p>
          </table:table-cell>
          <table:table-cell table:formula="of:=[.H146]/[.B146]" office:value-type="float" office:value="0.298774914055203" calcext:value-type="float">
            <text:p>0.298774914055203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248" calcext:value-type="float">
            <text:p>5248</text:p>
          </table:table-cell>
          <table:table-cell office:value-type="float" office:value="5257" calcext:value-type="float">
            <text:p>5257</text:p>
          </table:table-cell>
          <table:table-cell office:value-type="float" office:value="5266" calcext:value-type="float">
            <text:p>5266</text:p>
          </table:table-cell>
          <table:table-cell table:style-name="ce1" table:formula="of:=AVERAGE([.D147:.F147])" office:value-type="float" office:value="5257" calcext:value-type="float">
            <text:p>5257</text:p>
          </table:table-cell>
          <table:table-cell table:formula="of:=[.A147]/[.G147]" office:value-type="float" office:value="11.4401750047556" calcext:value-type="float">
            <text:p>11.4401750047556</text:p>
          </table:table-cell>
          <table:table-cell table:formula="of:=[.H147]/[.B147]" office:value-type="float" office:value="0.224317156955991" calcext:value-type="float">
            <text:p>0.224317156955991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727" calcext:value-type="float">
            <text:p>5727</text:p>
          </table:table-cell>
          <table:table-cell office:value-type="float" office:value="5751" calcext:value-type="float">
            <text:p>5751</text:p>
          </table:table-cell>
          <table:table-cell office:value-type="float" office:value="5792" calcext:value-type="float">
            <text:p>5792</text:p>
          </table:table-cell>
          <table:table-cell table:style-name="ce1" table:formula="of:=AVERAGE([.D148:.F148])" office:value-type="float" office:value="5756.66666666667" calcext:value-type="float">
            <text:p>5756.66666666667</text:p>
          </table:table-cell>
          <table:table-cell table:formula="of:=[.A148]/[.G148]" office:value-type="float" office:value="10.4471916618413" calcext:value-type="float">
            <text:p>10.4471916618413</text:p>
          </table:table-cell>
          <table:table-cell table:formula="of:=[.H148]/[.B148]" office:value-type="float" office:value="0.174119861030689" calcext:value-type="float">
            <text:p>0.174119861030689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154" calcext:value-type="float">
            <text:p>6154</text:p>
          </table:table-cell>
          <table:table-cell office:value-type="float" office:value="5997" calcext:value-type="float">
            <text:p>5997</text:p>
          </table:table-cell>
          <table:table-cell office:value-type="float" office:value="5963" calcext:value-type="float">
            <text:p>5963</text:p>
          </table:table-cell>
          <table:table-cell table:style-name="ce1" table:formula="of:=AVERAGE([.D149:.F149])" office:value-type="float" office:value="6038" calcext:value-type="float">
            <text:p>6038</text:p>
          </table:table-cell>
          <table:table-cell table:formula="of:=[.A149]/[.G149]" office:value-type="float" office:value="9.96041735674064" calcext:value-type="float">
            <text:p>9.96041735674064</text:p>
          </table:table-cell>
          <table:table-cell table:formula="of:=[.H149]/[.B149]" office:value-type="float" office:value="0.144353874735372" calcext:value-type="float">
            <text:p>0.144353874735372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752" calcext:value-type="float">
            <text:p>6752</text:p>
          </table:table-cell>
          <table:table-cell office:value-type="float" office:value="6657" calcext:value-type="float">
            <text:p>6657</text:p>
          </table:table-cell>
          <table:table-cell office:value-type="float" office:value="6862" calcext:value-type="float">
            <text:p>6862</text:p>
          </table:table-cell>
          <table:table-cell table:style-name="ce1" table:formula="of:=AVERAGE([.D150:.F150])" office:value-type="float" office:value="6757" calcext:value-type="float">
            <text:p>6757</text:p>
          </table:table-cell>
          <table:table-cell table:formula="of:=[.A150]/[.G150]" office:value-type="float" office:value="8.90054758028711" calcext:value-type="float">
            <text:p>8.90054758028711</text:p>
          </table:table-cell>
          <table:table-cell table:formula="of:=[.H150]/[.B150]" office:value-type="float" office:value="0.114109584362655" calcext:value-type="float">
            <text:p>0.114109584362655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7170" calcext:value-type="float">
            <text:p>7170</text:p>
          </table:table-cell>
          <table:table-cell office:value-type="float" office:value="7115" calcext:value-type="float">
            <text:p>7115</text:p>
          </table:table-cell>
          <table:table-cell office:value-type="float" office:value="7076" calcext:value-type="float">
            <text:p>7076</text:p>
          </table:table-cell>
          <table:table-cell table:style-name="ce1" table:formula="of:=AVERAGE([.D151:.F151])" office:value-type="float" office:value="7120.33333333333" calcext:value-type="float">
            <text:p>7120.33333333333</text:p>
          </table:table-cell>
          <table:table-cell table:formula="of:=[.A151]/[.G151]" office:value-type="float" office:value="8.44637423341604" calcext:value-type="float">
            <text:p>8.44637423341604</text:p>
          </table:table-cell>
          <table:table-cell table:formula="of:=[.H151]/[.B151]" office:value-type="float" office:value="0.0970847613036327" calcext:value-type="float">
            <text:p>0.097084761303633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078" calcext:value-type="float">
            <text:p>7078</text:p>
          </table:table-cell>
          <table:table-cell office:value-type="float" office:value="7139" calcext:value-type="float">
            <text:p>7139</text:p>
          </table:table-cell>
          <table:table-cell office:value-type="float" office:value="6826" calcext:value-type="float">
            <text:p>6826</text:p>
          </table:table-cell>
          <table:table-cell table:style-name="ce1" table:formula="of:=AVERAGE([.D152:.F152])" office:value-type="float" office:value="7014.33333333333" calcext:value-type="float">
            <text:p>7014.33333333333</text:p>
          </table:table-cell>
          <table:table-cell table:formula="of:=[.A152]/[.G152]" office:value-type="float" office:value="8.5740151119137" calcext:value-type="float">
            <text:p>8.5740151119137</text:p>
          </table:table-cell>
          <table:table-cell table:formula="of:=[.H152]/[.B152]" office:value-type="float" office:value="0.0893126574157678" calcext:value-type="float">
            <text:p>0.089312657415768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7591" calcext:value-type="float">
            <text:p>7591</text:p>
          </table:table-cell>
          <table:table-cell office:value-type="float" office:value="7370" calcext:value-type="float">
            <text:p>7370</text:p>
          </table:table-cell>
          <table:table-cell office:value-type="float" office:value="7462" calcext:value-type="float">
            <text:p>7462</text:p>
          </table:table-cell>
          <table:table-cell table:style-name="ce1" table:formula="of:=AVERAGE([.D153:.F153])" office:value-type="float" office:value="7474.33333333333" calcext:value-type="float">
            <text:p>7474.33333333333</text:p>
          </table:table-cell>
          <table:table-cell table:formula="of:=[.A153]/[.G153]" office:value-type="float" office:value="8.0463363510681" calcext:value-type="float">
            <text:p>8.0463363510681</text:p>
          </table:table-cell>
          <table:table-cell table:formula="of:=[.H153]/[.B153]" office:value-type="float" office:value="0.0766317747720772" calcext:value-type="float">
            <text:p>0.076631774772077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7411" calcext:value-type="float">
            <text:p>7411</text:p>
          </table:table-cell>
          <table:table-cell office:value-type="float" office:value="7667" calcext:value-type="float">
            <text:p>7667</text:p>
          </table:table-cell>
          <table:table-cell office:value-type="float" office:value="7575" calcext:value-type="float">
            <text:p>7575</text:p>
          </table:table-cell>
          <table:table-cell table:style-name="ce1" table:formula="of:=AVERAGE([.D154:.F154])" office:value-type="float" office:value="7551" calcext:value-type="float">
            <text:p>7551</text:p>
          </table:table-cell>
          <table:table-cell table:formula="of:=[.A154]/[.G154]" office:value-type="float" office:value="7.96464044497418" calcext:value-type="float">
            <text:p>7.96464044497418</text:p>
          </table:table-cell>
          <table:table-cell table:formula="of:=[.H154]/[.B154]" office:value-type="float" office:value="0.069865267061177" calcext:value-type="float">
            <text:p>0.069865267061177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8308" calcext:value-type="float">
            <text:p>8308</text:p>
          </table:table-cell>
          <table:table-cell office:value-type="float" office:value="7733" calcext:value-type="float">
            <text:p>7733</text:p>
          </table:table-cell>
          <table:table-cell office:value-type="float" office:value="7711" calcext:value-type="float">
            <text:p>7711</text:p>
          </table:table-cell>
          <table:table-cell table:style-name="ce1" table:formula="of:=AVERAGE([.D155:.F155])" office:value-type="float" office:value="7917.33333333333" calcext:value-type="float">
            <text:p>7917.33333333333</text:p>
          </table:table-cell>
          <table:table-cell table:formula="of:=[.A155]/[.G155]" office:value-type="float" office:value="7.59611822162345" calcext:value-type="float">
            <text:p>7.59611822162345</text:p>
          </table:table-cell>
          <table:table-cell table:formula="of:=[.H155]/[.B155]" office:value-type="float" office:value="0.0617570587123857" calcext:value-type="float">
            <text:p>0.061757058712386</text:p>
          </table:table-cell>
          <table:table-cell table:number-columns-repeated="23"/>
        </table:table-row>
        <table:table-row table:style-name="ro1" table:number-rows-repeated="3">
          <table:table-cell table:style-name="Default"/>
          <table:table-cell table:number-columns-repeated="3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++ pof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efficiency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507" calcext:value-type="float">
            <text:p>37507</text:p>
          </table:table-cell>
          <table:table-cell office:value-type="float" office:value="37456" calcext:value-type="float">
            <text:p>37456</text:p>
          </table:table-cell>
          <table:table-cell office:value-type="float" office:value="37492" calcext:value-type="float">
            <text:p>37492</text:p>
          </table:table-cell>
          <table:table-cell table:style-name="ce1" table:formula="of:=AVERAGE([.D160:.F160])" office:value-type="float" office:value="37485" calcext:value-type="float">
            <text:p>37485</text:p>
          </table:table-cell>
          <table:table-cell table:formula="of:=[.A160]/[.G160]" office:value-type="float" office:value="1.60440176070428" calcext:value-type="float">
            <text:p>1.60440176070428</text:p>
          </table:table-cell>
          <table:table-cell table:formula="of:=[.H160]/[.B160]" office:value-type="float" office:value="0.534800586901427" calcext:value-type="float">
            <text:p>0.534800586901427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338" calcext:value-type="float">
            <text:p>19338</text:p>
          </table:table-cell>
          <table:table-cell office:value-type="float" office:value="19300" calcext:value-type="float">
            <text:p>19300</text:p>
          </table:table-cell>
          <table:table-cell office:value-type="float" office:value="19323" calcext:value-type="float">
            <text:p>19323</text:p>
          </table:table-cell>
          <table:table-cell table:style-name="ce1" table:formula="of:=AVERAGE([.D161:.F161])" office:value-type="float" office:value="19320.3333333333" calcext:value-type="float">
            <text:p>19320.3333333333</text:p>
          </table:table-cell>
          <table:table-cell table:formula="of:=[.A161]/[.G161]" office:value-type="float" office:value="3.11283449215853" calcext:value-type="float">
            <text:p>3.11283449215853</text:p>
          </table:table-cell>
          <table:table-cell table:formula="of:=[.H161]/[.B161]" office:value-type="float" office:value="0.518805748693088" calcext:value-type="float">
            <text:p>0.518805748693088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236" calcext:value-type="float">
            <text:p>13236</text:p>
          </table:table-cell>
          <table:table-cell office:value-type="float" office:value="13240" calcext:value-type="float">
            <text:p>13240</text:p>
          </table:table-cell>
          <table:table-cell office:value-type="float" office:value="13164" calcext:value-type="float">
            <text:p>13164</text:p>
          </table:table-cell>
          <table:table-cell table:style-name="ce1" table:formula="of:=AVERAGE([.D162:.F162])" office:value-type="float" office:value="13213.3333333333" calcext:value-type="float">
            <text:p>13213.3333333333</text:p>
          </table:table-cell>
          <table:table-cell table:formula="of:=[.A162]/[.G162]" office:value-type="float" office:value="4.55153884964683" calcext:value-type="float">
            <text:p>4.55153884964683</text:p>
          </table:table-cell>
          <table:table-cell table:formula="of:=[.H162]/[.B162]" office:value-type="float" office:value="0.505726538849648" calcext:value-type="float">
            <text:p>0.505726538849648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139" calcext:value-type="float">
            <text:p>10139</text:p>
          </table:table-cell>
          <table:table-cell office:value-type="float" office:value="10173" calcext:value-type="float">
            <text:p>10173</text:p>
          </table:table-cell>
          <table:table-cell office:value-type="float" office:value="10158" calcext:value-type="float">
            <text:p>10158</text:p>
          </table:table-cell>
          <table:table-cell table:style-name="ce1" table:formula="of:=AVERAGE([.D163:.F163])" office:value-type="float" office:value="10156.6666666667" calcext:value-type="float">
            <text:p>10156.6666666667</text:p>
          </table:table-cell>
          <table:table-cell table:formula="of:=[.A163]/[.G163]" office:value-type="float" office:value="5.92133245815554" calcext:value-type="float">
            <text:p>5.92133245815554</text:p>
          </table:table-cell>
          <table:table-cell table:formula="of:=[.H163]/[.B163]" office:value-type="float" office:value="0.493444371512962" calcext:value-type="float">
            <text:p>0.493444371512962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295" calcext:value-type="float">
            <text:p>8295</text:p>
          </table:table-cell>
          <table:table-cell office:value-type="float" office:value="8200" calcext:value-type="float">
            <text:p>8200</text:p>
          </table:table-cell>
          <table:table-cell office:value-type="float" office:value="8227" calcext:value-type="float">
            <text:p>8227</text:p>
          </table:table-cell>
          <table:table-cell table:style-name="ce1" table:formula="of:=AVERAGE([.D164:.F164])" office:value-type="float" office:value="8240.66666666667" calcext:value-type="float">
            <text:p>8240.66666666667</text:p>
          </table:table-cell>
          <table:table-cell table:formula="of:=[.A164]/[.G164]" office:value-type="float" office:value="7.29807458943451" calcext:value-type="float">
            <text:p>7.29807458943451</text:p>
          </table:table-cell>
          <table:table-cell table:formula="of:=[.H164]/[.B164]" office:value-type="float" office:value="0.486538305962301" calcext:value-type="float">
            <text:p>0.486538305962301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048" calcext:value-type="float">
            <text:p>7048</text:p>
          </table:table-cell>
          <table:table-cell office:value-type="float" office:value="7064" calcext:value-type="float">
            <text:p>7064</text:p>
          </table:table-cell>
          <table:table-cell office:value-type="float" office:value="7055" calcext:value-type="float">
            <text:p>7055</text:p>
          </table:table-cell>
          <table:table-cell table:style-name="ce1" table:formula="of:=AVERAGE([.D165:.F165])" office:value-type="float" office:value="7055.66666666667" calcext:value-type="float">
            <text:p>7055.66666666667</text:p>
          </table:table-cell>
          <table:table-cell table:formula="of:=[.A165]/[.G165]" office:value-type="float" office:value="8.52378702697595" calcext:value-type="float">
            <text:p>8.52378702697595</text:p>
          </table:table-cell>
          <table:table-cell table:formula="of:=[.H165]/[.B165]" office:value-type="float" office:value="0.473543723720886" calcext:value-type="float">
            <text:p>0.473543723720886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202" calcext:value-type="float">
            <text:p>6202</text:p>
          </table:table-cell>
          <table:table-cell office:value-type="float" office:value="6207" calcext:value-type="float">
            <text:p>6207</text:p>
          </table:table-cell>
          <table:table-cell office:value-type="float" office:value="6138" calcext:value-type="float">
            <text:p>6138</text:p>
          </table:table-cell>
          <table:table-cell table:style-name="ce1" table:formula="of:=AVERAGE([.D166:.F166])" office:value-type="float" office:value="6182.33333333333" calcext:value-type="float">
            <text:p>6182.33333333333</text:p>
          </table:table-cell>
          <table:table-cell table:formula="of:=[.A166]/[.G166]" office:value-type="float" office:value="9.72788051976061" calcext:value-type="float">
            <text:p>9.72788051976061</text:p>
          </table:table-cell>
          <table:table-cell table:formula="of:=[.H166]/[.B166]" office:value-type="float" office:value="0.463232405702886" calcext:value-type="float">
            <text:p>0.463232405702886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537" calcext:value-type="float">
            <text:p>5537</text:p>
          </table:table-cell>
          <table:table-cell office:value-type="float" office:value="5528" calcext:value-type="float">
            <text:p>5528</text:p>
          </table:table-cell>
          <table:table-cell office:value-type="float" office:value="5542" calcext:value-type="float">
            <text:p>5542</text:p>
          </table:table-cell>
          <table:table-cell table:style-name="ce1" table:formula="of:=AVERAGE([.D167:.F167])" office:value-type="float" office:value="5535.66666666667" calcext:value-type="float">
            <text:p>5535.66666666667</text:p>
          </table:table-cell>
          <table:table-cell table:formula="of:=[.A167]/[.G167]" office:value-type="float" office:value="10.8642741012826" calcext:value-type="float">
            <text:p>10.8642741012826</text:p>
          </table:table-cell>
          <table:table-cell table:formula="of:=[.H167]/[.B167]" office:value-type="float" office:value="0.452678087553441" calcext:value-type="float">
            <text:p>0.452678087553441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054" calcext:value-type="float">
            <text:p>5054</text:p>
          </table:table-cell>
          <table:table-cell office:value-type="float" office:value="5010" calcext:value-type="float">
            <text:p>5010</text:p>
          </table:table-cell>
          <table:table-cell office:value-type="float" office:value="4973" calcext:value-type="float">
            <text:p>4973</text:p>
          </table:table-cell>
          <table:table-cell table:style-name="ce1" table:formula="of:=AVERAGE([.D168:.F168])" office:value-type="float" office:value="5012.33333333333" calcext:value-type="float">
            <text:p>5012.33333333333</text:p>
          </table:table-cell>
          <table:table-cell table:formula="of:=[.A168]/[.G168]" office:value-type="float" office:value="11.9986034448361" calcext:value-type="float">
            <text:p>11.9986034448361</text:p>
          </table:table-cell>
          <table:table-cell table:formula="of:=[.H168]/[.B168]" office:value-type="float" office:value="0.444392720179114" calcext:value-type="float">
            <text:p>0.444392720179114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666" calcext:value-type="float">
            <text:p>4666</text:p>
          </table:table-cell>
          <table:table-cell office:value-type="float" office:value="4654" calcext:value-type="float">
            <text:p>4654</text:p>
          </table:table-cell>
          <table:table-cell office:value-type="float" office:value="4635" calcext:value-type="float">
            <text:p>4635</text:p>
          </table:table-cell>
          <table:table-cell table:style-name="ce1" table:formula="of:=AVERAGE([.D169:.F169])" office:value-type="float" office:value="4651.66666666667" calcext:value-type="float">
            <text:p>4651.66666666667</text:p>
          </table:table-cell>
          <table:table-cell table:formula="of:=[.A169]/[.G169]" office:value-type="float" office:value="12.9289143676102" calcext:value-type="float">
            <text:p>12.9289143676102</text:p>
          </table:table-cell>
          <table:table-cell table:formula="of:=[.H169]/[.B169]" office:value-type="float" office:value="0.430963812253672" calcext:value-type="float">
            <text:p>0.430963812253672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332" calcext:value-type="float">
            <text:p>4332</text:p>
          </table:table-cell>
          <table:table-cell office:value-type="float" office:value="4327" calcext:value-type="float">
            <text:p>4327</text:p>
          </table:table-cell>
          <table:table-cell office:value-type="float" office:value="4330" calcext:value-type="float">
            <text:p>4330</text:p>
          </table:table-cell>
          <table:table-cell table:style-name="ce1" table:formula="of:=AVERAGE([.D170:.F170])" office:value-type="float" office:value="4329.66666666667" calcext:value-type="float">
            <text:p>4329.66666666667</text:p>
          </table:table-cell>
          <table:table-cell table:formula="of:=[.A170]/[.G170]" office:value-type="float" office:value="13.8904457617984" calcext:value-type="float">
            <text:p>13.8904457617984</text:p>
          </table:table-cell>
          <table:table-cell table:formula="of:=[.H170]/[.B170]" office:value-type="float" office:value="0.420922598842377" calcext:value-type="float">
            <text:p>0.420922598842377</text:p>
          </table:table-cell>
          <table:table-cell table:number-columns-repeated="19"/>
          <table:table-cell office:value-type="float" office:value="22537" calcext:value-type="float">
            <text:p>22537</text:p>
          </table:table-cell>
          <table:table-cell office:value-type="float" office:value="22496" calcext:value-type="float">
            <text:p>22496</text:p>
          </table:table-cell>
          <table:table-cell office:value-type="float" office:value="22422" calcext:value-type="float">
            <text:p>22422</text:p>
          </table:table-cell>
          <table:table-cell table:formula="of:=AVERAGE([.AC170:.AE170])" office:value-type="float" office:value="22485" calcext:value-type="float">
            <text:p>22485</text:p>
          </table:table-cell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951" calcext:value-type="float">
            <text:p>3951</text:p>
          </table:table-cell>
          <table:table-cell office:value-type="float" office:value="4055" calcext:value-type="float">
            <text:p>4055</text:p>
          </table:table-cell>
          <table:table-cell office:value-type="float" office:value="4444" calcext:value-type="float">
            <text:p>4444</text:p>
          </table:table-cell>
          <table:table-cell table:style-name="ce1" table:formula="of:=AVERAGE([.D171:.F171])" office:value-type="float" office:value="4150" calcext:value-type="float">
            <text:p>4150</text:p>
          </table:table-cell>
          <table:table-cell table:formula="of:=[.A171]/[.G171]" office:value-type="float" office:value="14.4918072289157" calcext:value-type="float">
            <text:p>14.4918072289157</text:p>
          </table:table-cell>
          <table:table-cell table:formula="of:=[.H171]/[.B171]" office:value-type="float" office:value="0.345043029259897" calcext:value-type="float">
            <text:p>0.345043029259897</text:p>
          </table:table-cell>
          <table:table-cell table:number-columns-repeated="19"/>
          <table:table-cell office:value-type="float" office:value="12245" calcext:value-type="float">
            <text:p>12245</text:p>
          </table:table-cell>
          <table:table-cell office:value-type="float" office:value="12190" calcext:value-type="float">
            <text:p>12190</text:p>
          </table:table-cell>
          <table:table-cell office:value-type="float" office:value="12598" calcext:value-type="float">
            <text:p>12598</text:p>
          </table:table-cell>
          <table:table-cell table:formula="of:=AVERAGE([.AC171:.AE171])" office:value-type="float" office:value="12344.3333333333" calcext:value-type="float">
            <text:p>12344.3333333333</text:p>
          </table:table-cell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185" calcext:value-type="float">
            <text:p>5185</text:p>
          </table:table-cell>
          <table:table-cell office:value-type="float" office:value="5186" calcext:value-type="float">
            <text:p>5186</text:p>
          </table:table-cell>
          <table:table-cell office:value-type="float" office:value="5862" calcext:value-type="float">
            <text:p>5862</text:p>
          </table:table-cell>
          <table:table-cell table:style-name="ce1" table:formula="of:=AVERAGE([.D172:.F172])" office:value-type="float" office:value="5411" calcext:value-type="float">
            <text:p>5411</text:p>
          </table:table-cell>
          <table:table-cell table:formula="of:=[.A172]/[.G172]" office:value-type="float" office:value="11.1145814082425" calcext:value-type="float">
            <text:p>11.1145814082425</text:p>
          </table:table-cell>
          <table:table-cell table:formula="of:=[.H172]/[.B172]" office:value-type="float" office:value="0.217932968789068" calcext:value-type="float">
            <text:p>0.217932968789068</text:p>
          </table:table-cell>
          <table:table-cell table:number-columns-repeated="19"/>
          <table:table-cell office:value-type="float" office:value="8359" calcext:value-type="float">
            <text:p>8359</text:p>
          </table:table-cell>
          <table:table-cell office:value-type="float" office:value="8418" calcext:value-type="float">
            <text:p>8418</text:p>
          </table:table-cell>
          <table:table-cell office:value-type="float" office:value="8436" calcext:value-type="float">
            <text:p>8436</text:p>
          </table:table-cell>
          <table:table-cell table:formula="of:=AVERAGE([.AC172:.AE172])" office:value-type="float" office:value="8404.33333333333" calcext:value-type="float">
            <text:p>8404.33333333333</text:p>
          </table:table-cell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941" calcext:value-type="float">
            <text:p>4941</text:p>
          </table:table-cell>
          <table:table-cell office:value-type="float" office:value="6935" calcext:value-type="float">
            <text:p>6935</text:p>
          </table:table-cell>
          <table:table-cell office:value-type="float" office:value="6418" calcext:value-type="float">
            <text:p>6418</text:p>
          </table:table-cell>
          <table:table-cell table:style-name="ce1" table:formula="of:=AVERAGE([.D173:.F173])" office:value-type="float" office:value="6098" calcext:value-type="float">
            <text:p>6098</text:p>
          </table:table-cell>
          <table:table-cell table:formula="of:=[.A173]/[.G173]" office:value-type="float" office:value="9.86241390619875" calcext:value-type="float">
            <text:p>9.86241390619875</text:p>
          </table:table-cell>
          <table:table-cell table:formula="of:=[.H173]/[.B173]" office:value-type="float" office:value="0.164373565103313" calcext:value-type="float">
            <text:p>0.164373565103313</text:p>
          </table:table-cell>
          <table:table-cell table:number-columns-repeated="19"/>
          <table:table-cell office:value-type="float" office:value="6482" calcext:value-type="float">
            <text:p>6482</text:p>
          </table:table-cell>
          <table:table-cell office:value-type="float" office:value="6525" calcext:value-type="float">
            <text:p>6525</text:p>
          </table:table-cell>
          <table:table-cell office:value-type="float" office:value="6650" calcext:value-type="float">
            <text:p>6650</text:p>
          </table:table-cell>
          <table:table-cell table:formula="of:=AVERAGE([.AC173:.AE173])" office:value-type="float" office:value="6552.33333333333" calcext:value-type="float">
            <text:p>6552.33333333333</text:p>
          </table:table-cell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580" calcext:value-type="float">
            <text:p>5580</text:p>
          </table:table-cell>
          <table:table-cell office:value-type="float" office:value="6944" calcext:value-type="float">
            <text:p>6944</text:p>
          </table:table-cell>
          <table:table-cell office:value-type="float" office:value="6737" calcext:value-type="float">
            <text:p>6737</text:p>
          </table:table-cell>
          <table:table-cell table:style-name="ce1" table:formula="of:=AVERAGE([.D174:.F174])" office:value-type="float" office:value="6420.33333333333" calcext:value-type="float">
            <text:p>6420.33333333333</text:p>
          </table:table-cell>
          <table:table-cell table:formula="of:=[.A174]/[.G174]" office:value-type="float" office:value="9.36727065053736" calcext:value-type="float">
            <text:p>9.36727065053736</text:p>
          </table:table-cell>
          <table:table-cell table:formula="of:=[.H174]/[.B174]" office:value-type="float" office:value="0.135757545659962" calcext:value-type="float">
            <text:p>0.135757545659962</text:p>
          </table:table-cell>
          <table:table-cell table:number-columns-repeated="19"/>
          <table:table-cell office:value-type="float" office:value="5282" calcext:value-type="float">
            <text:p>5282</text:p>
          </table:table-cell>
          <table:table-cell office:value-type="float" office:value="5330" calcext:value-type="float">
            <text:p>5330</text:p>
          </table:table-cell>
          <table:table-cell office:value-type="float" office:value="5253" calcext:value-type="float">
            <text:p>5253</text:p>
          </table:table-cell>
          <table:table-cell table:formula="of:=AVERAGE([.AC174:.AE174])" office:value-type="float" office:value="5288.33333333333" calcext:value-type="float">
            <text:p>5288.33333333333</text:p>
          </table:table-cell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426" calcext:value-type="float">
            <text:p>6426</text:p>
          </table:table-cell>
          <table:table-cell office:value-type="float" office:value="6207" calcext:value-type="float">
            <text:p>6207</text:p>
          </table:table-cell>
          <table:table-cell office:value-type="float" office:value="6055" calcext:value-type="float">
            <text:p>6055</text:p>
          </table:table-cell>
          <table:table-cell table:style-name="ce1" table:formula="of:=AVERAGE([.D175:.F175])" office:value-type="float" office:value="6229.33333333333" calcext:value-type="float">
            <text:p>6229.33333333333</text:p>
          </table:table-cell>
          <table:table-cell table:formula="of:=[.A175]/[.G175]" office:value-type="float" office:value="9.65448416095891" calcext:value-type="float">
            <text:p>9.65448416095891</text:p>
          </table:table-cell>
          <table:table-cell table:formula="of:=[.H175]/[.B175]" office:value-type="float" office:value="0.123775437961012" calcext:value-type="float">
            <text:p>0.123775437961012</text:p>
          </table:table-cell>
          <table:table-cell table:number-columns-repeated="19"/>
          <table:table-cell office:value-type="float" office:value="4707" calcext:value-type="float">
            <text:p>4707</text:p>
          </table:table-cell>
          <table:table-cell office:value-type="float" office:value="4647" calcext:value-type="float">
            <text:p>4647</text:p>
          </table:table-cell>
          <table:table-cell office:value-type="float" office:value="4599" calcext:value-type="float">
            <text:p>4599</text:p>
          </table:table-cell>
          <table:table-cell table:formula="of:=AVERAGE([.AC175:.AE175])" office:value-type="float" office:value="4651" calcext:value-type="float">
            <text:p>4651</text:p>
          </table:table-cell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325" calcext:value-type="float">
            <text:p>6325</text:p>
          </table:table-cell>
          <table:table-cell office:value-type="float" office:value="6894" calcext:value-type="float">
            <text:p>6894</text:p>
          </table:table-cell>
          <table:table-cell office:value-type="float" office:value="6485" calcext:value-type="float">
            <text:p>6485</text:p>
          </table:table-cell>
          <table:table-cell table:style-name="ce1" table:formula="of:=AVERAGE([.D176:.F176])" office:value-type="float" office:value="6568" calcext:value-type="float">
            <text:p>6568</text:p>
          </table:table-cell>
          <table:table-cell table:formula="of:=[.A176]/[.G176]" office:value-type="float" office:value="9.15666869671133" calcext:value-type="float">
            <text:p>9.15666869671133</text:p>
          </table:table-cell>
          <table:table-cell table:formula="of:=[.H176]/[.B176]" office:value-type="float" office:value="0.105249065479441" calcext:value-type="float">
            <text:p>0.105249065479441</text:p>
          </table:table-cell>
          <table:table-cell table:number-columns-repeated="19"/>
          <table:table-cell office:value-type="float" office:value="4106" calcext:value-type="float">
            <text:p>4106</text:p>
          </table:table-cell>
          <table:table-cell office:value-type="float" office:value="4199" calcext:value-type="float">
            <text:p>4199</text:p>
          </table:table-cell>
          <table:table-cell office:value-type="float" office:value="4247" calcext:value-type="float">
            <text:p>4247</text:p>
          </table:table-cell>
          <table:table-cell table:formula="of:=AVERAGE([.AC176:.AE176])" office:value-type="float" office:value="4184" calcext:value-type="float">
            <text:p>4184</text:p>
          </table:table-cell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880" calcext:value-type="float">
            <text:p>6880</text:p>
          </table:table-cell>
          <table:table-cell office:value-type="float" office:value="7450" calcext:value-type="float">
            <text:p>7450</text:p>
          </table:table-cell>
          <table:table-cell office:value-type="float" office:value="7363" calcext:value-type="float">
            <text:p>7363</text:p>
          </table:table-cell>
          <table:table-cell table:style-name="ce1" table:formula="of:=AVERAGE([.D177:.F177])" office:value-type="float" office:value="7231" calcext:value-type="float">
            <text:p>7231</text:p>
          </table:table-cell>
          <table:table-cell table:formula="of:=[.A177]/[.G177]" office:value-type="float" office:value="8.31710690084359" calcext:value-type="float">
            <text:p>8.31710690084359</text:p>
          </table:table-cell>
          <table:table-cell table:formula="of:=[.H177]/[.B177]" office:value-type="float" office:value="0.0866365302171207" calcext:value-type="float">
            <text:p>0.086636530217121</text:p>
          </table:table-cell>
          <table:table-cell table:number-columns-repeated="19"/>
          <table:table-cell office:value-type="float" office:value="4450" calcext:value-type="float">
            <text:p>4450</text:p>
          </table:table-cell>
          <table:table-cell office:value-type="float" office:value="4533" calcext:value-type="float">
            <text:p>4533</text:p>
          </table:table-cell>
          <table:table-cell office:value-type="float" office:value="4833" calcext:value-type="float">
            <text:p>4833</text:p>
          </table:table-cell>
          <table:table-cell table:formula="of:=AVERAGE([.AC177:.AE177])" office:value-type="float" office:value="4605.33333333333" calcext:value-type="float">
            <text:p>4605.33333333333</text:p>
          </table:table-cell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7495" calcext:value-type="float">
            <text:p>7495</text:p>
          </table:table-cell>
          <table:table-cell office:value-type="float" office:value="6603" calcext:value-type="float">
            <text:p>6603</text:p>
          </table:table-cell>
          <table:table-cell office:value-type="float" office:value="6696" calcext:value-type="float">
            <text:p>6696</text:p>
          </table:table-cell>
          <table:table-cell table:style-name="ce1" table:formula="of:=AVERAGE([.D178:.F178])" office:value-type="float" office:value="6931.33333333333" calcext:value-type="float">
            <text:p>6931.33333333333</text:p>
          </table:table-cell>
          <table:table-cell table:formula="of:=[.A178]/[.G178]" office:value-type="float" office:value="8.67668558237954" calcext:value-type="float">
            <text:p>8.67668558237954</text:p>
          </table:table-cell>
          <table:table-cell table:formula="of:=[.H178]/[.B178]" office:value-type="float" office:value="0.082635100784567" calcext:value-type="float">
            <text:p>0.082635100784567</text:p>
          </table:table-cell>
          <table:table-cell table:number-columns-repeated="19"/>
          <table:table-cell office:value-type="float" office:value="5810" calcext:value-type="float">
            <text:p>5810</text:p>
          </table:table-cell>
          <table:table-cell office:value-type="float" office:value="6123" calcext:value-type="float">
            <text:p>6123</text:p>
          </table:table-cell>
          <table:table-cell office:value-type="float" office:value="5293" calcext:value-type="float">
            <text:p>5293</text:p>
          </table:table-cell>
          <table:table-cell table:formula="of:=AVERAGE([.AC178:.AE178])" office:value-type="float" office:value="5742" calcext:value-type="float">
            <text:p>5742</text:p>
          </table:table-cell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7028" calcext:value-type="float">
            <text:p>7028</text:p>
          </table:table-cell>
          <table:table-cell office:value-type="float" office:value="6921" calcext:value-type="float">
            <text:p>6921</text:p>
          </table:table-cell>
          <table:table-cell office:value-type="float" office:value="7007" calcext:value-type="float">
            <text:p>7007</text:p>
          </table:table-cell>
          <table:table-cell table:style-name="ce1" table:formula="of:=AVERAGE([.D179:.F179])" office:value-type="float" office:value="6985.33333333333" calcext:value-type="float">
            <text:p>6985.33333333333</text:p>
          </table:table-cell>
          <table:table-cell table:formula="of:=[.A179]/[.G179]" office:value-type="float" office:value="8.60961061271235" calcext:value-type="float">
            <text:p>8.60961061271235</text:p>
          </table:table-cell>
          <table:table-cell table:formula="of:=[.H179]/[.B179]" office:value-type="float" office:value="0.0755229001115119" calcext:value-type="float">
            <text:p>0.075522900111512</text:p>
          </table:table-cell>
          <table:table-cell table:number-columns-repeated="19"/>
          <table:table-cell office:value-type="float" office:value="6377" calcext:value-type="float">
            <text:p>6377</text:p>
          </table:table-cell>
          <table:table-cell office:value-type="float" office:value="5921" calcext:value-type="float">
            <text:p>5921</text:p>
          </table:table-cell>
          <table:table-cell office:value-type="float" office:value="5985" calcext:value-type="float">
            <text:p>5985</text:p>
          </table:table-cell>
          <table:table-cell table:formula="of:=AVERAGE([.AC179:.AE179])" office:value-type="float" office:value="6094.33333333333" calcext:value-type="float">
            <text:p>6094.33333333333</text:p>
          </table:table-cell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7693" calcext:value-type="float">
            <text:p>7693</text:p>
          </table:table-cell>
          <table:table-cell office:value-type="float" office:value="7216" calcext:value-type="float">
            <text:p>7216</text:p>
          </table:table-cell>
          <table:table-cell office:value-type="float" office:value="7158" calcext:value-type="float">
            <text:p>7158</text:p>
          </table:table-cell>
          <table:table-cell table:style-name="ce1" table:formula="of:=AVERAGE([.D180:.F180])" office:value-type="float" office:value="7355.66666666667" calcext:value-type="float">
            <text:p>7355.66666666667</text:p>
          </table:table-cell>
          <table:table-cell table:formula="of:=[.A180]/[.G180]" office:value-type="float" office:value="8.1761453754475" calcext:value-type="float">
            <text:p>8.1761453754475</text:p>
          </table:table-cell>
          <table:table-cell table:formula="of:=[.H180]/[.B180]" office:value-type="float" office:value="0.0664727266296544" calcext:value-type="float">
            <text:p>0.066472726629655</text:p>
          </table:table-cell>
          <table:table-cell table:number-columns-repeated="19"/>
          <table:table-cell office:value-type="float" office:value="6612" calcext:value-type="float">
            <text:p>6612</text:p>
          </table:table-cell>
          <table:table-cell office:value-type="float" office:value="7192" calcext:value-type="float">
            <text:p>7192</text:p>
          </table:table-cell>
          <table:table-cell office:value-type="float" office:value="6863" calcext:value-type="float">
            <text:p>6863</text:p>
          </table:table-cell>
          <table:table-cell table:formula="of:=AVERAGE([.AC180:.AE180])" office:value-type="float" office:value="6889" calcext:value-type="float">
            <text:p>6889</text:p>
          </table:table-cell>
        </table:table-row>
        <table:table-row table:style-name="ro1">
          <table:table-cell table:style-name="Default"/>
          <table:table-cell table:number-columns-repeated="27"/>
          <table:table-cell office:value-type="float" office:value="7762" calcext:value-type="float">
            <text:p>7762</text:p>
          </table:table-cell>
          <table:table-cell office:value-type="float" office:value="7850" calcext:value-type="float">
            <text:p>7850</text:p>
          </table:table-cell>
          <table:table-cell office:value-type="float" office:value="6334" calcext:value-type="float">
            <text:p>6334</text:p>
          </table:table-cell>
          <table:table-cell table:formula="of:=AVERAGE([.AC181:.AE181])" office:value-type="float" office:value="7315.33333333333" calcext:value-type="float">
            <text:p>7315.33333333333</text:p>
          </table:table-cell>
        </table:table-row>
        <table:table-row table:style-name="ro1">
          <table:table-cell table:style-name="Default"/>
          <table:table-cell table:number-columns-repeated="27"/>
          <table:table-cell office:value-type="float" office:value="7738" calcext:value-type="float">
            <text:p>7738</text:p>
          </table:table-cell>
          <table:table-cell office:value-type="float" office:value="7409" calcext:value-type="float">
            <text:p>7409</text:p>
          </table:table-cell>
          <table:table-cell office:value-type="float" office:value="8391" calcext:value-type="float">
            <text:p>8391</text:p>
          </table:table-cell>
          <table:table-cell table:formula="of:=AVERAGE([.AC182:.AE182])" office:value-type="float" office:value="7846" calcext:value-type="float">
            <text:p>7846</text:p>
          </table:table-cell>
        </table:table-row>
        <table:table-row table:style-name="ro1">
          <table:table-cell table:style-name="Default"/>
          <table:table-cell table:number-columns-repeated="27"/>
          <table:table-cell office:value-type="float" office:value="7795" calcext:value-type="float">
            <text:p>7795</text:p>
          </table:table-cell>
          <table:table-cell office:value-type="float" office:value="5957" calcext:value-type="float">
            <text:p>5957</text:p>
          </table:table-cell>
          <table:table-cell office:value-type="float" office:value="7988" calcext:value-type="float">
            <text:p>7988</text:p>
          </table:table-cell>
          <table:table-cell table:formula="of:=AVERAGE([.AC183:.AE183])" office:value-type="float" office:value="7246.66666666667" calcext:value-type="float">
            <text:p>7246.66666666667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FF pof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efficiency</text:p>
          </table:table-cell>
          <table:table-cell table:number-columns-repeated="19"/>
          <table:table-cell office:value-type="float" office:value="7003" calcext:value-type="float">
            <text:p>7003</text:p>
          </table:table-cell>
          <table:table-cell office:value-type="float" office:value="7318" calcext:value-type="float">
            <text:p>7318</text:p>
          </table:table-cell>
          <table:table-cell office:value-type="float" office:value="7615" calcext:value-type="float">
            <text:p>7615</text:p>
          </table:table-cell>
          <table:table-cell table:formula="of:=AVERAGE([.AC184:.AE184])" office:value-type="float" office:value="7312" calcext:value-type="float">
            <text:p>7312</text:p>
          </table:table-cell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432" calcext:value-type="float">
            <text:p>22432</text:p>
          </table:table-cell>
          <table:table-cell office:value-type="float" office:value="22475" calcext:value-type="float">
            <text:p>22475</text:p>
          </table:table-cell>
          <table:table-cell office:value-type="float" office:value="22445" calcext:value-type="float">
            <text:p>22445</text:p>
          </table:table-cell>
          <table:table-cell table:formula="of:=AVERAGE([.D185:.F185])" office:value-type="float" office:value="22450.6666666667" calcext:value-type="float">
            <text:p>22450.6666666667</text:p>
          </table:table-cell>
          <table:table-cell table:formula="of:=[.A185]/[.G185]" office:value-type="float" office:value="2.67880686542345" calcext:value-type="float">
            <text:p>2.67880686542345</text:p>
          </table:table-cell>
          <table:table-cell table:formula="of:=[.H185]/[.B185]" office:value-type="float" office:value="0.892935621807816" calcext:value-type="float">
            <text:p>0.892935621807816</text:p>
          </table:table-cell>
          <table:table-cell table:number-columns-repeated="19"/>
          <table:table-cell office:value-type="float" office:value="9470" calcext:value-type="float">
            <text:p>9470</text:p>
          </table:table-cell>
          <table:table-cell office:value-type="float" office:value="6567" calcext:value-type="float">
            <text:p>6567</text:p>
          </table:table-cell>
          <table:table-cell office:value-type="float" office:value="6641" calcext:value-type="float">
            <text:p>6641</text:p>
          </table:table-cell>
          <table:table-cell table:formula="of:=AVERAGE([.AC185:.AE185])" office:value-type="float" office:value="7559.33333333333" calcext:value-type="float">
            <text:p>7559.33333333333</text:p>
          </table:table-cell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261" calcext:value-type="float">
            <text:p>12261</text:p>
          </table:table-cell>
          <table:table-cell office:value-type="float" office:value="12188" calcext:value-type="float">
            <text:p>12188</text:p>
          </table:table-cell>
          <table:table-cell office:value-type="float" office:value="12300" calcext:value-type="float">
            <text:p>12300</text:p>
          </table:table-cell>
          <table:table-cell table:formula="of:=AVERAGE([.D186:.F186])" office:value-type="float" office:value="12249.6666666667" calcext:value-type="float">
            <text:p>12249.6666666667</text:p>
          </table:table-cell>
          <table:table-cell table:formula="of:=[.A186]/[.G186]" office:value-type="float" office:value="4.90960298239408" calcext:value-type="float">
            <text:p>4.90960298239408</text:p>
          </table:table-cell>
          <table:table-cell table:formula="of:=[.H186]/[.B186]" office:value-type="float" office:value="0.818267163732346" calcext:value-type="float">
            <text:p>0.818267163732346</text:p>
          </table:table-cell>
          <table:table-cell table:number-columns-repeated="19"/>
          <table:table-cell office:value-type="float" office:value="7059" calcext:value-type="float">
            <text:p>7059</text:p>
          </table:table-cell>
          <table:table-cell office:value-type="float" office:value="7565" calcext:value-type="float">
            <text:p>7565</text:p>
          </table:table-cell>
          <table:table-cell office:value-type="float" office:value="7029" calcext:value-type="float">
            <text:p>7029</text:p>
          </table:table-cell>
          <table:table-cell table:formula="of:=AVERAGE([.AC186:.AE186])" office:value-type="float" office:value="7217.66666666667" calcext:value-type="float">
            <text:p>7217.66666666667</text:p>
          </table:table-cell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290" calcext:value-type="float">
            <text:p>8290</text:p>
          </table:table-cell>
          <table:table-cell office:value-type="float" office:value="8296" calcext:value-type="float">
            <text:p>8296</text:p>
          </table:table-cell>
          <table:table-cell office:value-type="float" office:value="8275" calcext:value-type="float">
            <text:p>8275</text:p>
          </table:table-cell>
          <table:table-cell table:formula="of:=AVERAGE([.D187:.F187])" office:value-type="float" office:value="8287" calcext:value-type="float">
            <text:p>8287</text:p>
          </table:table-cell>
          <table:table-cell table:formula="of:=[.A187]/[.G187]" office:value-type="float" office:value="7.25727042355497" calcext:value-type="float">
            <text:p>7.25727042355497</text:p>
          </table:table-cell>
          <table:table-cell table:formula="of:=[.H187]/[.B187]" office:value-type="float" office:value="0.806363380394996" calcext:value-type="float">
            <text:p>0.806363380394996</text:p>
          </table:table-cell>
          <table:table-cell table:number-columns-repeated="19"/>
          <table:table-cell office:value-type="float" office:value="7434" calcext:value-type="float">
            <text:p>7434</text:p>
          </table:table-cell>
          <table:table-cell office:value-type="float" office:value="7586" calcext:value-type="float">
            <text:p>7586</text:p>
          </table:table-cell>
          <table:table-cell office:value-type="float" office:value="7487" calcext:value-type="float">
            <text:p>7487</text:p>
          </table:table-cell>
          <table:table-cell table:formula="of:=AVERAGE([.AC187:.AE187])" office:value-type="float" office:value="7502.33333333333" calcext:value-type="float">
            <text:p>7502.33333333333</text:p>
          </table:table-cell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527" calcext:value-type="float">
            <text:p>6527</text:p>
          </table:table-cell>
          <table:table-cell office:value-type="float" office:value="6467" calcext:value-type="float">
            <text:p>6467</text:p>
          </table:table-cell>
          <table:table-cell office:value-type="float" office:value="6532" calcext:value-type="float">
            <text:p>6532</text:p>
          </table:table-cell>
          <table:table-cell table:formula="of:=AVERAGE([.D188:.F188])" office:value-type="float" office:value="6508.66666666667" calcext:value-type="float">
            <text:p>6508.66666666667</text:p>
          </table:table-cell>
          <table:table-cell table:formula="of:=[.A188]/[.G188]" office:value-type="float" office:value="9.24014134999488" calcext:value-type="float">
            <text:p>9.24014134999488</text:p>
          </table:table-cell>
          <table:table-cell table:formula="of:=[.H188]/[.B188]" office:value-type="float" office:value="0.77001177916624" calcext:value-type="float">
            <text:p>0.77001177916624</text:p>
          </table:table-cell>
          <table:table-cell table:number-columns-repeated="19"/>
          <table:table-cell office:value-type="float" office:value="8422" calcext:value-type="float">
            <text:p>8422</text:p>
          </table:table-cell>
          <table:table-cell office:value-type="float" office:value="7657" calcext:value-type="float">
            <text:p>7657</text:p>
          </table:table-cell>
          <table:table-cell office:value-type="float" office:value="8522" calcext:value-type="float">
            <text:p>8522</text:p>
          </table:table-cell>
          <table:table-cell table:formula="of:=AVERAGE([.AC188:.AE188])" office:value-type="float" office:value="8200.33333333334" calcext:value-type="float">
            <text:p>8200.33333333334</text:p>
          </table:table-cell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206" calcext:value-type="float">
            <text:p>5206</text:p>
          </table:table-cell>
          <table:table-cell office:value-type="float" office:value="5259" calcext:value-type="float">
            <text:p>5259</text:p>
          </table:table-cell>
          <table:table-cell office:value-type="float" office:value="5234" calcext:value-type="float">
            <text:p>5234</text:p>
          </table:table-cell>
          <table:table-cell table:formula="of:=AVERAGE([.D189:.F189])" office:value-type="float" office:value="5233" calcext:value-type="float">
            <text:p>5233</text:p>
          </table:table-cell>
          <table:table-cell table:formula="of:=[.A189]/[.G189]" office:value-type="float" office:value="11.4926428434932" calcext:value-type="float">
            <text:p>11.4926428434932</text:p>
          </table:table-cell>
          <table:table-cell table:formula="of:=[.H189]/[.B189]" office:value-type="float" office:value="0.766176189566215" calcext:value-type="float">
            <text:p>0.766176189566215</text:p>
          </table:table-cell>
          <table:table-cell table:number-columns-repeated="19"/>
          <table:table-cell office:value-type="float" office:value="8395" calcext:value-type="float">
            <text:p>8395</text:p>
          </table:table-cell>
          <table:table-cell office:value-type="float" office:value="8189" calcext:value-type="float">
            <text:p>8189</text:p>
          </table:table-cell>
          <table:table-cell office:value-type="float" office:value="9671" calcext:value-type="float">
            <text:p>9671</text:p>
          </table:table-cell>
          <table:table-cell table:formula="of:=AVERAGE([.AC189:.AE189])" office:value-type="float" office:value="8751.66666666667" calcext:value-type="float">
            <text:p>8751.66666666667</text:p>
          </table:table-cell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65" calcext:value-type="float">
            <text:p>4565</text:p>
          </table:table-cell>
          <table:table-cell office:value-type="float" office:value="4528" calcext:value-type="float">
            <text:p>4528</text:p>
          </table:table-cell>
          <table:table-cell office:value-type="float" office:value="4684" calcext:value-type="float">
            <text:p>4684</text:p>
          </table:table-cell>
          <table:table-cell table:formula="of:=AVERAGE([.D190:.F190])" office:value-type="float" office:value="4592.33333333333" calcext:value-type="float">
            <text:p>4592.33333333333</text:p>
          </table:table-cell>
          <table:table-cell table:formula="of:=[.A190]/[.G190]" office:value-type="float" office:value="13.0959570298323" calcext:value-type="float">
            <text:p>13.0959570298323</text:p>
          </table:table-cell>
          <table:table-cell table:formula="of:=[.H190]/[.B190]" office:value-type="float" office:value="0.727553168324018" calcext:value-type="float">
            <text:p>0.727553168324018</text:p>
          </table:table-cell>
          <table:table-cell table:number-columns-repeated="19"/>
          <table:table-cell office:value-type="float" office:value="9181" calcext:value-type="float">
            <text:p>9181</text:p>
          </table:table-cell>
          <table:table-cell office:value-type="float" office:value="8783" calcext:value-type="float">
            <text:p>8783</text:p>
          </table:table-cell>
          <table:table-cell office:value-type="float" office:value="9901" calcext:value-type="float">
            <text:p>9901</text:p>
          </table:table-cell>
          <table:table-cell table:formula="of:=AVERAGE([.AC190:.AE190])" office:value-type="float" office:value="9288.33333333333" calcext:value-type="float">
            <text:p>9288.33333333333</text:p>
          </table:table-cell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244" calcext:value-type="float">
            <text:p>4244</text:p>
          </table:table-cell>
          <table:table-cell office:value-type="float" office:value="4182" calcext:value-type="float">
            <text:p>4182</text:p>
          </table:table-cell>
          <table:table-cell office:value-type="float" office:value="4249" calcext:value-type="float">
            <text:p>4249</text:p>
          </table:table-cell>
          <table:table-cell table:formula="of:=AVERAGE([.D191:.F191])" office:value-type="float" office:value="4225" calcext:value-type="float">
            <text:p>4225</text:p>
          </table:table-cell>
          <table:table-cell table:formula="of:=[.A191]/[.G191]" office:value-type="float" office:value="14.2345562130178" calcext:value-type="float">
            <text:p>14.2345562130178</text:p>
          </table:table-cell>
          <table:table-cell table:formula="of:=[.H191]/[.B191]" office:value-type="float" office:value="0.677836010143703" calcext:value-type="float">
            <text:p>0.677836010143703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927" calcext:value-type="float">
            <text:p>3927</text:p>
          </table:table-cell>
          <table:table-cell office:value-type="float" office:value="4114" calcext:value-type="float">
            <text:p>4114</text:p>
          </table:table-cell>
          <table:table-cell office:value-type="float" office:value="3914" calcext:value-type="float">
            <text:p>3914</text:p>
          </table:table-cell>
          <table:table-cell table:formula="of:=AVERAGE([.D192:.F192])" office:value-type="float" office:value="3985" calcext:value-type="float">
            <text:p>3985</text:p>
          </table:table-cell>
          <table:table-cell table:formula="of:=[.A192]/[.G192]" office:value-type="float" office:value="15.0918444165621" calcext:value-type="float">
            <text:p>15.0918444165621</text:p>
          </table:table-cell>
          <table:table-cell table:formula="of:=[.H192]/[.B192]" office:value-type="float" office:value="0.628826850690088" calcext:value-type="float">
            <text:p>0.628826850690088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655" calcext:value-type="float">
            <text:p>4655</text:p>
          </table:table-cell>
          <table:table-cell office:value-type="float" office:value="6409" calcext:value-type="float">
            <text:p>6409</text:p>
          </table:table-cell>
          <table:table-cell office:value-type="float" office:value="5588" calcext:value-type="float">
            <text:p>5588</text:p>
          </table:table-cell>
          <table:table-cell table:formula="of:=AVERAGE([.D193:.F193])" office:value-type="float" office:value="5550.66666666667" calcext:value-type="float">
            <text:p>5550.66666666667</text:p>
          </table:table-cell>
          <table:table-cell table:formula="of:=[.A193]/[.G193]" office:value-type="float" office:value="10.834914724958" calcext:value-type="float">
            <text:p>10.834914724958</text:p>
          </table:table-cell>
          <table:table-cell table:formula="of:=[.H193]/[.B193]" office:value-type="float" office:value="0.401293137961406" calcext:value-type="float">
            <text:p>0.401293137961406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604" calcext:value-type="float">
            <text:p>4604</text:p>
          </table:table-cell>
          <table:table-cell office:value-type="float" office:value="5226" calcext:value-type="float">
            <text:p>5226</text:p>
          </table:table-cell>
          <table:table-cell office:value-type="float" office:value="5122" calcext:value-type="float">
            <text:p>5122</text:p>
          </table:table-cell>
          <table:table-cell table:formula="of:=AVERAGE([.D194:.F194])" office:value-type="float" office:value="4984" calcext:value-type="float">
            <text:p>4984</text:p>
          </table:table-cell>
          <table:table-cell table:formula="of:=[.A194]/[.G194]" office:value-type="float" office:value="12.0668138041734" calcext:value-type="float">
            <text:p>12.0668138041734</text:p>
          </table:table-cell>
          <table:table-cell table:formula="of:=[.H194]/[.B194]" office:value-type="float" office:value="0.402227126805779" calcext:value-type="float">
            <text:p>0.402227126805779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671" calcext:value-type="float">
            <text:p>4671</text:p>
          </table:table-cell>
          <table:table-cell office:value-type="float" office:value="5715" calcext:value-type="float">
            <text:p>5715</text:p>
          </table:table-cell>
          <table:table-cell office:value-type="float" office:value="7127" calcext:value-type="float">
            <text:p>7127</text:p>
          </table:table-cell>
          <table:table-cell table:formula="of:=AVERAGE([.D195:.F195])" office:value-type="float" office:value="5837.66666666667" calcext:value-type="float">
            <text:p>5837.66666666667</text:p>
          </table:table-cell>
          <table:table-cell table:formula="of:=[.A195]/[.G195]" office:value-type="float" office:value="10.3022326271912" calcext:value-type="float">
            <text:p>10.3022326271912</text:p>
          </table:table-cell>
          <table:table-cell table:formula="of:=[.H195]/[.B195]" office:value-type="float" office:value="0.312188867490643" calcext:value-type="float">
            <text:p>0.312188867490643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631" calcext:value-type="float">
            <text:p>7631</text:p>
          </table:table-cell>
          <table:table-cell office:value-type="float" office:value="7200" calcext:value-type="float">
            <text:p>7200</text:p>
          </table:table-cell>
          <table:table-cell office:value-type="float" office:value="7721" calcext:value-type="float">
            <text:p>7721</text:p>
          </table:table-cell>
          <table:table-cell table:formula="of:=AVERAGE([.D196:.F196])" office:value-type="float" office:value="7517.33333333333" calcext:value-type="float">
            <text:p>7517.33333333333</text:p>
          </table:table-cell>
          <table:table-cell table:formula="of:=[.A196]/[.G196]" office:value-type="float" office:value="8.00031039375665" calcext:value-type="float">
            <text:p>8.00031039375665</text:p>
          </table:table-cell>
          <table:table-cell table:formula="of:=[.H196]/[.B196]" office:value-type="float" office:value="0.19048358080373" calcext:value-type="float">
            <text:p>0.19048358080373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8418" calcext:value-type="float">
            <text:p>8418</text:p>
          </table:table-cell>
          <table:table-cell office:value-type="float" office:value="6842" calcext:value-type="float">
            <text:p>6842</text:p>
          </table:table-cell>
          <table:table-cell office:value-type="float" office:value="6355" calcext:value-type="float">
            <text:p>6355</text:p>
          </table:table-cell>
          <table:table-cell table:formula="of:=AVERAGE([.D197:.F197])" office:value-type="float" office:value="7205" calcext:value-type="float">
            <text:p>7205</text:p>
          </table:table-cell>
          <table:table-cell table:formula="of:=[.A197]/[.G197]" office:value-type="float" office:value="8.347120055517" calcext:value-type="float">
            <text:p>8.347120055517</text:p>
          </table:table-cell>
          <table:table-cell table:formula="of:=[.H197]/[.B197]" office:value-type="float" office:value="0.163669020696412" calcext:value-type="float">
            <text:p>0.163669020696412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791" calcext:value-type="float">
            <text:p>7791</text:p>
          </table:table-cell>
          <table:table-cell office:value-type="float" office:value="6157" calcext:value-type="float">
            <text:p>6157</text:p>
          </table:table-cell>
          <table:table-cell office:value-type="float" office:value="7400" calcext:value-type="float">
            <text:p>7400</text:p>
          </table:table-cell>
          <table:table-cell table:formula="of:=AVERAGE([.D198:.F198])" office:value-type="float" office:value="7116" calcext:value-type="float">
            <text:p>7116</text:p>
          </table:table-cell>
          <table:table-cell table:formula="of:=[.A198]/[.G198]" office:value-type="float" office:value="8.45151770657673" calcext:value-type="float">
            <text:p>8.45151770657673</text:p>
          </table:table-cell>
          <table:table-cell table:formula="of:=[.H198]/[.B198]" office:value-type="float" office:value="0.140858628442945" calcext:value-type="float">
            <text:p>0.140858628442945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931" calcext:value-type="float">
            <text:p>5931</text:p>
          </table:table-cell>
          <table:table-cell office:value-type="float" office:value="6410" calcext:value-type="float">
            <text:p>6410</text:p>
          </table:table-cell>
          <table:table-cell office:value-type="float" office:value="8928" calcext:value-type="float">
            <text:p>8928</text:p>
          </table:table-cell>
          <table:table-cell table:formula="of:=AVERAGE([.D199:.F199])" office:value-type="float" office:value="7089.66666666667" calcext:value-type="float">
            <text:p>7089.66666666667</text:p>
          </table:table-cell>
          <table:table-cell table:formula="of:=[.A199]/[.G199]" office:value-type="float" office:value="8.48290939865532" calcext:value-type="float">
            <text:p>8.48290939865532</text:p>
          </table:table-cell>
          <table:table-cell table:formula="of:=[.H199]/[.B199]" office:value-type="float" office:value="0.122940715922541" calcext:value-type="float">
            <text:p>0.122940715922541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184" calcext:value-type="float">
            <text:p>6184</text:p>
          </table:table-cell>
          <table:table-cell office:value-type="float" office:value="6880" calcext:value-type="float">
            <text:p>6880</text:p>
          </table:table-cell>
          <table:table-cell office:value-type="float" office:value="6289" calcext:value-type="float">
            <text:p>6289</text:p>
          </table:table-cell>
          <table:table-cell table:formula="of:=AVERAGE([.D200:.F200])" office:value-type="float" office:value="6451" calcext:value-type="float">
            <text:p>6451</text:p>
          </table:table-cell>
          <table:table-cell table:formula="of:=[.A200]/[.G200]" office:value-type="float" office:value="9.32274066036274" calcext:value-type="float">
            <text:p>9.32274066036274</text:p>
          </table:table-cell>
          <table:table-cell table:formula="of:=[.H200]/[.B200]" office:value-type="float" office:value="0.119522316158497" calcext:value-type="float">
            <text:p>0.119522316158497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731" calcext:value-type="float">
            <text:p>6731</text:p>
          </table:table-cell>
          <table:table-cell office:value-type="float" office:value="7757" calcext:value-type="float">
            <text:p>7757</text:p>
          </table:table-cell>
          <table:table-cell office:value-type="float" office:value="7259" calcext:value-type="float">
            <text:p>7259</text:p>
          </table:table-cell>
          <table:table-cell table:formula="of:=AVERAGE([.D201:.F201])" office:value-type="float" office:value="7249" calcext:value-type="float">
            <text:p>7249</text:p>
          </table:table-cell>
          <table:table-cell table:formula="of:=[.A201]/[.G201]" office:value-type="float" office:value="8.29645468340461" calcext:value-type="float">
            <text:p>8.29645468340461</text:p>
          </table:table-cell>
          <table:table-cell table:formula="of:=[.H201]/[.B201]" office:value-type="float" office:value="0.0953615480851104" calcext:value-type="float">
            <text:p>0.095361548085111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374" calcext:value-type="float">
            <text:p>7374</text:p>
          </table:table-cell>
          <table:table-cell office:value-type="float" office:value="9777" calcext:value-type="float">
            <text:p>9777</text:p>
          </table:table-cell>
          <table:table-cell office:value-type="float" office:value="7436" calcext:value-type="float">
            <text:p>7436</text:p>
          </table:table-cell>
          <table:table-cell table:formula="of:=AVERAGE([.D202:.F202])" office:value-type="float" office:value="8195.66666666667" calcext:value-type="float">
            <text:p>8195.66666666667</text:p>
          </table:table-cell>
          <table:table-cell table:formula="of:=[.A202]/[.G202]" office:value-type="float" office:value="7.33814617480783" calcext:value-type="float">
            <text:p>7.33814617480783</text:p>
          </table:table-cell>
          <table:table-cell table:formula="of:=[.H202]/[.B202]" office:value-type="float" office:value="0.0764390226542482" calcext:value-type="float">
            <text:p>0.076439022654248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7853" calcext:value-type="float">
            <text:p>7853</text:p>
          </table:table-cell>
          <table:table-cell office:value-type="float" office:value="7690" calcext:value-type="float">
            <text:p>7690</text:p>
          </table:table-cell>
          <table:table-cell office:value-type="float" office:value="8953" calcext:value-type="float">
            <text:p>8953</text:p>
          </table:table-cell>
          <table:table-cell table:formula="of:=AVERAGE([.D203:.F203])" office:value-type="float" office:value="8165.33333333333" calcext:value-type="float">
            <text:p>8165.33333333333</text:p>
          </table:table-cell>
          <table:table-cell table:formula="of:=[.A203]/[.G203]" office:value-type="float" office:value="7.36540659699543" calcext:value-type="float">
            <text:p>7.36540659699543</text:p>
          </table:table-cell>
          <table:table-cell table:formula="of:=[.H203]/[.B203]" office:value-type="float" office:value="0.0701467294951946" calcext:value-type="float">
            <text:p>0.070146729495195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8739" calcext:value-type="float">
            <text:p>8739</text:p>
          </table:table-cell>
          <table:table-cell office:value-type="float" office:value="8729" calcext:value-type="float">
            <text:p>8729</text:p>
          </table:table-cell>
          <table:table-cell office:value-type="float" office:value="8422" calcext:value-type="float">
            <text:p>8422</text:p>
          </table:table-cell>
          <table:table-cell table:formula="of:=AVERAGE([.D204:.F204])" office:value-type="float" office:value="8630" calcext:value-type="float">
            <text:p>8630</text:p>
          </table:table-cell>
          <table:table-cell table:formula="of:=[.A204]/[.G204]" office:value-type="float" office:value="6.96882966396292" calcext:value-type="float">
            <text:p>6.96882966396292</text:p>
          </table:table-cell>
          <table:table-cell table:formula="of:=[.H204]/[.B204]" office:value-type="float" office:value="0.0611300847716046" calcext:value-type="float">
            <text:p>0.061130084771605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9280" calcext:value-type="float">
            <text:p>9280</text:p>
          </table:table-cell>
          <table:table-cell office:value-type="float" office:value="9051" calcext:value-type="float">
            <text:p>9051</text:p>
          </table:table-cell>
          <table:table-cell office:value-type="float" office:value="9062" calcext:value-type="float">
            <text:p>9062</text:p>
          </table:table-cell>
          <table:table-cell table:formula="of:=AVERAGE([.D205:.F205])" office:value-type="float" office:value="9131" calcext:value-type="float">
            <text:p>9131</text:p>
          </table:table-cell>
          <table:table-cell table:formula="of:=[.A205]/[.G205]" office:value-type="float" office:value="6.58646369510459" calcext:value-type="float">
            <text:p>6.58646369510459</text:p>
          </table:table-cell>
          <table:table-cell table:formula="of:=[.H205]/[.B205]" office:value-type="float" office:value="0.0535484853260536" calcext:value-type="float">
            <text:p>0.053548485326054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table:number-columns-repeated="31"/>
        </table:table-row>
        <table:table-row table:style-name="ro1">
          <table:table-cell office:value-type="float" office:value="60141" calcext:value-type="float">
            <text:p>60141</text:p>
          </table:table-cell>
          <table:table-cell table:number-columns-repeated="31"/>
        </table:table-row>
        <table:table-row table:style-name="ro1">
          <table:table-cell office:value-type="float" office:value="60141" calcext:value-type="float">
            <text:p>60141</text:p>
          </table:table-cell>
          <table:table-cell table:number-columns-repeated="31"/>
        </table:table-row>
        <table:table-row table:style-name="ro1">
          <table:table-cell office:value-type="float" office:value="60141" calcext:value-type="float">
            <text:p>60141</text:p>
          </table:table-cell>
          <table:table-cell table:number-columns-repeated="31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string" calcext:value-type="string">
            <text:p>New</text:p>
          </table:table-cell>
          <table:table-cell table:number-columns-repeated="30"/>
        </table:table-row>
        <table:table-row table:style-name="ro1">
          <table:table-cell office:value-type="float" office:value="60141" calcext:value-type="float">
            <text:p>60141</text:p>
          </table:table-cell>
          <table:table-cell table:number-columns-repeated="31"/>
        </table:table-row>
        <table:table-row table:style-name="ro1">
          <table:table-cell office:value-type="float" office:value="60141" calcext:value-type="float">
            <text:p>60141</text:p>
          </table:table-cell>
          <table:table-cell table:number-columns-repeated="31"/>
        </table:table-row>
        <table:table-row table:style-name="ro1">
          <table:table-cell office:value-type="float" office:value="60141" calcext:value-type="float">
            <text:p>60141</text:p>
          </table:table-cell>
          <table:table-cell/>
          <table:table-cell office:value-type="string" calcext:value-type="string">
            <text:p>FF pof</text:p>
          </table:table-cell>
          <table:table-cell table:number-columns-repeated="3"/>
          <table:table-cell office:value-type="string" calcext:value-type="string">
            <text:p>media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efficiency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" calcext:value-type="float">
            <text:p>3</text:p>
          </table:table-cell>
          <table:table-cell office:value-type="float" office:value="20673" calcext:value-type="float">
            <text:p>20673</text:p>
          </table:table-cell>
          <table:table-cell office:value-type="float" office:value="20633" calcext:value-type="float">
            <text:p>20633</text:p>
          </table:table-cell>
          <table:table-cell office:value-type="float" office:value="20723" calcext:value-type="float">
            <text:p>20723</text:p>
          </table:table-cell>
          <table:table-cell office:value-type="float" office:value="20638" calcext:value-type="float">
            <text:p>20638</text:p>
          </table:table-cell>
          <table:table-cell table:formula="of:=AVERAGE([.D214:.F214])" office:value-type="float" office:value="20664.6666666667" calcext:value-type="float">
            <text:p>20664.6666666667</text:p>
          </table:table-cell>
          <table:table-cell table:formula="of:=[.A214]/[.G214]" office:value-type="float" office:value="2.91033003193857" calcext:value-type="float">
            <text:p>2.91033003193857</text:p>
          </table:table-cell>
          <table:table-cell table:formula="of:=[.H214]/[.B214]" office:value-type="float" office:value="0.970110010646192" calcext:value-type="float">
            <text:p>0.970110010646192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6" calcext:value-type="float">
            <text:p>6</text:p>
          </table:table-cell>
          <table:table-cell office:value-type="float" office:value="10656" calcext:value-type="float">
            <text:p>10656</text:p>
          </table:table-cell>
          <table:table-cell office:value-type="float" office:value="10670" calcext:value-type="float">
            <text:p>10670</text:p>
          </table:table-cell>
          <table:table-cell office:value-type="float" office:value="10649" calcext:value-type="float">
            <text:p>10649</text:p>
          </table:table-cell>
          <table:table-cell office:value-type="float" office:value="10659" calcext:value-type="float">
            <text:p>10659</text:p>
          </table:table-cell>
          <table:table-cell table:formula="of:=AVERAGE([.D215:.F215])" office:value-type="float" office:value="10659.3333333333" calcext:value-type="float">
            <text:p>10659.3333333333</text:p>
          </table:table-cell>
          <table:table-cell table:formula="of:=[.A215]/[.G215]" office:value-type="float" office:value="5.64209769216336" calcext:value-type="float">
            <text:p>5.64209769216336</text:p>
          </table:table-cell>
          <table:table-cell table:formula="of:=[.H215]/[.B215]" office:value-type="float" office:value="0.94034961536056" calcext:value-type="float">
            <text:p>0.94034961536056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9" calcext:value-type="float">
            <text:p>9</text:p>
          </table:table-cell>
          <table:table-cell office:value-type="float" office:value="7416" calcext:value-type="float">
            <text:p>7416</text:p>
          </table:table-cell>
          <table:table-cell office:value-type="float" office:value="7418" calcext:value-type="float">
            <text:p>7418</text:p>
          </table:table-cell>
          <table:table-cell office:value-type="float" office:value="7425" calcext:value-type="float">
            <text:p>7425</text:p>
          </table:table-cell>
          <table:table-cell office:value-type="float" office:value="7433" calcext:value-type="float">
            <text:p>7433</text:p>
          </table:table-cell>
          <table:table-cell table:formula="of:=AVERAGE([.D216:.F216])" office:value-type="float" office:value="7425.33333333333" calcext:value-type="float">
            <text:p>7425.33333333333</text:p>
          </table:table-cell>
          <table:table-cell table:formula="of:=[.A216]/[.G216]" office:value-type="float" office:value="8.09943436882744" calcext:value-type="float">
            <text:p>8.09943436882744</text:p>
          </table:table-cell>
          <table:table-cell table:formula="of:=[.H216]/[.B216]" office:value-type="float" office:value="0.899937152091938" calcext:value-type="float">
            <text:p>0.899937152091938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2" calcext:value-type="float">
            <text:p>12</text:p>
          </table:table-cell>
          <table:table-cell office:value-type="float" office:value="5802" calcext:value-type="float">
            <text:p>5802</text:p>
          </table:table-cell>
          <table:table-cell office:value-type="float" office:value="5777" calcext:value-type="float">
            <text:p>5777</text:p>
          </table:table-cell>
          <table:table-cell office:value-type="float" office:value="5806" calcext:value-type="float">
            <text:p>5806</text:p>
          </table:table-cell>
          <table:table-cell office:value-type="float" office:value="5807" calcext:value-type="float">
            <text:p>5807</text:p>
          </table:table-cell>
          <table:table-cell table:formula="of:=AVERAGE([.D217:.F217])" office:value-type="float" office:value="5796.66666666667" calcext:value-type="float">
            <text:p>5796.66666666667</text:p>
          </table:table-cell>
          <table:table-cell table:formula="of:=[.A217]/[.G217]" office:value-type="float" office:value="10.3751006325474" calcext:value-type="float">
            <text:p>10.3751006325474</text:p>
          </table:table-cell>
          <table:table-cell table:formula="of:=[.H217]/[.B217]" office:value-type="float" office:value="0.864591719378953" calcext:value-type="float">
            <text:p>0.864591719378953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5" calcext:value-type="float">
            <text:p>15</text:p>
          </table:table-cell>
          <table:table-cell office:value-type="float" office:value="4868" calcext:value-type="float">
            <text:p>4868</text:p>
          </table:table-cell>
          <table:table-cell office:value-type="float" office:value="4984" calcext:value-type="float">
            <text:p>4984</text:p>
          </table:table-cell>
          <table:table-cell office:value-type="float" office:value="4853" calcext:value-type="float">
            <text:p>4853</text:p>
          </table:table-cell>
          <table:table-cell office:value-type="float" office:value="4926" calcext:value-type="float">
            <text:p>4926</text:p>
          </table:table-cell>
          <table:table-cell table:formula="of:=AVERAGE([.D218:.F218])" office:value-type="float" office:value="4921" calcext:value-type="float">
            <text:p>4921</text:p>
          </table:table-cell>
          <table:table-cell table:formula="of:=[.A218]/[.G218]" office:value-type="float" office:value="12.2212964844544" calcext:value-type="float">
            <text:p>12.2212964844544</text:p>
          </table:table-cell>
          <table:table-cell table:formula="of:=[.H218]/[.B218]" office:value-type="float" office:value="0.814753098963625" calcext:value-type="float">
            <text:p>0.814753098963625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8" calcext:value-type="float">
            <text:p>18</text:p>
          </table:table-cell>
          <table:table-cell office:value-type="float" office:value="4405" calcext:value-type="float">
            <text:p>4405</text:p>
          </table:table-cell>
          <table:table-cell office:value-type="float" office:value="4325" calcext:value-type="float">
            <text:p>4325</text:p>
          </table:table-cell>
          <table:table-cell office:value-type="float" office:value="4445" calcext:value-type="float">
            <text:p>4445</text:p>
          </table:table-cell>
          <table:table-cell office:value-type="float" office:value="4283" calcext:value-type="float">
            <text:p>4283</text:p>
          </table:table-cell>
          <table:table-cell table:formula="of:=AVERAGE([.D219:.F219])" office:value-type="float" office:value="4351" calcext:value-type="float">
            <text:p>4351</text:p>
          </table:table-cell>
          <table:table-cell table:formula="of:=[.A219]/[.G219]" office:value-type="float" office:value="13.8223396920248" calcext:value-type="float">
            <text:p>13.8223396920248</text:p>
          </table:table-cell>
          <table:table-cell table:formula="of:=[.H219]/[.B219]" office:value-type="float" office:value="0.767907760668046" calcext:value-type="float">
            <text:p>0.767907760668046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21" calcext:value-type="float">
            <text:p>21</text:p>
          </table:table-cell>
          <table:table-cell office:value-type="float" office:value="4243" calcext:value-type="float">
            <text:p>4243</text:p>
          </table:table-cell>
          <table:table-cell office:value-type="float" office:value="3963" calcext:value-type="float">
            <text:p>3963</text:p>
          </table:table-cell>
          <table:table-cell office:value-type="float" office:value="4248" calcext:value-type="float">
            <text:p>4248</text:p>
          </table:table-cell>
          <table:table-cell office:value-type="float" office:value="3955" calcext:value-type="float">
            <text:p>3955</text:p>
          </table:table-cell>
          <table:table-cell table:formula="of:=AVERAGE([.D220:.F220])" office:value-type="float" office:value="4055.33333333333" calcext:value-type="float">
            <text:p>4055.33333333333</text:p>
          </table:table-cell>
          <table:table-cell table:formula="of:=[.A220]/[.G220]" office:value-type="float" office:value="14.8301002794674" calcext:value-type="float">
            <text:p>14.8301002794674</text:p>
          </table:table-cell>
          <table:table-cell table:formula="of:=[.H220]/[.B220]" office:value-type="float" office:value="0.706195251403208" calcext:value-type="float">
            <text:p>0.706195251403208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24" calcext:value-type="float">
            <text:p>24</text:p>
          </table:table-cell>
          <table:table-cell office:value-type="float" office:value="3918" calcext:value-type="float">
            <text:p>3918</text:p>
          </table:table-cell>
          <table:table-cell office:value-type="float" office:value="4069" calcext:value-type="float">
            <text:p>4069</text:p>
          </table:table-cell>
          <table:table-cell office:value-type="float" office:value="4037" calcext:value-type="float">
            <text:p>4037</text:p>
          </table:table-cell>
          <table:table-cell office:value-type="float" office:value="4110" calcext:value-type="float">
            <text:p>4110</text:p>
          </table:table-cell>
          <table:table-cell table:formula="of:=AVERAGE([.D221:.F221])" office:value-type="float" office:value="4072" calcext:value-type="float">
            <text:p>4072</text:p>
          </table:table-cell>
          <table:table-cell table:formula="of:=[.A221]/[.G221]" office:value-type="float" office:value="14.7694007858546" calcext:value-type="float">
            <text:p>14.7694007858546</text:p>
          </table:table-cell>
          <table:table-cell table:formula="of:=[.H221]/[.B221]" office:value-type="float" office:value="0.615391699410609" calcext:value-type="float">
            <text:p>0.615391699410609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27" calcext:value-type="float">
            <text:p>27</text:p>
          </table:table-cell>
          <table:table-cell office:value-type="float" office:value="4038" calcext:value-type="float">
            <text:p>4038</text:p>
          </table:table-cell>
          <table:table-cell office:value-type="float" office:value="4122" calcext:value-type="float">
            <text:p>4122</text:p>
          </table:table-cell>
          <table:table-cell office:value-type="float" office:value="4103" calcext:value-type="float">
            <text:p>4103</text:p>
          </table:table-cell>
          <table:table-cell office:value-type="float" office:value="3982" calcext:value-type="float">
            <text:p>3982</text:p>
          </table:table-cell>
          <table:table-cell table:formula="of:=AVERAGE([.D222:.F222])" office:value-type="float" office:value="4069" calcext:value-type="float">
            <text:p>4069</text:p>
          </table:table-cell>
          <table:table-cell table:formula="of:=[.A222]/[.G222]" office:value-type="float" office:value="14.7802899975424" calcext:value-type="float">
            <text:p>14.7802899975424</text:p>
          </table:table-cell>
          <table:table-cell table:formula="of:=[.H222]/[.B222]" office:value-type="float" office:value="0.547418148057126" calcext:value-type="float">
            <text:p>0.547418148057126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0" calcext:value-type="float">
            <text:p>30</text:p>
          </table:table-cell>
          <table:table-cell office:value-type="float" office:value="4121" calcext:value-type="float">
            <text:p>4121</text:p>
          </table:table-cell>
          <table:table-cell office:value-type="float" office:value="4110" calcext:value-type="float">
            <text:p>4110</text:p>
          </table:table-cell>
          <table:table-cell office:value-type="float" office:value="4096" calcext:value-type="float">
            <text:p>4096</text:p>
          </table:table-cell>
          <table:table-cell office:value-type="float" office:value="4042" calcext:value-type="float">
            <text:p>4042</text:p>
          </table:table-cell>
          <table:table-cell table:formula="of:=AVERAGE([.D223:.F223])" office:value-type="float" office:value="4082.66666666667" calcext:value-type="float">
            <text:p>4082.66666666667</text:p>
          </table:table-cell>
          <table:table-cell table:formula="of:=[.A223]/[.G223]" office:value-type="float" office:value="14.7308131939909" calcext:value-type="float">
            <text:p>14.7308131939909</text:p>
          </table:table-cell>
          <table:table-cell table:formula="of:=[.H223]/[.B223]" office:value-type="float" office:value="0.491027106466362" calcext:value-type="float">
            <text:p>0.491027106466362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3" calcext:value-type="float">
            <text:p>33</text:p>
          </table:table-cell>
          <table:table-cell office:value-type="float" office:value="4176" calcext:value-type="float">
            <text:p>4176</text:p>
          </table:table-cell>
          <table:table-cell office:value-type="float" office:value="4126" calcext:value-type="float">
            <text:p>4126</text:p>
          </table:table-cell>
          <table:table-cell office:value-type="float" office:value="4145" calcext:value-type="float">
            <text:p>4145</text:p>
          </table:table-cell>
          <table:table-cell office:value-type="float" office:value="4167" calcext:value-type="float">
            <text:p>4167</text:p>
          </table:table-cell>
          <table:table-cell table:formula="of:=AVERAGE([.D224:.F224])" office:value-type="float" office:value="4146" calcext:value-type="float">
            <text:p>4146</text:p>
          </table:table-cell>
          <table:table-cell table:formula="of:=[.A224]/[.G224]" office:value-type="float" office:value="14.5057887120116" calcext:value-type="float">
            <text:p>14.5057887120116</text:p>
          </table:table-cell>
          <table:table-cell table:formula="of:=[.H224]/[.B224]" office:value-type="float" office:value="0.439569354909442" calcext:value-type="float">
            <text:p>0.439569354909442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6" calcext:value-type="float">
            <text:p>36</text:p>
          </table:table-cell>
          <table:table-cell office:value-type="float" office:value="4288" calcext:value-type="float">
            <text:p>4288</text:p>
          </table:table-cell>
          <table:table-cell office:value-type="float" office:value="4279" calcext:value-type="float">
            <text:p>4279</text:p>
          </table:table-cell>
          <table:table-cell office:value-type="float" office:value="4352" calcext:value-type="float">
            <text:p>4352</text:p>
          </table:table-cell>
          <table:table-cell office:value-type="float" office:value="4331" calcext:value-type="float">
            <text:p>4331</text:p>
          </table:table-cell>
          <table:table-cell table:formula="of:=AVERAGE([.D225:.F225])" office:value-type="float" office:value="4320.66666666667" calcext:value-type="float">
            <text:p>4320.66666666667</text:p>
          </table:table-cell>
          <table:table-cell table:formula="of:=[.A225]/[.G225]" office:value-type="float" office:value="13.919379725351" calcext:value-type="float">
            <text:p>13.919379725351</text:p>
          </table:table-cell>
          <table:table-cell table:formula="of:=[.H225]/[.B225]" office:value-type="float" office:value="0.386649436815306" calcext:value-type="float">
            <text:p>0.386649436815306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9" calcext:value-type="float">
            <text:p>39</text:p>
          </table:table-cell>
          <table:table-cell office:value-type="float" office:value="4561" calcext:value-type="float">
            <text:p>4561</text:p>
          </table:table-cell>
          <table:table-cell office:value-type="float" office:value="4485" calcext:value-type="float">
            <text:p>4485</text:p>
          </table:table-cell>
          <table:table-cell office:value-type="float" office:value="4517" calcext:value-type="float">
            <text:p>4517</text:p>
          </table:table-cell>
          <table:table-cell office:value-type="float" office:value="4501" calcext:value-type="float">
            <text:p>4501</text:p>
          </table:table-cell>
          <table:table-cell table:formula="of:=AVERAGE([.D226:.F226])" office:value-type="float" office:value="4501" calcext:value-type="float">
            <text:p>4501</text:p>
          </table:table-cell>
          <table:table-cell table:formula="of:=[.A226]/[.G226]" office:value-type="float" office:value="13.3616974005776" calcext:value-type="float">
            <text:p>13.3616974005776</text:p>
          </table:table-cell>
          <table:table-cell table:formula="of:=[.H226]/[.B226]" office:value-type="float" office:value="0.342607625655837" calcext:value-type="float">
            <text:p>0.342607625655837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42" calcext:value-type="float">
            <text:p>42</text:p>
          </table:table-cell>
          <table:table-cell office:value-type="float" office:value="4761" calcext:value-type="float">
            <text:p>4761</text:p>
          </table:table-cell>
          <table:table-cell office:value-type="float" office:value="4674" calcext:value-type="float">
            <text:p>4674</text:p>
          </table:table-cell>
          <table:table-cell office:value-type="float" office:value="4610" calcext:value-type="float">
            <text:p>4610</text:p>
          </table:table-cell>
          <table:table-cell office:value-type="float" office:value="4728" calcext:value-type="float">
            <text:p>4728</text:p>
          </table:table-cell>
          <table:table-cell table:formula="of:=AVERAGE([.D227:.F227])" office:value-type="float" office:value="4670.66666666667" calcext:value-type="float">
            <text:p>4670.66666666667</text:p>
          </table:table-cell>
          <table:table-cell table:formula="of:=[.A227]/[.G227]" office:value-type="float" office:value="12.8763202968884" calcext:value-type="float">
            <text:p>12.8763202968884</text:p>
          </table:table-cell>
          <table:table-cell table:formula="of:=[.H227]/[.B227]" office:value-type="float" office:value="0.306579054687819" calcext:value-type="float">
            <text:p>0.306579054687819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45" calcext:value-type="float">
            <text:p>45</text:p>
          </table:table-cell>
          <table:table-cell office:value-type="float" office:value="4872" calcext:value-type="float">
            <text:p>4872</text:p>
          </table:table-cell>
          <table:table-cell office:value-type="float" office:value="4867" calcext:value-type="float">
            <text:p>4867</text:p>
          </table:table-cell>
          <table:table-cell office:value-type="float" office:value="4836" calcext:value-type="float">
            <text:p>4836</text:p>
          </table:table-cell>
          <table:table-cell office:value-type="float" office:value="4866" calcext:value-type="float">
            <text:p>4866</text:p>
          </table:table-cell>
          <table:table-cell table:formula="of:=AVERAGE([.D228:.F228])" office:value-type="float" office:value="4856.33333333333" calcext:value-type="float">
            <text:p>4856.33333333333</text:p>
          </table:table-cell>
          <table:table-cell table:formula="of:=[.A228]/[.G228]" office:value-type="float" office:value="12.384034594001" calcext:value-type="float">
            <text:p>12.384034594001</text:p>
          </table:table-cell>
          <table:table-cell table:formula="of:=[.H228]/[.B228]" office:value-type="float" office:value="0.275200768755577" calcext:value-type="float">
            <text:p>0.275200768755577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48" calcext:value-type="float">
            <text:p>48</text:p>
          </table:table-cell>
          <table:table-cell office:value-type="float" office:value="5123" calcext:value-type="float">
            <text:p>5123</text:p>
          </table:table-cell>
          <table:table-cell office:value-type="float" office:value="5038" calcext:value-type="float">
            <text:p>5038</text:p>
          </table:table-cell>
          <table:table-cell office:value-type="float" office:value="5015" calcext:value-type="float">
            <text:p>5015</text:p>
          </table:table-cell>
          <table:table-cell office:value-type="float" office:value="4937" calcext:value-type="float">
            <text:p>4937</text:p>
          </table:table-cell>
          <table:table-cell table:formula="of:=AVERAGE([.D229:.F229])" office:value-type="float" office:value="4996.66666666667" calcext:value-type="float">
            <text:p>4996.66666666667</text:p>
          </table:table-cell>
          <table:table-cell table:formula="of:=[.A229]/[.G229]" office:value-type="float" office:value="12.036224149433" calcext:value-type="float">
            <text:p>12.036224149433</text:p>
          </table:table-cell>
          <table:table-cell table:formula="of:=[.H229]/[.B229]" office:value-type="float" office:value="0.250754669779853" calcext:value-type="float">
            <text:p>0.250754669779853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51" calcext:value-type="float">
            <text:p>51</text:p>
          </table:table-cell>
          <table:table-cell office:value-type="float" office:value="5253" calcext:value-type="float">
            <text:p>5253</text:p>
          </table:table-cell>
          <table:table-cell office:value-type="float" office:value="5187" calcext:value-type="float">
            <text:p>5187</text:p>
          </table:table-cell>
          <table:table-cell office:value-type="float" office:value="5158" calcext:value-type="float">
            <text:p>5158</text:p>
          </table:table-cell>
          <table:table-cell office:value-type="float" office:value="5117" calcext:value-type="float">
            <text:p>5117</text:p>
          </table:table-cell>
          <table:table-cell table:formula="of:=AVERAGE([.D230:.F230])" office:value-type="float" office:value="5154" calcext:value-type="float">
            <text:p>5154</text:p>
          </table:table-cell>
          <table:table-cell table:formula="of:=[.A230]/[.G230]" office:value-type="float" office:value="11.6688009313155" calcext:value-type="float">
            <text:p>11.6688009313155</text:p>
          </table:table-cell>
          <table:table-cell table:formula="of:=[.H230]/[.B230]" office:value-type="float" office:value="0.228800018261088" calcext:value-type="float">
            <text:p>0.228800018261088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54" calcext:value-type="float">
            <text:p>54</text:p>
          </table:table-cell>
          <table:table-cell office:value-type="float" office:value="5420" calcext:value-type="float">
            <text:p>5420</text:p>
          </table:table-cell>
          <table:table-cell office:value-type="float" office:value="5331" calcext:value-type="float">
            <text:p>5331</text:p>
          </table:table-cell>
          <table:table-cell office:value-type="float" office:value="5409" calcext:value-type="float">
            <text:p>5409</text:p>
          </table:table-cell>
          <table:table-cell office:value-type="float" office:value="5426" calcext:value-type="float">
            <text:p>5426</text:p>
          </table:table-cell>
          <table:table-cell table:formula="of:=AVERAGE([.D231:.F231])" office:value-type="float" office:value="5388.66666666667" calcext:value-type="float">
            <text:p>5388.66666666667</text:p>
          </table:table-cell>
          <table:table-cell table:formula="of:=[.A231]/[.G231]" office:value-type="float" office:value="11.1606457998268" calcext:value-type="float">
            <text:p>11.1606457998268</text:p>
          </table:table-cell>
          <table:table-cell table:formula="of:=[.H231]/[.B231]" office:value-type="float" office:value="0.206678625922718" calcext:value-type="float">
            <text:p>0.206678625922718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57" calcext:value-type="float">
            <text:p>57</text:p>
          </table:table-cell>
          <table:table-cell office:value-type="float" office:value="5550" calcext:value-type="float">
            <text:p>5550</text:p>
          </table:table-cell>
          <table:table-cell office:value-type="float" office:value="5572" calcext:value-type="float">
            <text:p>5572</text:p>
          </table:table-cell>
          <table:table-cell office:value-type="float" office:value="5529" calcext:value-type="float">
            <text:p>5529</text:p>
          </table:table-cell>
          <table:table-cell office:value-type="float" office:value="5512" calcext:value-type="float">
            <text:p>5512</text:p>
          </table:table-cell>
          <table:table-cell table:formula="of:=AVERAGE([.D232:.F232])" office:value-type="float" office:value="5537.66666666667" calcext:value-type="float">
            <text:p>5537.66666666667</text:p>
          </table:table-cell>
          <table:table-cell table:formula="of:=[.A232]/[.G232]" office:value-type="float" office:value="10.8603503280563" calcext:value-type="float">
            <text:p>10.8603503280563</text:p>
          </table:table-cell>
          <table:table-cell table:formula="of:=[.H232]/[.B232]" office:value-type="float" office:value="0.190532461895725" calcext:value-type="float">
            <text:p>0.190532461895725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60" calcext:value-type="float">
            <text:p>60</text:p>
          </table:table-cell>
          <table:table-cell office:value-type="float" office:value="5580" calcext:value-type="float">
            <text:p>5580</text:p>
          </table:table-cell>
          <table:table-cell office:value-type="float" office:value="5604" calcext:value-type="float">
            <text:p>5604</text:p>
          </table:table-cell>
          <table:table-cell office:value-type="float" office:value="5658" calcext:value-type="float">
            <text:p>5658</text:p>
          </table:table-cell>
          <table:table-cell office:value-type="float" office:value="5656" calcext:value-type="float">
            <text:p>5656</text:p>
          </table:table-cell>
          <table:table-cell table:formula="of:=AVERAGE([.D233:.F233])" office:value-type="float" office:value="5639.33333333333" calcext:value-type="float">
            <text:p>5639.33333333333</text:p>
          </table:table-cell>
          <table:table-cell table:formula="of:=[.A233]/[.G233]" office:value-type="float" office:value="10.6645584584466" calcext:value-type="float">
            <text:p>10.6645584584466</text:p>
          </table:table-cell>
          <table:table-cell table:formula="of:=[.H233]/[.B233]" office:value-type="float" office:value="0.17774264097411" calcext:value-type="float">
            <text:p>0.17774264097411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63" calcext:value-type="float">
            <text:p>63</text:p>
          </table:table-cell>
          <table:table-cell office:value-type="float" office:value="5745" calcext:value-type="float">
            <text:p>5745</text:p>
          </table:table-cell>
          <table:table-cell office:value-type="float" office:value="5757" calcext:value-type="float">
            <text:p>5757</text:p>
          </table:table-cell>
          <table:table-cell office:value-type="float" office:value="5889" calcext:value-type="float">
            <text:p>5889</text:p>
          </table:table-cell>
          <table:table-cell office:value-type="float" office:value="5695" calcext:value-type="float">
            <text:p>5695</text:p>
          </table:table-cell>
          <table:table-cell table:formula="of:=AVERAGE([.D234:.F234])" office:value-type="float" office:value="5780.33333333333" calcext:value-type="float">
            <text:p>5780.33333333333</text:p>
          </table:table-cell>
          <table:table-cell table:formula="of:=[.A234]/[.G234]" office:value-type="float" office:value="10.4044172769736" calcext:value-type="float">
            <text:p>10.4044172769736</text:p>
          </table:table-cell>
          <table:table-cell table:formula="of:=[.H234]/[.B234]" office:value-type="float" office:value="0.165149480586883" calcext:value-type="float">
            <text:p>0.165149480586883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72" calcext:value-type="float">
            <text:p>72</text:p>
          </table:table-cell>
          <table:table-cell office:value-type="float" office:value="6141" calcext:value-type="float">
            <text:p>6141</text:p>
          </table:table-cell>
          <table:table-cell office:value-type="float" office:value="6267" calcext:value-type="float">
            <text:p>6267</text:p>
          </table:table-cell>
          <table:table-cell office:value-type="float" office:value="6260" calcext:value-type="float">
            <text:p>6260</text:p>
          </table:table-cell>
          <table:table-cell office:value-type="float" office:value="6281" calcext:value-type="float">
            <text:p>6281</text:p>
          </table:table-cell>
          <table:table-cell table:formula="of:=AVERAGE([.D235:.F235])" office:value-type="float" office:value="6269.33333333333" calcext:value-type="float">
            <text:p>6269.33333333333</text:p>
          </table:table-cell>
          <table:table-cell table:formula="of:=[.A235]/[.G235]" office:value-type="float" office:value="9.59288600595491" calcext:value-type="float">
            <text:p>9.59288600595491</text:p>
          </table:table-cell>
          <table:table-cell table:formula="of:=[.H235]/[.B235]" office:value-type="float" office:value="0.133234527860485" calcext:value-type="float">
            <text:p>0.133234527860485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81" calcext:value-type="float">
            <text:p>81</text:p>
          </table:table-cell>
          <table:table-cell office:value-type="float" office:value="6746" calcext:value-type="float">
            <text:p>6746</text:p>
          </table:table-cell>
          <table:table-cell office:value-type="float" office:value="6763" calcext:value-type="float">
            <text:p>6763</text:p>
          </table:table-cell>
          <table:table-cell office:value-type="float" office:value="6718" calcext:value-type="float">
            <text:p>6718</text:p>
          </table:table-cell>
          <table:table-cell office:value-type="float" office:value="6703" calcext:value-type="float">
            <text:p>6703</text:p>
          </table:table-cell>
          <table:table-cell table:formula="of:=AVERAGE([.D236:.F236])" office:value-type="float" office:value="6728" calcext:value-type="float">
            <text:p>6728</text:p>
          </table:table-cell>
          <table:table-cell table:formula="of:=[.A236]/[.G236]" office:value-type="float" office:value="8.93891200951249" calcext:value-type="float">
            <text:p>8.93891200951249</text:p>
          </table:table-cell>
          <table:table-cell table:formula="of:=[.H236]/[.B236]" office:value-type="float" office:value="0.110356938389043" calcext:value-type="float">
            <text:p>0.110356938389043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90" calcext:value-type="float">
            <text:p>90</text:p>
          </table:table-cell>
          <table:table-cell office:value-type="float" office:value="6884" calcext:value-type="float">
            <text:p>6884</text:p>
          </table:table-cell>
          <table:table-cell office:value-type="float" office:value="6814" calcext:value-type="float">
            <text:p>6814</text:p>
          </table:table-cell>
          <table:table-cell office:value-type="float" office:value="6910" calcext:value-type="float">
            <text:p>6910</text:p>
          </table:table-cell>
          <table:table-cell office:value-type="float" office:value="6716" calcext:value-type="float">
            <text:p>6716</text:p>
          </table:table-cell>
          <table:table-cell table:formula="of:=AVERAGE([.D237:.F237])" office:value-type="float" office:value="6813.33333333333" calcext:value-type="float">
            <text:p>6813.33333333333</text:p>
          </table:table-cell>
          <table:table-cell table:formula="of:=[.A237]/[.G237]" office:value-type="float" office:value="8.82695694716243" calcext:value-type="float">
            <text:p>8.82695694716243</text:p>
          </table:table-cell>
          <table:table-cell table:formula="of:=[.H237]/[.B237]" office:value-type="float" office:value="0.0980772994129159" calcext:value-type="float">
            <text:p>0.098077299412916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99" calcext:value-type="float">
            <text:p>99</text:p>
          </table:table-cell>
          <table:table-cell office:value-type="float" office:value="7536" calcext:value-type="float">
            <text:p>7536</text:p>
          </table:table-cell>
          <table:table-cell office:value-type="float" office:value="7296" calcext:value-type="float">
            <text:p>7296</text:p>
          </table:table-cell>
          <table:table-cell office:value-type="float" office:value="7203" calcext:value-type="float">
            <text:p>7203</text:p>
          </table:table-cell>
          <table:table-cell office:value-type="float" office:value="7307" calcext:value-type="float">
            <text:p>7307</text:p>
          </table:table-cell>
          <table:table-cell table:formula="of:=AVERAGE([.D238:.F238])" office:value-type="float" office:value="7268.66666666667" calcext:value-type="float">
            <text:p>7268.66666666667</text:p>
          </table:table-cell>
          <table:table-cell table:formula="of:=[.A238]/[.G238]" office:value-type="float" office:value="8.27400715399431" calcext:value-type="float">
            <text:p>8.27400715399431</text:p>
          </table:table-cell>
          <table:table-cell table:formula="of:=[.H238]/[.B238]" office:value-type="float" office:value="0.0835758298383264" calcext:value-type="float">
            <text:p>0.083575829838326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08" calcext:value-type="float">
            <text:p>108</text:p>
          </table:table-cell>
          <table:table-cell office:value-type="float" office:value="7384" calcext:value-type="float">
            <text:p>7384</text:p>
          </table:table-cell>
          <table:table-cell office:value-type="float" office:value="7387" calcext:value-type="float">
            <text:p>7387</text:p>
          </table:table-cell>
          <table:table-cell office:value-type="float" office:value="7356" calcext:value-type="float">
            <text:p>7356</text:p>
          </table:table-cell>
          <table:table-cell office:value-type="float" office:value="7702" calcext:value-type="float">
            <text:p>7702</text:p>
          </table:table-cell>
          <table:table-cell table:formula="of:=AVERAGE([.D239:.F239])" office:value-type="float" office:value="7481.66666666667" calcext:value-type="float">
            <text:p>7481.66666666667</text:p>
          </table:table-cell>
          <table:table-cell table:formula="of:=[.A239]/[.G239]" office:value-type="float" office:value="8.03844954332813" calcext:value-type="float">
            <text:p>8.03844954332813</text:p>
          </table:table-cell>
          <table:table-cell table:formula="of:=[.H239]/[.B239]" office:value-type="float" office:value="0.0744300883641494" calcext:value-type="float">
            <text:p>0.074430088364149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17" calcext:value-type="float">
            <text:p>117</text:p>
          </table:table-cell>
          <table:table-cell office:value-type="float" office:value="7589" calcext:value-type="float">
            <text:p>7589</text:p>
          </table:table-cell>
          <table:table-cell office:value-type="float" office:value="7948" calcext:value-type="float">
            <text:p>7948</text:p>
          </table:table-cell>
          <table:table-cell office:value-type="float" office:value="7935" calcext:value-type="float">
            <text:p>7935</text:p>
          </table:table-cell>
          <table:table-cell office:value-type="float" office:value="7665" calcext:value-type="float">
            <text:p>7665</text:p>
          </table:table-cell>
          <table:table-cell table:formula="of:=AVERAGE([.D240:.F240])" office:value-type="float" office:value="7849.33333333333" calcext:value-type="float">
            <text:p>7849.33333333333</text:p>
          </table:table-cell>
          <table:table-cell table:formula="of:=[.A240]/[.G240]" office:value-type="float" office:value="7.66192457958213" calcext:value-type="float">
            <text:p>7.66192457958213</text:p>
          </table:table-cell>
          <table:table-cell table:formula="of:=[.H240]/[.B240]" office:value-type="float" office:value="0.0654865348682233" calcext:value-type="float">
            <text:p>0.065486534868223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26" calcext:value-type="float">
            <text:p>126</text:p>
          </table:table-cell>
          <table:table-cell office:value-type="float" office:value="8154" calcext:value-type="float">
            <text:p>8154</text:p>
          </table:table-cell>
          <table:table-cell office:value-type="float" office:value="8047" calcext:value-type="float">
            <text:p>8047</text:p>
          </table:table-cell>
          <table:table-cell office:value-type="float" office:value="8324" calcext:value-type="float">
            <text:p>8324</text:p>
          </table:table-cell>
          <table:table-cell office:value-type="float" office:value="8079" calcext:value-type="float">
            <text:p>8079</text:p>
          </table:table-cell>
          <table:table-cell table:formula="of:=AVERAGE([.D241:.F241])" office:value-type="float" office:value="8150" calcext:value-type="float">
            <text:p>8150</text:p>
          </table:table-cell>
          <table:table-cell table:formula="of:=[.A241]/[.G241]" office:value-type="float" office:value="7.37926380368098" calcext:value-type="float">
            <text:p>7.37926380368098</text:p>
          </table:table-cell>
          <table:table-cell table:formula="of:=[.H241]/[.B241]" office:value-type="float" office:value="0.0585655857434999" calcext:value-type="float">
            <text:p>0.0585655857435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table:number-columns-repeated="31"/>
        </table:table-row>
        <table:table-row table:style-name="ro1">
          <table:table-cell office:value-type="float" office:value="60141" calcext:value-type="float">
            <text:p>60141</text:p>
          </table:table-cell>
          <table:table-cell table:number-columns-repeated="31"/>
        </table:table-row>
        <table:table-row table:style-name="ro1">
          <table:table-cell office:value-type="float" office:value="60141" calcext:value-type="float">
            <text:p>60141</text:p>
          </table:table-cell>
          <table:table-cell/>
          <table:table-cell office:value-type="string" calcext:value-type="string">
            <text:p>pool</text:p>
          </table:table-cell>
          <table:table-cell table:number-columns-repeated="3"/>
          <table:table-cell office:value-type="string" calcext:value-type="string">
            <text:p>media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efficiency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" calcext:value-type="float">
            <text:p>3</text:p>
          </table:table-cell>
          <table:table-cell office:value-type="float" office:value="20983" calcext:value-type="float">
            <text:p>20983</text:p>
          </table:table-cell>
          <table:table-cell office:value-type="float" office:value="21046" calcext:value-type="float">
            <text:p>21046</text:p>
          </table:table-cell>
          <table:table-cell office:value-type="float" office:value="21032" calcext:value-type="float">
            <text:p>21032</text:p>
          </table:table-cell>
          <table:table-cell office:value-type="float" office:value="21133" calcext:value-type="float">
            <text:p>21133</text:p>
          </table:table-cell>
          <table:table-cell table:formula="of:=AVERAGE([.D245:.F245])" office:value-type="float" office:value="21070.3333333333" calcext:value-type="float">
            <text:p>21070.3333333333</text:p>
          </table:table-cell>
          <table:table-cell table:formula="of:=[.A245]/[.G245]" office:value-type="float" office:value="2.85429751150907" calcext:value-type="float">
            <text:p>2.85429751150907</text:p>
          </table:table-cell>
          <table:table-cell table:formula="of:=[.H245]/[.B245]" office:value-type="float" office:value="0.951432503836358" calcext:value-type="float">
            <text:p>0.951432503836358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6" calcext:value-type="float">
            <text:p>6</text:p>
          </table:table-cell>
          <table:table-cell office:value-type="float" office:value="10755" calcext:value-type="float">
            <text:p>10755</text:p>
          </table:table-cell>
          <table:table-cell office:value-type="float" office:value="10787" calcext:value-type="float">
            <text:p>10787</text:p>
          </table:table-cell>
          <table:table-cell office:value-type="float" office:value="10767" calcext:value-type="float">
            <text:p>10767</text:p>
          </table:table-cell>
          <table:table-cell office:value-type="float" office:value="10783" calcext:value-type="float">
            <text:p>10783</text:p>
          </table:table-cell>
          <table:table-cell table:formula="of:=AVERAGE([.D246:.F246])" office:value-type="float" office:value="10779" calcext:value-type="float">
            <text:p>10779</text:p>
          </table:table-cell>
          <table:table-cell table:formula="of:=[.A246]/[.G246]" office:value-type="float" office:value="5.57946006123017" calcext:value-type="float">
            <text:p>5.57946006123017</text:p>
          </table:table-cell>
          <table:table-cell table:formula="of:=[.H246]/[.B246]" office:value-type="float" office:value="0.929910010205028" calcext:value-type="float">
            <text:p>0.929910010205028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9" calcext:value-type="float">
            <text:p>9</text:p>
          </table:table-cell>
          <table:table-cell office:value-type="float" office:value="7516" calcext:value-type="float">
            <text:p>7516</text:p>
          </table:table-cell>
          <table:table-cell office:value-type="float" office:value="7583" calcext:value-type="float">
            <text:p>7583</text:p>
          </table:table-cell>
          <table:table-cell office:value-type="float" office:value="7524" calcext:value-type="float">
            <text:p>7524</text:p>
          </table:table-cell>
          <table:table-cell office:value-type="float" office:value="7563" calcext:value-type="float">
            <text:p>7563</text:p>
          </table:table-cell>
          <table:table-cell table:formula="of:=AVERAGE([.D247:.F247])" office:value-type="float" office:value="7556.66666666667" calcext:value-type="float">
            <text:p>7556.66666666667</text:p>
          </table:table-cell>
          <table:table-cell table:formula="of:=[.A247]/[.G247]" office:value-type="float" office:value="7.95866784296427" calcext:value-type="float">
            <text:p>7.95866784296427</text:p>
          </table:table-cell>
          <table:table-cell table:formula="of:=[.H247]/[.B247]" office:value-type="float" office:value="0.88429642699603" calcext:value-type="float">
            <text:p>0.88429642699603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2" calcext:value-type="float">
            <text:p>12</text:p>
          </table:table-cell>
          <table:table-cell office:value-type="float" office:value="5877" calcext:value-type="float">
            <text:p>5877</text:p>
          </table:table-cell>
          <table:table-cell table:number-columns-repeated="2" office:value-type="float" office:value="5886" calcext:value-type="float">
            <text:p>5886</text:p>
          </table:table-cell>
          <table:table-cell office:value-type="float" office:value="5889" calcext:value-type="float">
            <text:p>5889</text:p>
          </table:table-cell>
          <table:table-cell table:formula="of:=AVERAGE([.D248:.F248])" office:value-type="float" office:value="5887" calcext:value-type="float">
            <text:p>5887</text:p>
          </table:table-cell>
          <table:table-cell table:formula="of:=[.A248]/[.G248]" office:value-type="float" office:value="10.2158994394428" calcext:value-type="float">
            <text:p>10.2158994394428</text:p>
          </table:table-cell>
          <table:table-cell table:formula="of:=[.H248]/[.B248]" office:value-type="float" office:value="0.851324953286903" calcext:value-type="float">
            <text:p>0.851324953286903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5" calcext:value-type="float">
            <text:p>15</text:p>
          </table:table-cell>
          <table:table-cell office:value-type="float" office:value="4968" calcext:value-type="float">
            <text:p>4968</text:p>
          </table:table-cell>
          <table:table-cell office:value-type="float" office:value="4966" calcext:value-type="float">
            <text:p>4966</text:p>
          </table:table-cell>
          <table:table-cell office:value-type="float" office:value="4956" calcext:value-type="float">
            <text:p>4956</text:p>
          </table:table-cell>
          <table:table-cell office:value-type="float" office:value="4920" calcext:value-type="float">
            <text:p>4920</text:p>
          </table:table-cell>
          <table:table-cell table:formula="of:=AVERAGE([.D249:.F249])" office:value-type="float" office:value="4947.33333333333" calcext:value-type="float">
            <text:p>4947.33333333333</text:p>
          </table:table-cell>
          <table:table-cell table:formula="of:=[.A249]/[.G249]" office:value-type="float" office:value="12.1562457889772" calcext:value-type="float">
            <text:p>12.1562457889772</text:p>
          </table:table-cell>
          <table:table-cell table:formula="of:=[.H249]/[.B249]" office:value-type="float" office:value="0.810416385931815" calcext:value-type="float">
            <text:p>0.810416385931815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8" calcext:value-type="float">
            <text:p>18</text:p>
          </table:table-cell>
          <table:table-cell office:value-type="float" office:value="4445" calcext:value-type="float">
            <text:p>4445</text:p>
          </table:table-cell>
          <table:table-cell office:value-type="float" office:value="4639" calcext:value-type="float">
            <text:p>4639</text:p>
          </table:table-cell>
          <table:table-cell office:value-type="float" office:value="4513" calcext:value-type="float">
            <text:p>4513</text:p>
          </table:table-cell>
          <table:table-cell office:value-type="float" office:value="4564" calcext:value-type="float">
            <text:p>4564</text:p>
          </table:table-cell>
          <table:table-cell table:formula="of:=AVERAGE([.D250:.F250])" office:value-type="float" office:value="4572" calcext:value-type="float">
            <text:p>4572</text:p>
          </table:table-cell>
          <table:table-cell table:formula="of:=[.A250]/[.G250]" office:value-type="float" office:value="13.1541994750656" calcext:value-type="float">
            <text:p>13.1541994750656</text:p>
          </table:table-cell>
          <table:table-cell table:formula="of:=[.H250]/[.B250]" office:value-type="float" office:value="0.730788859725868" calcext:value-type="float">
            <text:p>0.730788859725868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21" calcext:value-type="float">
            <text:p>21</text:p>
          </table:table-cell>
          <table:table-cell office:value-type="float" office:value="4218" calcext:value-type="float">
            <text:p>4218</text:p>
          </table:table-cell>
          <table:table-cell office:value-type="float" office:value="4195" calcext:value-type="float">
            <text:p>4195</text:p>
          </table:table-cell>
          <table:table-cell office:value-type="float" office:value="4235" calcext:value-type="float">
            <text:p>4235</text:p>
          </table:table-cell>
          <table:table-cell office:value-type="float" office:value="4073" calcext:value-type="float">
            <text:p>4073</text:p>
          </table:table-cell>
          <table:table-cell table:formula="of:=AVERAGE([.D251:.F251])" office:value-type="float" office:value="4167.66666666667" calcext:value-type="float">
            <text:p>4167.66666666667</text:p>
          </table:table-cell>
          <table:table-cell table:formula="of:=[.A251]/[.G251]" office:value-type="float" office:value="14.4303767095897" calcext:value-type="float">
            <text:p>14.4303767095897</text:p>
          </table:table-cell>
          <table:table-cell table:formula="of:=[.H251]/[.B251]" office:value-type="float" office:value="0.687160795694748" calcext:value-type="float">
            <text:p>0.687160795694748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24" calcext:value-type="float">
            <text:p>24</text:p>
          </table:table-cell>
          <table:table-cell office:value-type="float" office:value="4019" calcext:value-type="float">
            <text:p>4019</text:p>
          </table:table-cell>
          <table:table-cell office:value-type="float" office:value="4140" calcext:value-type="float">
            <text:p>4140</text:p>
          </table:table-cell>
          <table:table-cell office:value-type="float" office:value="3960" calcext:value-type="float">
            <text:p>3960</text:p>
          </table:table-cell>
          <table:table-cell office:value-type="float" office:value="4128" calcext:value-type="float">
            <text:p>4128</text:p>
          </table:table-cell>
          <table:table-cell table:formula="of:=AVERAGE([.D252:.F252])" office:value-type="float" office:value="4076" calcext:value-type="float">
            <text:p>4076</text:p>
          </table:table-cell>
          <table:table-cell table:formula="of:=[.A252]/[.G252]" office:value-type="float" office:value="14.7549067713445" calcext:value-type="float">
            <text:p>14.7549067713445</text:p>
          </table:table-cell>
          <table:table-cell table:formula="of:=[.H252]/[.B252]" office:value-type="float" office:value="0.614787782139352" calcext:value-type="float">
            <text:p>0.614787782139352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27" calcext:value-type="float">
            <text:p>27</text:p>
          </table:table-cell>
          <table:table-cell office:value-type="float" office:value="4094" calcext:value-type="float">
            <text:p>4094</text:p>
          </table:table-cell>
          <table:table-cell office:value-type="float" office:value="3971" calcext:value-type="float">
            <text:p>3971</text:p>
          </table:table-cell>
          <table:table-cell office:value-type="float" office:value="4067" calcext:value-type="float">
            <text:p>4067</text:p>
          </table:table-cell>
          <table:table-cell office:value-type="float" office:value="3997" calcext:value-type="float">
            <text:p>3997</text:p>
          </table:table-cell>
          <table:table-cell table:formula="of:=AVERAGE([.D253:.F253])" office:value-type="float" office:value="4011.66666666667" calcext:value-type="float">
            <text:p>4011.66666666667</text:p>
          </table:table-cell>
          <table:table-cell table:formula="of:=[.A253]/[.G253]" office:value-type="float" office:value="14.9915247195679" calcext:value-type="float">
            <text:p>14.9915247195679</text:p>
          </table:table-cell>
          <table:table-cell table:formula="of:=[.H253]/[.B253]" office:value-type="float" office:value="0.555241656280294" calcext:value-type="float">
            <text:p>0.555241656280294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0" calcext:value-type="float">
            <text:p>30</text:p>
          </table:table-cell>
          <table:table-cell office:value-type="float" office:value="4070" calcext:value-type="float">
            <text:p>4070</text:p>
          </table:table-cell>
          <table:table-cell office:value-type="float" office:value="4179" calcext:value-type="float">
            <text:p>4179</text:p>
          </table:table-cell>
          <table:table-cell office:value-type="float" office:value="4128" calcext:value-type="float">
            <text:p>4128</text:p>
          </table:table-cell>
          <table:table-cell office:value-type="float" office:value="4163" calcext:value-type="float">
            <text:p>4163</text:p>
          </table:table-cell>
          <table:table-cell table:formula="of:=AVERAGE([.D254:.F254])" office:value-type="float" office:value="4156.66666666667" calcext:value-type="float">
            <text:p>4156.66666666667</text:p>
          </table:table-cell>
          <table:table-cell table:formula="of:=[.A254]/[.G254]" office:value-type="float" office:value="14.4685645549318" calcext:value-type="float">
            <text:p>14.4685645549318</text:p>
          </table:table-cell>
          <table:table-cell table:formula="of:=[.H254]/[.B254]" office:value-type="float" office:value="0.482285485164394" calcext:value-type="float">
            <text:p>0.482285485164394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3" calcext:value-type="float">
            <text:p>33</text:p>
          </table:table-cell>
          <table:table-cell office:value-type="float" office:value="4205" calcext:value-type="float">
            <text:p>4205</text:p>
          </table:table-cell>
          <table:table-cell office:value-type="float" office:value="4222" calcext:value-type="float">
            <text:p>4222</text:p>
          </table:table-cell>
          <table:table-cell office:value-type="float" office:value="4254" calcext:value-type="float">
            <text:p>4254</text:p>
          </table:table-cell>
          <table:table-cell office:value-type="float" office:value="4182" calcext:value-type="float">
            <text:p>4182</text:p>
          </table:table-cell>
          <table:table-cell table:formula="of:=AVERAGE([.D255:.F255])" office:value-type="float" office:value="4219.33333333333" calcext:value-type="float">
            <text:p>4219.33333333333</text:p>
          </table:table-cell>
          <table:table-cell table:formula="of:=[.A255]/[.G255]" office:value-type="float" office:value="14.2536735661242" calcext:value-type="float">
            <text:p>14.2536735661242</text:p>
          </table:table-cell>
          <table:table-cell table:formula="of:=[.H255]/[.B255]" office:value-type="float" office:value="0.431929502003763" calcext:value-type="float">
            <text:p>0.431929502003763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6" calcext:value-type="float">
            <text:p>36</text:p>
          </table:table-cell>
          <table:table-cell office:value-type="float" office:value="4398" calcext:value-type="float">
            <text:p>4398</text:p>
          </table:table-cell>
          <table:table-cell office:value-type="float" office:value="4370" calcext:value-type="float">
            <text:p>4370</text:p>
          </table:table-cell>
          <table:table-cell office:value-type="float" office:value="4295" calcext:value-type="float">
            <text:p>4295</text:p>
          </table:table-cell>
          <table:table-cell office:value-type="float" office:value="4399" calcext:value-type="float">
            <text:p>4399</text:p>
          </table:table-cell>
          <table:table-cell table:formula="of:=AVERAGE([.D256:.F256])" office:value-type="float" office:value="4354.66666666667" calcext:value-type="float">
            <text:p>4354.66666666667</text:p>
          </table:table-cell>
          <table:table-cell table:formula="of:=[.A256]/[.G256]" office:value-type="float" office:value="13.8107011635028" calcext:value-type="float">
            <text:p>13.8107011635028</text:p>
          </table:table-cell>
          <table:table-cell table:formula="of:=[.H256]/[.B256]" office:value-type="float" office:value="0.383630587875077" calcext:value-type="float">
            <text:p>0.383630587875077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9" calcext:value-type="float">
            <text:p>39</text:p>
          </table:table-cell>
          <table:table-cell office:value-type="float" office:value="4530" calcext:value-type="float">
            <text:p>4530</text:p>
          </table:table-cell>
          <table:table-cell office:value-type="float" office:value="4472" calcext:value-type="float">
            <text:p>4472</text:p>
          </table:table-cell>
          <table:table-cell office:value-type="float" office:value="4565" calcext:value-type="float">
            <text:p>4565</text:p>
          </table:table-cell>
          <table:table-cell office:value-type="float" office:value="4512" calcext:value-type="float">
            <text:p>4512</text:p>
          </table:table-cell>
          <table:table-cell table:formula="of:=AVERAGE([.D257:.F257])" office:value-type="float" office:value="4516.33333333333" calcext:value-type="float">
            <text:p>4516.33333333333</text:p>
          </table:table-cell>
          <table:table-cell table:formula="of:=[.A257]/[.G257]" office:value-type="float" office:value="13.3163333087313" calcext:value-type="float">
            <text:p>13.3163333087313</text:p>
          </table:table-cell>
          <table:table-cell table:formula="of:=[.H257]/[.B257]" office:value-type="float" office:value="0.341444443813622" calcext:value-type="float">
            <text:p>0.341444443813622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42" calcext:value-type="float">
            <text:p>42</text:p>
          </table:table-cell>
          <table:table-cell office:value-type="float" office:value="4680" calcext:value-type="float">
            <text:p>4680</text:p>
          </table:table-cell>
          <table:table-cell office:value-type="float" office:value="4646" calcext:value-type="float">
            <text:p>4646</text:p>
          </table:table-cell>
          <table:table-cell office:value-type="float" office:value="4658" calcext:value-type="float">
            <text:p>4658</text:p>
          </table:table-cell>
          <table:table-cell office:value-type="float" office:value="4605" calcext:value-type="float">
            <text:p>4605</text:p>
          </table:table-cell>
          <table:table-cell table:formula="of:=AVERAGE([.D258:.F258])" office:value-type="float" office:value="4636.33333333333" calcext:value-type="float">
            <text:p>4636.33333333333</text:p>
          </table:table-cell>
          <table:table-cell table:formula="of:=[.A258]/[.G258]" office:value-type="float" office:value="12.9716730174707" calcext:value-type="float">
            <text:p>12.9716730174707</text:p>
          </table:table-cell>
          <table:table-cell table:formula="of:=[.H258]/[.B258]" office:value-type="float" office:value="0.308849357558826" calcext:value-type="float">
            <text:p>0.308849357558826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45" calcext:value-type="float">
            <text:p>45</text:p>
          </table:table-cell>
          <table:table-cell office:value-type="float" office:value="4814" calcext:value-type="float">
            <text:p>4814</text:p>
          </table:table-cell>
          <table:table-cell office:value-type="float" office:value="4912" calcext:value-type="float">
            <text:p>4912</text:p>
          </table:table-cell>
          <table:table-cell office:value-type="float" office:value="4901" calcext:value-type="float">
            <text:p>4901</text:p>
          </table:table-cell>
          <table:table-cell office:value-type="float" office:value="4856" calcext:value-type="float">
            <text:p>4856</text:p>
          </table:table-cell>
          <table:table-cell table:formula="of:=AVERAGE([.D259:.F259])" office:value-type="float" office:value="4889.66666666667" calcext:value-type="float">
            <text:p>4889.66666666667</text:p>
          </table:table-cell>
          <table:table-cell table:formula="of:=[.A259]/[.G259]" office:value-type="float" office:value="12.299611425455" calcext:value-type="float">
            <text:p>12.299611425455</text:p>
          </table:table-cell>
          <table:table-cell table:formula="of:=[.H259]/[.B259]" office:value-type="float" office:value="0.273324698343445" calcext:value-type="float">
            <text:p>0.273324698343445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48" calcext:value-type="float">
            <text:p>48</text:p>
          </table:table-cell>
          <table:table-cell office:value-type="float" office:value="4985" calcext:value-type="float">
            <text:p>4985</text:p>
          </table:table-cell>
          <table:table-cell office:value-type="float" office:value="5000" calcext:value-type="float">
            <text:p>5000</text:p>
          </table:table-cell>
          <table:table-cell office:value-type="float" office:value="5020" calcext:value-type="float">
            <text:p>5020</text:p>
          </table:table-cell>
          <table:table-cell office:value-type="float" office:value="5025" calcext:value-type="float">
            <text:p>5025</text:p>
          </table:table-cell>
          <table:table-cell table:formula="of:=AVERAGE([.D260:.F260])" office:value-type="float" office:value="5015" calcext:value-type="float">
            <text:p>5015</text:p>
          </table:table-cell>
          <table:table-cell table:formula="of:=[.A260]/[.G260]" office:value-type="float" office:value="11.99222333001" calcext:value-type="float">
            <text:p>11.99222333001</text:p>
          </table:table-cell>
          <table:table-cell table:formula="of:=[.H260]/[.B260]" office:value-type="float" office:value="0.249837986041874" calcext:value-type="float">
            <text:p>0.249837986041874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51" calcext:value-type="float">
            <text:p>51</text:p>
          </table:table-cell>
          <table:table-cell office:value-type="float" office:value="5232" calcext:value-type="float">
            <text:p>5232</text:p>
          </table:table-cell>
          <table:table-cell office:value-type="float" office:value="5227" calcext:value-type="float">
            <text:p>5227</text:p>
          </table:table-cell>
          <table:table-cell office:value-type="float" office:value="5256" calcext:value-type="float">
            <text:p>5256</text:p>
          </table:table-cell>
          <table:table-cell office:value-type="float" office:value="5207" calcext:value-type="float">
            <text:p>5207</text:p>
          </table:table-cell>
          <table:table-cell table:formula="of:=AVERAGE([.D261:.F261])" office:value-type="float" office:value="5230" calcext:value-type="float">
            <text:p>5230</text:p>
          </table:table-cell>
          <table:table-cell table:formula="of:=[.A261]/[.G261]" office:value-type="float" office:value="11.4992351816444" calcext:value-type="float">
            <text:p>11.4992351816444</text:p>
          </table:table-cell>
          <table:table-cell table:formula="of:=[.H261]/[.B261]" office:value-type="float" office:value="0.225475199640085" calcext:value-type="float">
            <text:p>0.225475199640085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54" calcext:value-type="float">
            <text:p>54</text:p>
          </table:table-cell>
          <table:table-cell office:value-type="float" office:value="5305" calcext:value-type="float">
            <text:p>5305</text:p>
          </table:table-cell>
          <table:table-cell table:number-columns-repeated="2" office:value-type="float" office:value="5463" calcext:value-type="float">
            <text:p>5463</text:p>
          </table:table-cell>
          <table:table-cell office:value-type="float" office:value="5388" calcext:value-type="float">
            <text:p>5388</text:p>
          </table:table-cell>
          <table:table-cell table:formula="of:=AVERAGE([.D262:.F262])" office:value-type="float" office:value="5438" calcext:value-type="float">
            <text:p>5438</text:p>
          </table:table-cell>
          <table:table-cell table:formula="of:=[.A262]/[.G262]" office:value-type="float" office:value="11.0593968370725" calcext:value-type="float">
            <text:p>11.0593968370725</text:p>
          </table:table-cell>
          <table:table-cell table:formula="of:=[.H262]/[.B262]" office:value-type="float" office:value="0.204803645130971" calcext:value-type="float">
            <text:p>0.204803645130971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57" calcext:value-type="float">
            <text:p>57</text:p>
          </table:table-cell>
          <table:table-cell office:value-type="float" office:value="5530" calcext:value-type="float">
            <text:p>5530</text:p>
          </table:table-cell>
          <table:table-cell office:value-type="float" office:value="5510" calcext:value-type="float">
            <text:p>5510</text:p>
          </table:table-cell>
          <table:table-cell office:value-type="float" office:value="5505" calcext:value-type="float">
            <text:p>5505</text:p>
          </table:table-cell>
          <table:table-cell office:value-type="float" office:value="5544" calcext:value-type="float">
            <text:p>5544</text:p>
          </table:table-cell>
          <table:table-cell table:formula="of:=AVERAGE([.D263:.F263])" office:value-type="float" office:value="5519.66666666667" calcext:value-type="float">
            <text:p>5519.66666666667</text:p>
          </table:table-cell>
          <table:table-cell table:formula="of:=[.A263]/[.G263]" office:value-type="float" office:value="10.8957666525756" calcext:value-type="float">
            <text:p>10.8957666525756</text:p>
          </table:table-cell>
          <table:table-cell table:formula="of:=[.H263]/[.B263]" office:value-type="float" office:value="0.19115380092238" calcext:value-type="float">
            <text:p>0.19115380092238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60" calcext:value-type="float">
            <text:p>60</text:p>
          </table:table-cell>
          <table:table-cell office:value-type="float" office:value="5602" calcext:value-type="float">
            <text:p>5602</text:p>
          </table:table-cell>
          <table:table-cell office:value-type="float" office:value="5714" calcext:value-type="float">
            <text:p>5714</text:p>
          </table:table-cell>
          <table:table-cell office:value-type="float" office:value="5644" calcext:value-type="float">
            <text:p>5644</text:p>
          </table:table-cell>
          <table:table-cell office:value-type="float" office:value="5545" calcext:value-type="float">
            <text:p>5545</text:p>
          </table:table-cell>
          <table:table-cell table:formula="of:=AVERAGE([.D264:.F264])" office:value-type="float" office:value="5634.33333333333" calcext:value-type="float">
            <text:p>5634.33333333333</text:p>
          </table:table-cell>
          <table:table-cell table:formula="of:=[.A264]/[.G264]" office:value-type="float" office:value="10.6740223628942" calcext:value-type="float">
            <text:p>10.6740223628942</text:p>
          </table:table-cell>
          <table:table-cell table:formula="of:=[.H264]/[.B264]" office:value-type="float" office:value="0.177900372714903" calcext:value-type="float">
            <text:p>0.177900372714903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63" calcext:value-type="float">
            <text:p>63</text:p>
          </table:table-cell>
          <table:table-cell office:value-type="float" office:value="5871" calcext:value-type="float">
            <text:p>5871</text:p>
          </table:table-cell>
          <table:table-cell office:value-type="float" office:value="5770" calcext:value-type="float">
            <text:p>5770</text:p>
          </table:table-cell>
          <table:table-cell office:value-type="float" office:value="5621" calcext:value-type="float">
            <text:p>5621</text:p>
          </table:table-cell>
          <table:table-cell office:value-type="float" office:value="5696" calcext:value-type="float">
            <text:p>5696</text:p>
          </table:table-cell>
          <table:table-cell table:formula="of:=AVERAGE([.D265:.F265])" office:value-type="float" office:value="5695.66666666667" calcext:value-type="float">
            <text:p>5695.66666666667</text:p>
          </table:table-cell>
          <table:table-cell table:formula="of:=[.A265]/[.G265]" office:value-type="float" office:value="10.559080002341" calcext:value-type="float">
            <text:p>10.559080002341</text:p>
          </table:table-cell>
          <table:table-cell table:formula="of:=[.H265]/[.B265]" office:value-type="float" office:value="0.167604444481603" calcext:value-type="float">
            <text:p>0.167604444481603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72" calcext:value-type="float">
            <text:p>72</text:p>
          </table:table-cell>
          <table:table-cell office:value-type="float" office:value="6089" calcext:value-type="float">
            <text:p>6089</text:p>
          </table:table-cell>
          <table:table-cell office:value-type="float" office:value="6156" calcext:value-type="float">
            <text:p>6156</text:p>
          </table:table-cell>
          <table:table-cell office:value-type="float" office:value="6095" calcext:value-type="float">
            <text:p>6095</text:p>
          </table:table-cell>
          <table:table-cell office:value-type="float" office:value="6167" calcext:value-type="float">
            <text:p>6167</text:p>
          </table:table-cell>
          <table:table-cell table:formula="of:=AVERAGE([.D266:.F266])" office:value-type="float" office:value="6139.33333333333" calcext:value-type="float">
            <text:p>6139.33333333333</text:p>
          </table:table-cell>
          <table:table-cell table:formula="of:=[.A266]/[.G266]" office:value-type="float" office:value="9.79601476816158" calcext:value-type="float">
            <text:p>9.79601476816158</text:p>
          </table:table-cell>
          <table:table-cell table:formula="of:=[.H266]/[.B266]" office:value-type="float" office:value="0.136055760668911" calcext:value-type="float">
            <text:p>0.136055760668911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81" calcext:value-type="float">
            <text:p>81</text:p>
          </table:table-cell>
          <table:table-cell office:value-type="float" office:value="6579" calcext:value-type="float">
            <text:p>6579</text:p>
          </table:table-cell>
          <table:table-cell office:value-type="float" office:value="6976" calcext:value-type="float">
            <text:p>6976</text:p>
          </table:table-cell>
          <table:table-cell office:value-type="float" office:value="6566" calcext:value-type="float">
            <text:p>6566</text:p>
          </table:table-cell>
          <table:table-cell office:value-type="float" office:value="6603" calcext:value-type="float">
            <text:p>6603</text:p>
          </table:table-cell>
          <table:table-cell table:formula="of:=AVERAGE([.D267:.F267])" office:value-type="float" office:value="6715" calcext:value-type="float">
            <text:p>6715</text:p>
          </table:table-cell>
          <table:table-cell table:formula="of:=[.A267]/[.G267]" office:value-type="float" office:value="8.95621742367833" calcext:value-type="float">
            <text:p>8.95621742367833</text:p>
          </table:table-cell>
          <table:table-cell table:formula="of:=[.H267]/[.B267]" office:value-type="float" office:value="0.11057058547751" calcext:value-type="float">
            <text:p>0.11057058547751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90" calcext:value-type="float">
            <text:p>90</text:p>
          </table:table-cell>
          <table:table-cell office:value-type="float" office:value="7246" calcext:value-type="float">
            <text:p>7246</text:p>
          </table:table-cell>
          <table:table-cell office:value-type="float" office:value="6937" calcext:value-type="float">
            <text:p>6937</text:p>
          </table:table-cell>
          <table:table-cell office:value-type="float" office:value="6950" calcext:value-type="float">
            <text:p>6950</text:p>
          </table:table-cell>
          <table:table-cell office:value-type="float" office:value="7182" calcext:value-type="float">
            <text:p>7182</text:p>
          </table:table-cell>
          <table:table-cell table:formula="of:=AVERAGE([.D268:.F268])" office:value-type="float" office:value="7023" calcext:value-type="float">
            <text:p>7023</text:p>
          </table:table-cell>
          <table:table-cell table:formula="of:=[.A268]/[.G268]" office:value-type="float" office:value="8.56343442973088" calcext:value-type="float">
            <text:p>8.56343442973088</text:p>
          </table:table-cell>
          <table:table-cell table:formula="of:=[.H268]/[.B268]" office:value-type="float" office:value="0.0951492714414543" calcext:value-type="float">
            <text:p>0.095149271441454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99" calcext:value-type="float">
            <text:p>99</text:p>
          </table:table-cell>
          <table:table-cell office:value-type="float" office:value="7084" calcext:value-type="float">
            <text:p>7084</text:p>
          </table:table-cell>
          <table:table-cell office:value-type="float" office:value="7337" calcext:value-type="float">
            <text:p>7337</text:p>
          </table:table-cell>
          <table:table-cell office:value-type="float" office:value="7070" calcext:value-type="float">
            <text:p>7070</text:p>
          </table:table-cell>
          <table:table-cell office:value-type="float" office:value="7514" calcext:value-type="float">
            <text:p>7514</text:p>
          </table:table-cell>
          <table:table-cell table:formula="of:=AVERAGE([.D269:.F269])" office:value-type="float" office:value="7307" calcext:value-type="float">
            <text:p>7307</text:p>
          </table:table-cell>
          <table:table-cell table:formula="of:=[.A269]/[.G269]" office:value-type="float" office:value="8.23060079375941" calcext:value-type="float">
            <text:p>8.23060079375941</text:p>
          </table:table-cell>
          <table:table-cell table:formula="of:=[.H269]/[.B269]" office:value-type="float" office:value="0.0831373817551456" calcext:value-type="float">
            <text:p>0.083137381755146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08" calcext:value-type="float">
            <text:p>108</text:p>
          </table:table-cell>
          <table:table-cell office:value-type="float" office:value="7818" calcext:value-type="float">
            <text:p>7818</text:p>
          </table:table-cell>
          <table:table-cell office:value-type="float" office:value="7731" calcext:value-type="float">
            <text:p>7731</text:p>
          </table:table-cell>
          <table:table-cell office:value-type="float" office:value="7781" calcext:value-type="float">
            <text:p>7781</text:p>
          </table:table-cell>
          <table:table-cell office:value-type="float" office:value="7435" calcext:value-type="float">
            <text:p>7435</text:p>
          </table:table-cell>
          <table:table-cell table:formula="of:=AVERAGE([.D270:.F270])" office:value-type="float" office:value="7649" calcext:value-type="float">
            <text:p>7649</text:p>
          </table:table-cell>
          <table:table-cell table:formula="of:=[.A270]/[.G270]" office:value-type="float" office:value="7.8625964178324" calcext:value-type="float">
            <text:p>7.8625964178324</text:p>
          </table:table-cell>
          <table:table-cell table:formula="of:=[.H270]/[.B270]" office:value-type="float" office:value="0.0728018186836333" calcext:value-type="float">
            <text:p>0.072801818683633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17" calcext:value-type="float">
            <text:p>117</text:p>
          </table:table-cell>
          <table:table-cell office:value-type="float" office:value="8202" calcext:value-type="float">
            <text:p>8202</text:p>
          </table:table-cell>
          <table:table-cell office:value-type="float" office:value="7625" calcext:value-type="float">
            <text:p>7625</text:p>
          </table:table-cell>
          <table:table-cell office:value-type="float" office:value="7690" calcext:value-type="float">
            <text:p>7690</text:p>
          </table:table-cell>
          <table:table-cell office:value-type="float" office:value="7844" calcext:value-type="float">
            <text:p>7844</text:p>
          </table:table-cell>
          <table:table-cell table:formula="of:=AVERAGE([.D271:.F271])" office:value-type="float" office:value="7719.66666666667" calcext:value-type="float">
            <text:p>7719.66666666667</text:p>
          </table:table-cell>
          <table:table-cell table:formula="of:=[.A271]/[.G271]" office:value-type="float" office:value="7.79062135670798" calcext:value-type="float">
            <text:p>7.79062135670798</text:p>
          </table:table-cell>
          <table:table-cell table:formula="of:=[.H271]/[.B271]" office:value-type="float" office:value="0.0665865073222904" calcext:value-type="float">
            <text:p>0.06658650732229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26" calcext:value-type="float">
            <text:p>126</text:p>
          </table:table-cell>
          <table:table-cell office:value-type="float" office:value="7675" calcext:value-type="float">
            <text:p>7675</text:p>
          </table:table-cell>
          <table:table-cell office:value-type="float" office:value="7995" calcext:value-type="float">
            <text:p>7995</text:p>
          </table:table-cell>
          <table:table-cell office:value-type="float" office:value="7679" calcext:value-type="float">
            <text:p>7679</text:p>
          </table:table-cell>
          <table:table-cell office:value-type="float" office:value="8170" calcext:value-type="float">
            <text:p>8170</text:p>
          </table:table-cell>
          <table:table-cell table:formula="of:=AVERAGE([.D272:.F272])" office:value-type="float" office:value="7948" calcext:value-type="float">
            <text:p>7948</text:p>
          </table:table-cell>
          <table:table-cell table:formula="of:=[.A272]/[.G272]" office:value-type="float" office:value="7.56680926019124" calcext:value-type="float">
            <text:p>7.56680926019124</text:p>
          </table:table-cell>
          <table:table-cell table:formula="of:=[.H272]/[.B272]" office:value-type="float" office:value="0.0600540417475495" calcext:value-type="float">
            <text:p>0.06005404174755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table:number-columns-repeated="31"/>
        </table:table-row>
        <table:table-row table:style-name="ro1">
          <table:table-cell office:value-type="float" office:value="60141" calcext:value-type="float">
            <text:p>60141</text:p>
          </table:table-cell>
          <table:table-cell table:number-columns-repeated="31"/>
        </table:table-row>
        <table:table-row table:style-name="ro1">
          <table:table-cell office:value-type="float" office:value="60141" calcext:value-type="float">
            <text:p>60141</text:p>
          </table:table-cell>
          <table:table-cell table:number-columns-repeated="31"/>
        </table:table-row>
        <table:table-row table:style-name="ro1">
          <table:table-cell office:value-type="float" office:value="60141" calcext:value-type="float">
            <text:p>60141</text:p>
          </table:table-cell>
          <table:table-cell table:number-columns-repeated="31"/>
        </table:table-row>
        <table:table-row table:style-name="ro1">
          <table:table-cell office:value-type="float" office:value="60141" calcext:value-type="float">
            <text:p>60141</text:p>
          </table:table-cell>
          <table:table-cell/>
          <table:table-cell office:value-type="string" calcext:value-type="string">
            <text:p>c++</text:p>
          </table:table-cell>
          <table:table-cell table:number-columns-repeated="3"/>
          <table:table-cell office:value-type="string" calcext:value-type="string">
            <text:p>media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efficiency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" calcext:value-type="float">
            <text:p>3</text:p>
          </table:table-cell>
          <table:table-cell office:value-type="float" office:value="39648" calcext:value-type="float">
            <text:p>39648</text:p>
          </table:table-cell>
          <table:table-cell office:value-type="float" office:value="39669" calcext:value-type="float">
            <text:p>39669</text:p>
          </table:table-cell>
          <table:table-cell office:value-type="float" office:value="39627" calcext:value-type="float">
            <text:p>39627</text:p>
          </table:table-cell>
          <table:table-cell office:value-type="float" office:value="39650" calcext:value-type="float">
            <text:p>39650</text:p>
          </table:table-cell>
          <table:table-cell table:formula="of:=AVERAGE([.D278:.F278])" office:value-type="float" office:value="39648.6666666667" calcext:value-type="float">
            <text:p>39648.6666666667</text:p>
          </table:table-cell>
          <table:table-cell table:formula="of:=[.A278]/[.G278]" office:value-type="float" office:value="1.51684798143695" calcext:value-type="float">
            <text:p>1.51684798143695</text:p>
          </table:table-cell>
          <table:table-cell table:formula="of:=[.H278]/[.B278]" office:value-type="float" office:value="0.505615993812318" calcext:value-type="float">
            <text:p>0.505615993812318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6" calcext:value-type="float">
            <text:p>6</text:p>
          </table:table-cell>
          <table:table-cell office:value-type="float" office:value="20202" calcext:value-type="float">
            <text:p>20202</text:p>
          </table:table-cell>
          <table:table-cell office:value-type="float" office:value="20075" calcext:value-type="float">
            <text:p>20075</text:p>
          </table:table-cell>
          <table:table-cell office:value-type="float" office:value="19812" calcext:value-type="float">
            <text:p>19812</text:p>
          </table:table-cell>
          <table:table-cell office:value-type="float" office:value="20126" calcext:value-type="float">
            <text:p>20126</text:p>
          </table:table-cell>
          <table:table-cell table:formula="of:=AVERAGE([.D279:.F279])" office:value-type="float" office:value="20004.3333333333" calcext:value-type="float">
            <text:p>20004.3333333333</text:p>
          </table:table-cell>
          <table:table-cell table:formula="of:=[.A279]/[.G279]" office:value-type="float" office:value="3.00639861363371" calcext:value-type="float">
            <text:p>3.00639861363371</text:p>
          </table:table-cell>
          <table:table-cell table:formula="of:=[.H279]/[.B279]" office:value-type="float" office:value="0.501066435605619" calcext:value-type="float">
            <text:p>0.501066435605619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9" calcext:value-type="float">
            <text:p>9</text:p>
          </table:table-cell>
          <table:table-cell office:value-type="float" office:value="13494" calcext:value-type="float">
            <text:p>13494</text:p>
          </table:table-cell>
          <table:table-cell office:value-type="float" office:value="13572" calcext:value-type="float">
            <text:p>13572</text:p>
          </table:table-cell>
          <table:table-cell office:value-type="float" office:value="13647" calcext:value-type="float">
            <text:p>13647</text:p>
          </table:table-cell>
          <table:table-cell office:value-type="float" office:value="13629" calcext:value-type="float">
            <text:p>13629</text:p>
          </table:table-cell>
          <table:table-cell table:formula="of:=AVERAGE([.D280:.F280])" office:value-type="float" office:value="13616" calcext:value-type="float">
            <text:p>13616</text:p>
          </table:table-cell>
          <table:table-cell table:formula="of:=[.A280]/[.G280]" office:value-type="float" office:value="4.41693595769683" calcext:value-type="float">
            <text:p>4.41693595769683</text:p>
          </table:table-cell>
          <table:table-cell table:formula="of:=[.H280]/[.B280]" office:value-type="float" office:value="0.490770661966314" calcext:value-type="float">
            <text:p>0.490770661966314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2" calcext:value-type="float">
            <text:p>12</text:p>
          </table:table-cell>
          <table:table-cell office:value-type="float" office:value="10411" calcext:value-type="float">
            <text:p>10411</text:p>
          </table:table-cell>
          <table:table-cell office:value-type="float" office:value="10352" calcext:value-type="float">
            <text:p>10352</text:p>
          </table:table-cell>
          <table:table-cell office:value-type="float" office:value="10434" calcext:value-type="float">
            <text:p>10434</text:p>
          </table:table-cell>
          <table:table-cell office:value-type="float" office:value="10384" calcext:value-type="float">
            <text:p>10384</text:p>
          </table:table-cell>
          <table:table-cell table:formula="of:=AVERAGE([.D281:.F281])" office:value-type="float" office:value="10390" calcext:value-type="float">
            <text:p>10390</text:p>
          </table:table-cell>
          <table:table-cell table:formula="of:=[.A281]/[.G281]" office:value-type="float" office:value="5.788354186718" calcext:value-type="float">
            <text:p>5.788354186718</text:p>
          </table:table-cell>
          <table:table-cell table:formula="of:=[.H281]/[.B281]" office:value-type="float" office:value="0.482362848893167" calcext:value-type="float">
            <text:p>0.482362848893167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5" calcext:value-type="float">
            <text:p>15</text:p>
          </table:table-cell>
          <table:table-cell office:value-type="float" office:value="8501" calcext:value-type="float">
            <text:p>8501</text:p>
          </table:table-cell>
          <table:table-cell office:value-type="float" office:value="8475" calcext:value-type="float">
            <text:p>8475</text:p>
          </table:table-cell>
          <table:table-cell office:value-type="float" office:value="8496" calcext:value-type="float">
            <text:p>8496</text:p>
          </table:table-cell>
          <table:table-cell office:value-type="float" office:value="8453" calcext:value-type="float">
            <text:p>8453</text:p>
          </table:table-cell>
          <table:table-cell table:formula="of:=AVERAGE([.D282:.F282])" office:value-type="float" office:value="8474.66666666667" calcext:value-type="float">
            <text:p>8474.66666666667</text:p>
          </table:table-cell>
          <table:table-cell table:formula="of:=[.A282]/[.G282]" office:value-type="float" office:value="7.09656230333543" calcext:value-type="float">
            <text:p>7.09656230333543</text:p>
          </table:table-cell>
          <table:table-cell table:formula="of:=[.H282]/[.B282]" office:value-type="float" office:value="0.473104153555695" calcext:value-type="float">
            <text:p>0.473104153555695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8" calcext:value-type="float">
            <text:p>18</text:p>
          </table:table-cell>
          <table:table-cell office:value-type="float" office:value="7212" calcext:value-type="float">
            <text:p>7212</text:p>
          </table:table-cell>
          <table:table-cell office:value-type="float" office:value="7251" calcext:value-type="float">
            <text:p>7251</text:p>
          </table:table-cell>
          <table:table-cell office:value-type="float" office:value="7209" calcext:value-type="float">
            <text:p>7209</text:p>
          </table:table-cell>
          <table:table-cell office:value-type="float" office:value="7217" calcext:value-type="float">
            <text:p>7217</text:p>
          </table:table-cell>
          <table:table-cell table:formula="of:=AVERAGE([.D283:.F283])" office:value-type="float" office:value="7225.66666666667" calcext:value-type="float">
            <text:p>7225.66666666667</text:p>
          </table:table-cell>
          <table:table-cell table:formula="of:=[.A283]/[.G283]" office:value-type="float" office:value="8.32324583660101" calcext:value-type="float">
            <text:p>8.32324583660101</text:p>
          </table:table-cell>
          <table:table-cell table:formula="of:=[.H283]/[.B283]" office:value-type="float" office:value="0.462402546477834" calcext:value-type="float">
            <text:p>0.462402546477834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21" calcext:value-type="float">
            <text:p>21</text:p>
          </table:table-cell>
          <table:table-cell office:value-type="float" office:value="6349" calcext:value-type="float">
            <text:p>6349</text:p>
          </table:table-cell>
          <table:table-cell office:value-type="float" office:value="6355" calcext:value-type="float">
            <text:p>6355</text:p>
          </table:table-cell>
          <table:table-cell office:value-type="float" office:value="6320" calcext:value-type="float">
            <text:p>6320</text:p>
          </table:table-cell>
          <table:table-cell office:value-type="float" office:value="6350" calcext:value-type="float">
            <text:p>6350</text:p>
          </table:table-cell>
          <table:table-cell table:formula="of:=AVERAGE([.D284:.F284])" office:value-type="float" office:value="6341.66666666667" calcext:value-type="float">
            <text:p>6341.66666666667</text:p>
          </table:table-cell>
          <table:table-cell table:formula="of:=[.A284]/[.G284]" office:value-type="float" office:value="9.4834691195795" calcext:value-type="float">
            <text:p>9.4834691195795</text:p>
          </table:table-cell>
          <table:table-cell table:formula="of:=[.H284]/[.B284]" office:value-type="float" office:value="0.451593767599024" calcext:value-type="float">
            <text:p>0.451593767599024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24" calcext:value-type="float">
            <text:p>24</text:p>
          </table:table-cell>
          <table:table-cell office:value-type="float" office:value="5695" calcext:value-type="float">
            <text:p>5695</text:p>
          </table:table-cell>
          <table:table-cell office:value-type="float" office:value="5658" calcext:value-type="float">
            <text:p>5658</text:p>
          </table:table-cell>
          <table:table-cell office:value-type="float" office:value="5654" calcext:value-type="float">
            <text:p>5654</text:p>
          </table:table-cell>
          <table:table-cell office:value-type="float" office:value="5678" calcext:value-type="float">
            <text:p>5678</text:p>
          </table:table-cell>
          <table:table-cell table:formula="of:=AVERAGE([.D285:.F285])" office:value-type="float" office:value="5663.33333333333" calcext:value-type="float">
            <text:p>5663.33333333333</text:p>
          </table:table-cell>
          <table:table-cell table:formula="of:=[.A285]/[.G285]" office:value-type="float" office:value="10.61936433196" calcext:value-type="float">
            <text:p>10.61936433196</text:p>
          </table:table-cell>
          <table:table-cell table:formula="of:=[.H285]/[.B285]" office:value-type="float" office:value="0.442473513831666" calcext:value-type="float">
            <text:p>0.442473513831666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27" calcext:value-type="float">
            <text:p>27</text:p>
          </table:table-cell>
          <table:table-cell office:value-type="float" office:value="5158" calcext:value-type="float">
            <text:p>5158</text:p>
          </table:table-cell>
          <table:table-cell office:value-type="float" office:value="5170" calcext:value-type="float">
            <text:p>5170</text:p>
          </table:table-cell>
          <table:table-cell office:value-type="float" office:value="5183" calcext:value-type="float">
            <text:p>5183</text:p>
          </table:table-cell>
          <table:table-cell office:value-type="float" office:value="5163" calcext:value-type="float">
            <text:p>5163</text:p>
          </table:table-cell>
          <table:table-cell table:formula="of:=AVERAGE([.D286:.F286])" office:value-type="float" office:value="5172" calcext:value-type="float">
            <text:p>5172</text:p>
          </table:table-cell>
          <table:table-cell table:formula="of:=[.A286]/[.G286]" office:value-type="float" office:value="11.6281902552204" calcext:value-type="float">
            <text:p>11.6281902552204</text:p>
          </table:table-cell>
          <table:table-cell table:formula="of:=[.H286]/[.B286]" office:value-type="float" office:value="0.430673713156312" calcext:value-type="float">
            <text:p>0.430673713156312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0" calcext:value-type="float">
            <text:p>30</text:p>
          </table:table-cell>
          <table:table-cell office:value-type="float" office:value="4729" calcext:value-type="float">
            <text:p>4729</text:p>
          </table:table-cell>
          <table:table-cell office:value-type="float" office:value="4746" calcext:value-type="float">
            <text:p>4746</text:p>
          </table:table-cell>
          <table:table-cell office:value-type="float" office:value="4755" calcext:value-type="float">
            <text:p>4755</text:p>
          </table:table-cell>
          <table:table-cell office:value-type="float" office:value="4781" calcext:value-type="float">
            <text:p>4781</text:p>
          </table:table-cell>
          <table:table-cell table:formula="of:=AVERAGE([.D287:.F287])" office:value-type="float" office:value="4760.66666666667" calcext:value-type="float">
            <text:p>4760.66666666667</text:p>
          </table:table-cell>
          <table:table-cell table:formula="of:=[.A287]/[.G287]" office:value-type="float" office:value="12.6328945525837" calcext:value-type="float">
            <text:p>12.6328945525837</text:p>
          </table:table-cell>
          <table:table-cell table:formula="of:=[.H287]/[.B287]" office:value-type="float" office:value="0.421096485086122" calcext:value-type="float">
            <text:p>0.421096485086122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3" calcext:value-type="float">
            <text:p>33</text:p>
          </table:table-cell>
          <table:table-cell office:value-type="float" office:value="4481" calcext:value-type="float">
            <text:p>4481</text:p>
          </table:table-cell>
          <table:table-cell office:value-type="float" office:value="4458" calcext:value-type="float">
            <text:p>4458</text:p>
          </table:table-cell>
          <table:table-cell office:value-type="float" office:value="4475" calcext:value-type="float">
            <text:p>4475</text:p>
          </table:table-cell>
          <table:table-cell office:value-type="float" office:value="4518" calcext:value-type="float">
            <text:p>4518</text:p>
          </table:table-cell>
          <table:table-cell table:formula="of:=AVERAGE([.D288:.F288])" office:value-type="float" office:value="4483.66666666667" calcext:value-type="float">
            <text:p>4483.66666666667</text:p>
          </table:table-cell>
          <table:table-cell table:formula="of:=[.A288]/[.G288]" office:value-type="float" office:value="13.4133521671251" calcext:value-type="float">
            <text:p>13.4133521671251</text:p>
          </table:table-cell>
          <table:table-cell table:formula="of:=[.H288]/[.B288]" office:value-type="float" office:value="0.40646521718561" calcext:value-type="float">
            <text:p>0.40646521718561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6" calcext:value-type="float">
            <text:p>36</text:p>
          </table:table-cell>
          <table:table-cell office:value-type="float" office:value="4246" calcext:value-type="float">
            <text:p>4246</text:p>
          </table:table-cell>
          <table:table-cell office:value-type="float" office:value="4249" calcext:value-type="float">
            <text:p>4249</text:p>
          </table:table-cell>
          <table:table-cell office:value-type="float" office:value="4258" calcext:value-type="float">
            <text:p>4258</text:p>
          </table:table-cell>
          <table:table-cell office:value-type="float" office:value="4224" calcext:value-type="float">
            <text:p>4224</text:p>
          </table:table-cell>
          <table:table-cell table:formula="of:=AVERAGE([.D289:.F289])" office:value-type="float" office:value="4243.66666666667" calcext:value-type="float">
            <text:p>4243.66666666667</text:p>
          </table:table-cell>
          <table:table-cell table:formula="of:=[.A289]/[.G289]" office:value-type="float" office:value="14.1719425025528" calcext:value-type="float">
            <text:p>14.1719425025528</text:p>
          </table:table-cell>
          <table:table-cell table:formula="of:=[.H289]/[.B289]" office:value-type="float" office:value="0.393665069515356" calcext:value-type="float">
            <text:p>0.393665069515356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39" calcext:value-type="float">
            <text:p>39</text:p>
          </table:table-cell>
          <table:table-cell office:value-type="float" office:value="4065" calcext:value-type="float">
            <text:p>4065</text:p>
          </table:table-cell>
          <table:table-cell office:value-type="float" office:value="4042" calcext:value-type="float">
            <text:p>4042</text:p>
          </table:table-cell>
          <table:table-cell office:value-type="float" office:value="4011" calcext:value-type="float">
            <text:p>4011</text:p>
          </table:table-cell>
          <table:table-cell office:value-type="float" office:value="4045" calcext:value-type="float">
            <text:p>4045</text:p>
          </table:table-cell>
          <table:table-cell table:formula="of:=AVERAGE([.D290:.F290])" office:value-type="float" office:value="4032.66666666667" calcext:value-type="float">
            <text:p>4032.66666666667</text:p>
          </table:table-cell>
          <table:table-cell table:formula="of:=[.A290]/[.G290]" office:value-type="float" office:value="14.913456769714" calcext:value-type="float">
            <text:p>14.913456769714</text:p>
          </table:table-cell>
          <table:table-cell table:formula="of:=[.H290]/[.B290]" office:value-type="float" office:value="0.382396327428564" calcext:value-type="float">
            <text:p>0.382396327428564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42" calcext:value-type="float">
            <text:p>42</text:p>
          </table:table-cell>
          <table:table-cell office:value-type="float" office:value="3951" calcext:value-type="float">
            <text:p>3951</text:p>
          </table:table-cell>
          <table:table-cell office:value-type="float" office:value="4055" calcext:value-type="float">
            <text:p>4055</text:p>
          </table:table-cell>
          <table:table-cell office:value-type="float" office:value="4444" calcext:value-type="float">
            <text:p>4444</text:p>
          </table:table-cell>
          <table:table-cell office:value-type="float" office:value="4043" calcext:value-type="float">
            <text:p>4043</text:p>
          </table:table-cell>
          <table:table-cell table:formula="of:=AVERAGE([.D291:.F291])" office:value-type="float" office:value="4180.66666666667" calcext:value-type="float">
            <text:p>4180.66666666667</text:p>
          </table:table-cell>
          <table:table-cell table:formula="of:=[.A291]/[.G291]" office:value-type="float" office:value="14.3855047041939" calcext:value-type="float">
            <text:p>14.3855047041939</text:p>
          </table:table-cell>
          <table:table-cell table:formula="of:=[.H291]/[.B291]" office:value-type="float" office:value="0.342512016766522" calcext:value-type="float">
            <text:p>0.342512016766522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45" calcext:value-type="float">
            <text:p>45</text:p>
          </table:table-cell>
          <table:table-cell office:value-type="float" office:value="5115" calcext:value-type="float">
            <text:p>5115</text:p>
          </table:table-cell>
          <table:table-cell office:value-type="float" office:value="4759" calcext:value-type="float">
            <text:p>4759</text:p>
          </table:table-cell>
          <table:table-cell office:value-type="float" office:value="5293" calcext:value-type="float">
            <text:p>5293</text:p>
          </table:table-cell>
          <table:table-cell office:value-type="float" office:value="4894" calcext:value-type="float">
            <text:p>4894</text:p>
          </table:table-cell>
          <table:table-cell table:formula="of:=AVERAGE([.D292:.F292])" office:value-type="float" office:value="4982" calcext:value-type="float">
            <text:p>4982</text:p>
          </table:table-cell>
          <table:table-cell table:formula="of:=[.A292]/[.G292]" office:value-type="float" office:value="12.0716579686873" calcext:value-type="float">
            <text:p>12.0716579686873</text:p>
          </table:table-cell>
          <table:table-cell table:formula="of:=[.H292]/[.B292]" office:value-type="float" office:value="0.268259065970828" calcext:value-type="float">
            <text:p>0.268259065970828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48" calcext:value-type="float">
            <text:p>48</text:p>
          </table:table-cell>
          <table:table-cell office:value-type="float" office:value="6251" calcext:value-type="float">
            <text:p>6251</text:p>
          </table:table-cell>
          <table:table-cell office:value-type="float" office:value="5715" calcext:value-type="float">
            <text:p>5715</text:p>
          </table:table-cell>
          <table:table-cell office:value-type="float" office:value="5356" calcext:value-type="float">
            <text:p>5356</text:p>
          </table:table-cell>
          <table:table-cell office:value-type="float" office:value="5888" calcext:value-type="float">
            <text:p>5888</text:p>
          </table:table-cell>
          <table:table-cell table:formula="of:=AVERAGE([.D293:.F293])" office:value-type="float" office:value="5653" calcext:value-type="float">
            <text:p>5653</text:p>
          </table:table-cell>
          <table:table-cell table:formula="of:=[.A293]/[.G293]" office:value-type="float" office:value="10.6387758712188" calcext:value-type="float">
            <text:p>10.6387758712188</text:p>
          </table:table-cell>
          <table:table-cell table:formula="of:=[.H293]/[.B293]" office:value-type="float" office:value="0.221641163983725" calcext:value-type="float">
            <text:p>0.221641163983725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51" calcext:value-type="float">
            <text:p>51</text:p>
          </table:table-cell>
          <table:table-cell office:value-type="float" office:value="7302" calcext:value-type="float">
            <text:p>7302</text:p>
          </table:table-cell>
          <table:table-cell office:value-type="float" office:value="5489" calcext:value-type="float">
            <text:p>5489</text:p>
          </table:table-cell>
          <table:table-cell office:value-type="float" office:value="6486" calcext:value-type="float">
            <text:p>6486</text:p>
          </table:table-cell>
          <table:table-cell office:value-type="float" office:value="5320" calcext:value-type="float">
            <text:p>5320</text:p>
          </table:table-cell>
          <table:table-cell table:formula="of:=AVERAGE([.D294:.F294])" office:value-type="float" office:value="5765" calcext:value-type="float">
            <text:p>5765</text:p>
          </table:table-cell>
          <table:table-cell table:formula="of:=[.A294]/[.G294]" office:value-type="float" office:value="10.4320901994796" calcext:value-type="float">
            <text:p>10.4320901994796</text:p>
          </table:table-cell>
          <table:table-cell table:formula="of:=[.H294]/[.B294]" office:value-type="float" office:value="0.204550788225091" calcext:value-type="float">
            <text:p>0.204550788225091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54" calcext:value-type="float">
            <text:p>54</text:p>
          </table:table-cell>
          <table:table-cell office:value-type="float" office:value="6096" calcext:value-type="float">
            <text:p>6096</text:p>
          </table:table-cell>
          <table:table-cell office:value-type="float" office:value="6791" calcext:value-type="float">
            <text:p>6791</text:p>
          </table:table-cell>
          <table:table-cell office:value-type="float" office:value="5998" calcext:value-type="float">
            <text:p>5998</text:p>
          </table:table-cell>
          <table:table-cell office:value-type="float" office:value="6656" calcext:value-type="float">
            <text:p>6656</text:p>
          </table:table-cell>
          <table:table-cell table:formula="of:=AVERAGE([.D295:.F295])" office:value-type="float" office:value="6481.66666666667" calcext:value-type="float">
            <text:p>6481.66666666667</text:p>
          </table:table-cell>
          <table:table-cell table:formula="of:=[.A295]/[.G295]" office:value-type="float" office:value="9.2786320390846" calcext:value-type="float">
            <text:p>9.2786320390846</text:p>
          </table:table-cell>
          <table:table-cell table:formula="of:=[.H295]/[.B295]" office:value-type="float" office:value="0.171826519242307" calcext:value-type="float">
            <text:p>0.171826519242307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57" calcext:value-type="float">
            <text:p>57</text:p>
          </table:table-cell>
          <table:table-cell office:value-type="float" office:value="6847" calcext:value-type="float">
            <text:p>6847</text:p>
          </table:table-cell>
          <table:table-cell office:value-type="float" office:value="6520" calcext:value-type="float">
            <text:p>6520</text:p>
          </table:table-cell>
          <table:table-cell office:value-type="float" office:value="6935" calcext:value-type="float">
            <text:p>6935</text:p>
          </table:table-cell>
          <table:table-cell office:value-type="float" office:value="7246" calcext:value-type="float">
            <text:p>7246</text:p>
          </table:table-cell>
          <table:table-cell table:formula="of:=AVERAGE([.D296:.F296])" office:value-type="float" office:value="6900.33333333333" calcext:value-type="float">
            <text:p>6900.33333333333</text:p>
          </table:table-cell>
          <table:table-cell table:formula="of:=[.A296]/[.G296]" office:value-type="float" office:value="8.71566590985943" calcext:value-type="float">
            <text:p>8.71566590985943</text:p>
          </table:table-cell>
          <table:table-cell table:formula="of:=[.H296]/[.B296]" office:value-type="float" office:value="0.152906419471218" calcext:value-type="float">
            <text:p>0.152906419471218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60" calcext:value-type="float">
            <text:p>60</text:p>
          </table:table-cell>
          <table:table-cell office:value-type="float" office:value="6403" calcext:value-type="float">
            <text:p>6403</text:p>
          </table:table-cell>
          <table:table-cell office:value-type="float" office:value="7062" calcext:value-type="float">
            <text:p>7062</text:p>
          </table:table-cell>
          <table:table-cell office:value-type="float" office:value="7604" calcext:value-type="float">
            <text:p>7604</text:p>
          </table:table-cell>
          <table:table-cell office:value-type="float" office:value="7315" calcext:value-type="float">
            <text:p>7315</text:p>
          </table:table-cell>
          <table:table-cell table:formula="of:=AVERAGE([.D297:.F297])" office:value-type="float" office:value="7327" calcext:value-type="float">
            <text:p>7327</text:p>
          </table:table-cell>
          <table:table-cell table:formula="of:=[.A297]/[.G297]" office:value-type="float" office:value="8.20813429780265" calcext:value-type="float">
            <text:p>8.20813429780265</text:p>
          </table:table-cell>
          <table:table-cell table:formula="of:=[.H297]/[.B297]" office:value-type="float" office:value="0.136802238296711" calcext:value-type="float">
            <text:p>0.136802238296711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63" calcext:value-type="float">
            <text:p>63</text:p>
          </table:table-cell>
          <table:table-cell office:value-type="float" office:value="6804" calcext:value-type="float">
            <text:p>6804</text:p>
          </table:table-cell>
          <table:table-cell office:value-type="float" office:value="7795" calcext:value-type="float">
            <text:p>7795</text:p>
          </table:table-cell>
          <table:table-cell office:value-type="float" office:value="6981" calcext:value-type="float">
            <text:p>6981</text:p>
          </table:table-cell>
          <table:table-cell office:value-type="float" office:value="6298" calcext:value-type="float">
            <text:p>6298</text:p>
          </table:table-cell>
          <table:table-cell table:formula="of:=AVERAGE([.D298:.F298])" office:value-type="float" office:value="7024.66666666667" calcext:value-type="float">
            <text:p>7024.66666666667</text:p>
          </table:table-cell>
          <table:table-cell table:formula="of:=[.A298]/[.G298]" office:value-type="float" office:value="8.56140267628357" calcext:value-type="float">
            <text:p>8.56140267628357</text:p>
          </table:table-cell>
          <table:table-cell table:formula="of:=[.H298]/[.B298]" office:value-type="float" office:value="0.13589528057593" calcext:value-type="float">
            <text:p>0.13589528057593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72" calcext:value-type="float">
            <text:p>72</text:p>
          </table:table-cell>
          <table:table-cell office:value-type="float" office:value="7796" calcext:value-type="float">
            <text:p>7796</text:p>
          </table:table-cell>
          <table:table-cell office:value-type="float" office:value="6159" calcext:value-type="float">
            <text:p>6159</text:p>
          </table:table-cell>
          <table:table-cell office:value-type="float" office:value="6681" calcext:value-type="float">
            <text:p>6681</text:p>
          </table:table-cell>
          <table:table-cell office:value-type="float" office:value="6620" calcext:value-type="float">
            <text:p>6620</text:p>
          </table:table-cell>
          <table:table-cell table:formula="of:=AVERAGE([.D299:.F299])" office:value-type="float" office:value="6486.66666666667" calcext:value-type="float">
            <text:p>6486.66666666667</text:p>
          </table:table-cell>
          <table:table-cell table:formula="of:=[.A299]/[.G299]" office:value-type="float" office:value="9.27147995889003" calcext:value-type="float">
            <text:p>9.27147995889003</text:p>
          </table:table-cell>
          <table:table-cell table:formula="of:=[.H299]/[.B299]" office:value-type="float" office:value="0.128770554984584" calcext:value-type="float">
            <text:p>0.128770554984584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81" calcext:value-type="float">
            <text:p>81</text:p>
          </table:table-cell>
          <table:table-cell office:value-type="float" office:value="6617" calcext:value-type="float">
            <text:p>6617</text:p>
          </table:table-cell>
          <table:table-cell office:value-type="float" office:value="7784" calcext:value-type="float">
            <text:p>7784</text:p>
          </table:table-cell>
          <table:table-cell office:value-type="float" office:value="7595" calcext:value-type="float">
            <text:p>7595</text:p>
          </table:table-cell>
          <table:table-cell office:value-type="float" office:value="6278" calcext:value-type="float">
            <text:p>6278</text:p>
          </table:table-cell>
          <table:table-cell table:formula="of:=AVERAGE([.D300:.F300])" office:value-type="float" office:value="7219" calcext:value-type="float">
            <text:p>7219</text:p>
          </table:table-cell>
          <table:table-cell table:formula="of:=[.A300]/[.G300]" office:value-type="float" office:value="8.33093226208616" calcext:value-type="float">
            <text:p>8.33093226208616</text:p>
          </table:table-cell>
          <table:table-cell table:formula="of:=[.H300]/[.B300]" office:value-type="float" office:value="0.102851015581311" calcext:value-type="float">
            <text:p>0.102851015581311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90" calcext:value-type="float">
            <text:p>90</text:p>
          </table:table-cell>
          <table:table-cell office:value-type="float" office:value="7730" calcext:value-type="float">
            <text:p>7730</text:p>
          </table:table-cell>
          <table:table-cell office:value-type="float" office:value="6949" calcext:value-type="float">
            <text:p>6949</text:p>
          </table:table-cell>
          <table:table-cell office:value-type="float" office:value="6428" calcext:value-type="float">
            <text:p>6428</text:p>
          </table:table-cell>
          <table:table-cell office:value-type="float" office:value="6525" calcext:value-type="float">
            <text:p>6525</text:p>
          </table:table-cell>
          <table:table-cell table:formula="of:=AVERAGE([.D301:.F301])" office:value-type="float" office:value="6634" calcext:value-type="float">
            <text:p>6634</text:p>
          </table:table-cell>
          <table:table-cell table:formula="of:=[.A301]/[.G301]" office:value-type="float" office:value="9.0655712993669" calcext:value-type="float">
            <text:p>9.0655712993669</text:p>
          </table:table-cell>
          <table:table-cell table:formula="of:=[.H301]/[.B301]" office:value-type="float" office:value="0.100728569992966" calcext:value-type="float">
            <text:p>0.100728569992966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99" calcext:value-type="float">
            <text:p>99</text:p>
          </table:table-cell>
          <table:table-cell office:value-type="float" office:value="6478" calcext:value-type="float">
            <text:p>6478</text:p>
          </table:table-cell>
          <table:table-cell office:value-type="float" office:value="6705" calcext:value-type="float">
            <text:p>6705</text:p>
          </table:table-cell>
          <table:table-cell office:value-type="float" office:value="6658" calcext:value-type="float">
            <text:p>6658</text:p>
          </table:table-cell>
          <table:table-cell office:value-type="float" office:value="7190" calcext:value-type="float">
            <text:p>7190</text:p>
          </table:table-cell>
          <table:table-cell table:formula="of:=AVERAGE([.D302:.F302])" office:value-type="float" office:value="6851" calcext:value-type="float">
            <text:p>6851</text:p>
          </table:table-cell>
          <table:table-cell table:formula="of:=[.A302]/[.G302]" office:value-type="float" office:value="8.77842650707926" calcext:value-type="float">
            <text:p>8.77842650707926</text:p>
          </table:table-cell>
          <table:table-cell table:formula="of:=[.H302]/[.B302]" office:value-type="float" office:value="0.0886709748189824" calcext:value-type="float">
            <text:p>0.088670974818983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08" calcext:value-type="float">
            <text:p>108</text:p>
          </table:table-cell>
          <table:table-cell office:value-type="float" office:value="6605" calcext:value-type="float">
            <text:p>6605</text:p>
          </table:table-cell>
          <table:table-cell office:value-type="float" office:value="7012" calcext:value-type="float">
            <text:p>7012</text:p>
          </table:table-cell>
          <table:table-cell office:value-type="float" office:value="6681" calcext:value-type="float">
            <text:p>6681</text:p>
          </table:table-cell>
          <table:table-cell office:value-type="float" office:value="6885" calcext:value-type="float">
            <text:p>6885</text:p>
          </table:table-cell>
          <table:table-cell table:formula="of:=AVERAGE([.D303:.F303])" office:value-type="float" office:value="6859.33333333333" calcext:value-type="float">
            <text:p>6859.33333333333</text:p>
          </table:table-cell>
          <table:table-cell table:formula="of:=[.A303]/[.G303]" office:value-type="float" office:value="8.7677616872388" calcext:value-type="float">
            <text:p>8.7677616872388</text:p>
          </table:table-cell>
          <table:table-cell table:formula="of:=[.H303]/[.B303]" office:value-type="float" office:value="0.0811829785855444" calcext:value-type="float">
            <text:p>0.081182978585545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17" calcext:value-type="float">
            <text:p>117</text:p>
          </table:table-cell>
          <table:table-cell office:value-type="float" office:value="6876" calcext:value-type="float">
            <text:p>6876</text:p>
          </table:table-cell>
          <table:table-cell office:value-type="float" office:value="7094" calcext:value-type="float">
            <text:p>7094</text:p>
          </table:table-cell>
          <table:table-cell office:value-type="float" office:value="7037" calcext:value-type="float">
            <text:p>7037</text:p>
          </table:table-cell>
          <table:table-cell office:value-type="float" office:value="6963" calcext:value-type="float">
            <text:p>6963</text:p>
          </table:table-cell>
          <table:table-cell table:formula="of:=AVERAGE([.D304:.F304])" office:value-type="float" office:value="7031.33333333333" calcext:value-type="float">
            <text:p>7031.33333333333</text:p>
          </table:table-cell>
          <table:table-cell table:formula="of:=[.A304]/[.G304]" office:value-type="float" office:value="8.55328529439651" calcext:value-type="float">
            <text:p>8.55328529439651</text:p>
          </table:table-cell>
          <table:table-cell table:formula="of:=[.H304]/[.B304]" office:value-type="float" office:value="0.0731050025162095" calcext:value-type="float">
            <text:p>0.07310500251621</text:p>
          </table:table-cell>
          <table:table-cell table:number-columns-repeated="23"/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float" office:value="126" calcext:value-type="float">
            <text:p>126</text:p>
          </table:table-cell>
          <table:table-cell office:value-type="float" office:value="7169" calcext:value-type="float">
            <text:p>7169</text:p>
          </table:table-cell>
          <table:table-cell office:value-type="float" office:value="6999" calcext:value-type="float">
            <text:p>6999</text:p>
          </table:table-cell>
          <table:table-cell office:value-type="float" office:value="6972" calcext:value-type="float">
            <text:p>6972</text:p>
          </table:table-cell>
          <table:table-cell office:value-type="float" office:value="7247" calcext:value-type="float">
            <text:p>7247</text:p>
          </table:table-cell>
          <table:table-cell table:formula="of:=AVERAGE([.D305:.F305])" office:value-type="float" office:value="7072.66666666667" calcext:value-type="float">
            <text:p>7072.66666666667</text:p>
          </table:table-cell>
          <table:table-cell table:formula="of:=[.A305]/[.G305]" office:value-type="float" office:value="8.50329908568197" calcext:value-type="float">
            <text:p>8.50329908568197</text:p>
          </table:table-cell>
          <table:table-cell table:formula="of:=[.H305]/[.B305]" office:value-type="float" office:value="0.0674865006800156" calcext:value-type="float">
            <text:p>0.067486500680016</text:p>
          </table:table-cell>
          <table:table-cell table:number-columns-repeated="23"/>
        </table:table-row>
        <table:table-row table:style-name="ro1" table:number-rows-repeated="7">
          <table:table-cell table:style-name="Default"/>
          <table:table-cell table:number-columns-repeated="31"/>
        </table:table-row>
        <table:table-row table:style-name="ro1">
          <table:table-cell table:style-name="Default"/>
          <table:table-cell office:value-type="string" calcext:value-type="string">
            <text:p>msl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 style:data-style-name="N2" text:time-value="15:40:36.557976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6:26:15.810307909</meta:creation-date>
    <dc:date>2018-10-13T19:50:00.888358802</dc:date>
    <meta:editing-duration>PT10H58M55S</meta:editing-duration>
    <meta:editing-cycles>8</meta:editing-cycles>
    <meta:generator>LibreOffice/6.0.3.2$Linux_X86_64 LibreOffice_project/00m0$Build-2</meta:generator>
    <meta:document-statistic meta:table-count="1" meta:cell-count="2453" meta:object-count="0"/>
  </office:meta>
</office:document-meta>
</file>